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ce2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EMF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" calcext:value-type="float">
            <text:p>12.490</text:p>
          </table:table-cell>
          <table:table-cell office:value-type="float" office:value="12.5" calcext:value-type="float">
            <text:p>12.500</text:p>
          </table:table-cell>
          <table:table-cell office:value-type="float" office:value="0.01027" calcext:value-type="float">
            <text:p>1.027E-02</text:p>
          </table:table-cell>
          <table:table-cell office:value-type="float" office:value="0.02177" calcext:value-type="float">
            <text:p>2.177E-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67" calcext:value-type="float">
            <text:p>2.167E-02</text:p>
          </table:table-cell>
          <table:table-cell office:value-type="float" office:value="0.00000000003676" calcext:value-type="float">
            <text:p>3.676E-11</text:p>
          </table:table-cell>
          <table:table-cell office:value-type="float" office:value="0.0000008595" calcext:value-type="float">
            <text:p>8.595E-07</text:p>
          </table:table-cell>
          <table:table-cell office:value-type="float" office:value="0.00000000003006" calcext:value-type="float">
            <text:p>3.006E-11</text:p>
          </table:table-cell>
          <table:table-cell office:value-type="float" office:value="0.000000866" calcext:value-type="float">
            <text:p>8.660E-07</text:p>
          </table:table-cell>
          <table:table-cell office:value-type="float" office:value="4.364E+046" calcext:value-type="float">
            <text:p>4.364E+46</text:p>
          </table:table-cell>
          <table:table-cell office:value-type="float" office:value="0.0000008595" calcext:value-type="float">
            <text:p>8.595E-07</text:p>
          </table:table-cell>
          <table:table-cell table:number-columns-repeated="2"/>
          <table:table-cell office:value-type="float" office:value="0.00003471" calcext:value-type="float">
            <text:p>3.471E-05</text:p>
          </table:table-cell>
          <table:table-cell office:value-type="float" office:value="0.00002479" calcext:value-type="float">
            <text:p>2.479E-05</text:p>
          </table:table-cell>
          <table:table-cell office:value-type="float" office:value="0.4717" calcext:value-type="float">
            <text:p>4.717E-01</text:p>
          </table:table-cell>
          <table:table-cell office:value-type="float" office:value="0.03774" calcext:value-type="float">
            <text:p>3.774E-02</text:p>
          </table:table-cell>
          <table:table-cell office:value-type="float" office:value="0.00004276" calcext:value-type="float">
            <text:p>4.276E-05</text:p>
          </table:table-cell>
          <table:table-cell office:value-type="float" office:value="0.2322" calcext:value-type="float">
            <text:p>2.322E-01</text:p>
          </table:table-cell>
          <table:table-cell office:value-type="float" office:value="0.5794" calcext:value-type="float">
            <text:p>5.794E-01</text:p>
          </table:table-cell>
          <table:table-cell office:value-type="float" office:value="5.077E+052" calcext:value-type="float">
            <text:p>5.077E+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52" calcext:value-type="float">
            <text:p>12.452</text:p>
          </table:table-cell>
          <table:table-cell office:value-type="float" office:value="12.49" calcext:value-type="float">
            <text:p>12.490</text:p>
          </table:table-cell>
          <table:table-cell office:value-type="float" office:value="0.03794" calcext:value-type="float">
            <text:p>3.794E-02</text:p>
          </table:table-cell>
          <table:table-cell office:value-type="float" office:value="0.08044" calcext:value-type="float">
            <text:p>8.044E-02</text:p>
          </table:table-cell>
          <table:table-cell office:value-type="float" office:value="0.059" calcext:value-type="float">
            <text:p>0.059</text:p>
          </table:table-cell>
          <table:table-cell office:value-type="float" office:value="0.1018" calcext:value-type="float">
            <text:p>1.018E-01</text:p>
          </table:table-cell>
          <table:table-cell office:value-type="float" office:value="0.000000004432" calcext:value-type="float">
            <text:p>4.432E-09</text:p>
          </table:table-cell>
          <table:table-cell office:value-type="float" office:value="0.0001036" calcext:value-type="float">
            <text:p>1.036E-04</text:p>
          </table:table-cell>
          <table:table-cell office:value-type="float" office:value="0.000000003623" calcext:value-type="float">
            <text:p>3.623E-09</text:p>
          </table:table-cell>
          <table:table-cell office:value-type="float" office:value="0.0001044" calcext:value-type="float">
            <text:p>1.044E-04</text:p>
          </table:table-cell>
          <table:table-cell office:value-type="float" office:value="5.262E+048" calcext:value-type="float">
            <text:p>5.262E+48</text:p>
          </table:table-cell>
          <table:table-cell office:value-type="float" office:value="0.0001036" calcext:value-type="float">
            <text:p>1.036E-0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51" calcext:value-type="float">
            <text:p>12.451</text:p>
          </table:table-cell>
          <table:table-cell office:value-type="float" office:value="12.452" calcext:value-type="float">
            <text:p>12.452</text:p>
          </table:table-cell>
          <table:table-cell office:value-type="float" office:value="0.0007507" calcext:value-type="float">
            <text:p>7.507E-04</text:p>
          </table:table-cell>
          <table:table-cell office:value-type="float" office:value="0.001591" calcext:value-type="float">
            <text:p>1.591E-03</text:p>
          </table:table-cell>
          <table:table-cell office:value-type="float" office:value="0.06" calcext:value-type="float">
            <text:p>0.060</text:p>
          </table:table-cell>
          <table:table-cell office:value-type="float" office:value="0.1034" calcext:value-type="float">
            <text:p>1.034E-01</text:p>
          </table:table-cell>
          <table:table-cell office:value-type="float" office:value="0.0000000002421" calcext:value-type="float">
            <text:p>2.421E-10</text:p>
          </table:table-cell>
          <table:table-cell office:value-type="float" office:value="0.000005662" calcext:value-type="float">
            <text:p>5.662E-06</text:p>
          </table:table-cell>
          <table:table-cell office:value-type="float" office:value="0.0000000001979" calcext:value-type="float">
            <text:p>1.979E-10</text:p>
          </table:table-cell>
          <table:table-cell office:value-type="float" office:value="0.000005702" calcext:value-type="float">
            <text:p>5.702E-06</text:p>
          </table:table-cell>
          <table:table-cell office:value-type="float" office:value="2.875E+047" calcext:value-type="float">
            <text:p>2.875E+47</text:p>
          </table:table-cell>
          <table:table-cell office:value-type="float" office:value="0.000005662" calcext:value-type="float">
            <text:p>5.662E-0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412" calcext:value-type="float">
            <text:p>12.412</text:p>
          </table:table-cell>
          <table:table-cell office:value-type="float" office:value="12.451" calcext:value-type="float">
            <text:p>12.451</text:p>
          </table:table-cell>
          <table:table-cell office:value-type="float" office:value="0.03854" calcext:value-type="float">
            <text:p>3.854E-02</text:p>
          </table:table-cell>
          <table:table-cell office:value-type="float" office:value="0.08172" calcext:value-type="float">
            <text:p>8.172E-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849" calcext:value-type="float">
            <text:p>1.849E-01</text:p>
          </table:table-cell>
          <table:table-cell office:value-type="float" office:value="0.00000003315" calcext:value-type="float">
            <text:p>3.315E-08</text:p>
          </table:table-cell>
          <table:table-cell office:value-type="float" office:value="0.0007752" calcext:value-type="float">
            <text:p>7.752E-04</text:p>
          </table:table-cell>
          <table:table-cell office:value-type="float" office:value="0.00000002708" calcext:value-type="float">
            <text:p>2.708E-08</text:p>
          </table:table-cell>
          <table:table-cell office:value-type="float" office:value="0.0007803" calcext:value-type="float">
            <text:p>7.803E-04</text:p>
          </table:table-cell>
          <table:table-cell office:value-type="float" office:value="3.936E+049" calcext:value-type="float">
            <text:p>3.936E+49</text:p>
          </table:table-cell>
          <table:table-cell office:value-type="float" office:value="0.0007752" calcext:value-type="float">
            <text:p>7.752E-0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409" calcext:value-type="float">
            <text:p>12.409</text:p>
          </table:table-cell>
          <table:table-cell office:value-type="float" office:value="12.412" calcext:value-type="float">
            <text:p>12.412</text:p>
          </table:table-cell>
          <table:table-cell office:value-type="float" office:value="0.003452" calcext:value-type="float">
            <text:p>3.452E-03</text:p>
          </table:table-cell>
          <table:table-cell office:value-type="float" office:value="0.007318" calcext:value-type="float">
            <text:p>7.318E-0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923" calcext:value-type="float">
            <text:p>1.923E-01</text:p>
          </table:table-cell>
          <table:table-cell office:value-type="float" office:value="0.000000005977" calcext:value-type="float">
            <text:p>5.977E-09</text:p>
          </table:table-cell>
          <table:table-cell office:value-type="float" office:value="0.0001398" calcext:value-type="float">
            <text:p>1.398E-04</text:p>
          </table:table-cell>
          <table:table-cell office:value-type="float" office:value="0.000000004881" calcext:value-type="float">
            <text:p>4.881E-09</text:p>
          </table:table-cell>
          <table:table-cell office:value-type="float" office:value="0.0001406" calcext:value-type="float">
            <text:p>1.406E-04</text:p>
          </table:table-cell>
          <table:table-cell office:value-type="float" office:value="7.096E+048" calcext:value-type="float">
            <text:p>7.096E+48</text:p>
          </table:table-cell>
          <table:table-cell office:value-type="float" office:value="0.0001398" calcext:value-type="float">
            <text:p>1.398E-0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385" calcext:value-type="float">
            <text:p>12.385</text:p>
          </table:table-cell>
          <table:table-cell office:value-type="float" office:value="12.409" calcext:value-type="float">
            <text:p>12.409</text:p>
          </table:table-cell>
          <table:table-cell office:value-type="float" office:value="0.02389" calcext:value-type="float">
            <text:p>2.389E-02</text:p>
          </table:table-cell>
          <table:table-cell office:value-type="float" office:value="0.05064" calcext:value-type="float">
            <text:p>5.064E-02</text:p>
          </table:table-cell>
          <table:table-cell office:value-type="float" office:value="0.141" calcext:value-type="float">
            <text:p>0.141</text:p>
          </table:table-cell>
          <table:table-cell office:value-type="float" office:value="0.2428" calcext:value-type="float">
            <text:p>2.428E-01</text:p>
          </table:table-cell>
          <table:table-cell office:value-type="float" office:value="0.00000006443" calcext:value-type="float">
            <text:p>6.443E-08</text:p>
          </table:table-cell>
          <table:table-cell office:value-type="float" office:value="0.001507" calcext:value-type="float">
            <text:p>1.507E-03</text:p>
          </table:table-cell>
          <table:table-cell office:value-type="float" office:value="0.0000000526" calcext:value-type="float">
            <text:p>5.260E-08</text:p>
          </table:table-cell>
          <table:table-cell office:value-type="float" office:value="0.001516" calcext:value-type="float">
            <text:p>1.516E-03</text:p>
          </table:table-cell>
          <table:table-cell office:value-type="float" office:value="7.649E+049" calcext:value-type="float">
            <text:p>7.649E+49</text:p>
          </table:table-cell>
          <table:table-cell office:value-type="float" office:value="0.001507" calcext:value-type="float">
            <text:p>1.507E-0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326" calcext:value-type="float">
            <text:p>12.326</text:p>
          </table:table-cell>
          <table:table-cell office:value-type="float" office:value="12.385" calcext:value-type="float">
            <text:p>12.385</text:p>
          </table:table-cell>
          <table:table-cell office:value-type="float" office:value="0.05945" calcext:value-type="float">
            <text:p>5.945E-02</text:p>
          </table:table-cell>
          <table:table-cell office:value-type="float" office:value="0.126" calcext:value-type="float">
            <text:p>1.260E-01</text:p>
          </table:table-cell>
          <table:table-cell office:value-type="float" office:value="0.214" calcext:value-type="float">
            <text:p>0.214</text:p>
          </table:table-cell>
          <table:table-cell office:value-type="float" office:value="0.3687" calcext:value-type="float">
            <text:p>3.687E-01</text:p>
          </table:table-cell>
          <table:table-cell office:value-type="float" office:value="0.0000004691" calcext:value-type="float">
            <text:p>4.691E-07</text:p>
          </table:table-cell>
          <table:table-cell office:value-type="float" office:value="0.01097" calcext:value-type="float">
            <text:p>1.097E-02</text:p>
          </table:table-cell>
          <table:table-cell office:value-type="float" office:value="0.0000003826" calcext:value-type="float">
            <text:p>3.826E-07</text:p>
          </table:table-cell>
          <table:table-cell office:value-type="float" office:value="0.01102" calcext:value-type="float">
            <text:p>1.102E-02</text:p>
          </table:table-cell>
          <table:table-cell office:value-type="float" office:value="5.569E+050" calcext:value-type="float">
            <text:p>5.569E+50</text:p>
          </table:table-cell>
          <table:table-cell office:value-type="float" office:value="0.01097" calcext:value-type="float">
            <text:p>1.097E-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7" calcext:value-type="float">
            <text:p>12.270</text:p>
          </table:table-cell>
          <table:table-cell office:value-type="float" office:value="12.325" calcext:value-type="float">
            <text:p>12.325</text:p>
          </table:table-cell>
          <table:table-cell office:value-type="float" office:value="0.05507" calcext:value-type="float">
            <text:p>5.507E-02</text:p>
          </table:table-cell>
          <table:table-cell office:value-type="float" office:value="0.1168" calcext:value-type="float">
            <text:p>1.168E-01</text:p>
          </table:table-cell>
          <table:table-cell office:value-type="float" office:value="0.281" calcext:value-type="float">
            <text:p>0.281</text:p>
          </table:table-cell>
          <table:table-cell office:value-type="float" office:value="0.4855" calcext:value-type="float">
            <text:p>4.855E-01</text:p>
          </table:table-cell>
          <table:table-cell office:value-type="float" office:value="0.000001224" calcext:value-type="float">
            <text:p>1.224E-06</text:p>
          </table:table-cell>
          <table:table-cell office:value-type="float" office:value="0.02862" calcext:value-type="float">
            <text:p>2.862E-02</text:p>
          </table:table-cell>
          <table:table-cell office:value-type="float" office:value="0.000000997" calcext:value-type="float">
            <text:p>9.970E-07</text:p>
          </table:table-cell>
          <table:table-cell office:value-type="float" office:value="0.02873" calcext:value-type="float">
            <text:p>2.873E-02</text:p>
          </table:table-cell>
          <table:table-cell office:value-type="float" office:value="1.453E+051" calcext:value-type="float">
            <text:p>1.453E+51</text:p>
          </table:table-cell>
          <table:table-cell office:value-type="float" office:value="0.02862" calcext:value-type="float">
            <text:p>2.862E-0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98" calcext:value-type="float">
            <text:p>12.198</text:p>
          </table:table-cell>
          <table:table-cell office:value-type="float" office:value="12.27" calcext:value-type="float">
            <text:p>12.270</text:p>
          </table:table-cell>
          <table:table-cell office:value-type="float" office:value="0.07236" calcext:value-type="float">
            <text:p>7.236E-02</text:p>
          </table:table-cell>
          <table:table-cell office:value-type="float" office:value="0.1534" calcext:value-type="float">
            <text:p>1.534E-01</text:p>
          </table:table-cell>
          <table:table-cell office:value-type="float" office:value="0.37" calcext:value-type="float">
            <text:p>0.370</text:p>
          </table:table-cell>
          <table:table-cell office:value-type="float" office:value="0.6392" calcext:value-type="float">
            <text:p>6.392E-01</text:p>
          </table:table-cell>
          <table:table-cell office:value-type="float" office:value="0.000003999" calcext:value-type="float">
            <text:p>3.999E-06</text:p>
          </table:table-cell>
          <table:table-cell office:value-type="float" office:value="0.09351" calcext:value-type="float">
            <text:p>9.351E-02</text:p>
          </table:table-cell>
          <table:table-cell office:value-type="float" office:value="0.000003254" calcext:value-type="float">
            <text:p>3.254E-06</text:p>
          </table:table-cell>
          <table:table-cell office:value-type="float" office:value="0.09375" calcext:value-type="float">
            <text:p>9.375E-02</text:p>
          </table:table-cell>
          <table:table-cell office:value-type="float" office:value="4.748E+051" calcext:value-type="float">
            <text:p>4.748E+51</text:p>
          </table:table-cell>
          <table:table-cell office:value-type="float" office:value="0.09351" calcext:value-type="float">
            <text:p>9.351E-0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03" calcext:value-type="float">
            <text:p>12.103</text:p>
          </table:table-cell>
          <table:table-cell office:value-type="float" office:value="12.198" calcext:value-type="float">
            <text:p>12.198</text:p>
          </table:table-cell>
          <table:table-cell office:value-type="float" office:value="0.09466" calcext:value-type="float">
            <text:p>9.466E-02</text:p>
          </table:table-cell>
          <table:table-cell office:value-type="float" office:value="0.2007" calcext:value-type="float">
            <text:p>2.007E-01</text:p>
          </table:table-cell>
          <table:table-cell office:value-type="float" office:value="0.487" calcext:value-type="float">
            <text:p>0.487</text:p>
          </table:table-cell>
          <table:table-cell office:value-type="float" office:value="0.8406" calcext:value-type="float">
            <text:p>8.406E-01</text:p>
          </table:table-cell>
          <table:table-cell office:value-type="float" office:value="0.00001303" calcext:value-type="float">
            <text:p>1.303E-05</text:p>
          </table:table-cell>
          <table:table-cell office:value-type="float" office:value="0.3047" calcext:value-type="float">
            <text:p>3.047E-01</text:p>
          </table:table-cell>
          <table:table-cell office:value-type="float" office:value="0.00001058" calcext:value-type="float">
            <text:p>1.058E-05</text:p>
          </table:table-cell>
          <table:table-cell office:value-type="float" office:value="0.305" calcext:value-type="float">
            <text:p>3.050E-01</text:p>
          </table:table-cell>
          <table:table-cell office:value-type="float" office:value="1.547E+052" calcext:value-type="float">
            <text:p>1.547E+52</text:p>
          </table:table-cell>
          <table:table-cell office:value-type="float" office:value="0.3047" calcext:value-type="float">
            <text:p>3.047E-0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087" calcext:value-type="float">
            <text:p>12.087</text:p>
          </table:table-cell>
          <table:table-cell office:value-type="float" office:value="12.103" calcext:value-type="float">
            <text:p>12.103</text:p>
          </table:table-cell>
          <table:table-cell office:value-type="float" office:value="0.01609" calcext:value-type="float">
            <text:p>1.609E-02</text:p>
          </table:table-cell>
          <table:table-cell office:value-type="float" office:value="0.03412" calcext:value-type="float">
            <text:p>3.412E-02</text:p>
          </table:table-cell>
          <table:table-cell office:value-type="float" office:value="0.507" calcext:value-type="float">
            <text:p>0.507</text:p>
          </table:table-cell>
          <table:table-cell office:value-type="float" office:value="0.8751" calcext:value-type="float">
            <text:p>8.751E-01</text:p>
          </table:table-cell>
          <table:table-cell office:value-type="float" office:value="0.000003576" calcext:value-type="float">
            <text:p>3.576E-06</text:p>
          </table:table-cell>
          <table:table-cell office:value-type="float" office:value="0.08363" calcext:value-type="float">
            <text:p>8.363E-02</text:p>
          </table:table-cell>
          <table:table-cell office:value-type="float" office:value="0.000002901" calcext:value-type="float">
            <text:p>2.901E-06</text:p>
          </table:table-cell>
          <table:table-cell office:value-type="float" office:value="0.0836" calcext:value-type="float">
            <text:p>8.360E-02</text:p>
          </table:table-cell>
          <table:table-cell office:value-type="float" office:value="4.246E+051" calcext:value-type="float">
            <text:p>4.246E+51</text:p>
          </table:table-cell>
          <table:table-cell office:value-type="float" office:value="0.08363" calcext:value-type="float">
            <text:p>8.363E-02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79" calcext:value-type="float">
            <text:p>12.079</text:p>
          </table:table-cell>
          <table:table-cell office:value-type="float" office:value="12.087" calcext:value-type="float">
            <text:p>12.087</text:p>
          </table:table-cell>
          <table:table-cell office:value-type="float" office:value="0.007692" calcext:value-type="float">
            <text:p>7.692E-03</text:p>
          </table:table-cell>
          <table:table-cell office:value-type="float" office:value="0.01631" calcext:value-type="float">
            <text:p>1.631E-02</text:p>
          </table:table-cell>
          <table:table-cell office:value-type="float" office:value="0.517" calcext:value-type="float">
            <text:p>0.517</text:p>
          </table:table-cell>
          <table:table-cell office:value-type="float" office:value="0.8917" calcext:value-type="float">
            <text:p>8.917E-01</text:p>
          </table:table-cell>
          <table:table-cell office:value-type="float" office:value="0.000002054" calcext:value-type="float">
            <text:p>2.054E-06</text:p>
          </table:table-cell>
          <table:table-cell office:value-type="float" office:value="0.04803" calcext:value-type="float">
            <text:p>4.803E-02</text:p>
          </table:table-cell>
          <table:table-cell office:value-type="float" office:value="0.000001666" calcext:value-type="float">
            <text:p>1.666E-06</text:p>
          </table:table-cell>
          <table:table-cell office:value-type="float" office:value="0.048" calcext:value-type="float">
            <text:p>4.800E-02</text:p>
          </table:table-cell>
          <table:table-cell office:value-type="float" office:value="2.438E+051" calcext:value-type="float">
            <text:p>2.438E+51</text:p>
          </table:table-cell>
          <table:table-cell office:value-type="float" office:value="0.04803" calcext:value-type="float">
            <text:p>4.803E-0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66" calcext:value-type="float">
            <text:p>12.066</text:p>
          </table:table-cell>
          <table:table-cell office:value-type="float" office:value="12.079" calcext:value-type="float">
            <text:p>12.079</text:p>
          </table:table-cell>
          <table:table-cell office:value-type="float" office:value="0.01328" calcext:value-type="float">
            <text:p>1.328E-02</text:p>
          </table:table-cell>
          <table:table-cell office:value-type="float" office:value="0.02816" calcext:value-type="float">
            <text:p>2.816E-02</text:p>
          </table:table-cell>
          <table:table-cell office:value-type="float" office:value="0.533" calcext:value-type="float">
            <text:p>0.533</text:p>
          </table:table-cell>
          <table:table-cell office:value-type="float" office:value="0.9203" calcext:value-type="float">
            <text:p>9.203E-01</text:p>
          </table:table-cell>
          <table:table-cell office:value-type="float" office:value="0.000003948" calcext:value-type="float">
            <text:p>3.948E-06</text:p>
          </table:table-cell>
          <table:table-cell office:value-type="float" office:value="0.09232" calcext:value-type="float">
            <text:p>9.232E-02</text:p>
          </table:table-cell>
          <table:table-cell office:value-type="float" office:value="0.000003201" calcext:value-type="float">
            <text:p>3.201E-06</text:p>
          </table:table-cell>
          <table:table-cell office:value-type="float" office:value="0.09224" calcext:value-type="float">
            <text:p>9.224E-02</text:p>
          </table:table-cell>
          <table:table-cell office:value-type="float" office:value="4.687E+051" calcext:value-type="float">
            <text:p>4.687E+51</text:p>
          </table:table-cell>
          <table:table-cell office:value-type="float" office:value="0.09232" calcext:value-type="float">
            <text:p>9.232E-02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55" calcext:value-type="float">
            <text:p>12.055</text:p>
          </table:table-cell>
          <table:table-cell office:value-type="float" office:value="12.066" calcext:value-type="float">
            <text:p>12.066</text:p>
          </table:table-cell>
          <table:table-cell office:value-type="float" office:value="0.01066" calcext:value-type="float">
            <text:p>1.066E-02</text:p>
          </table:table-cell>
          <table:table-cell office:value-type="float" office:value="0.0226" calcext:value-type="float">
            <text:p>2.260E-02</text:p>
          </table:table-cell>
          <table:table-cell office:value-type="float" office:value="0.547" calcext:value-type="float">
            <text:p>0.547</text:p>
          </table:table-cell>
          <table:table-cell office:value-type="float" office:value="0.9433" calcext:value-type="float">
            <text:p>9.433E-01</text:p>
          </table:table-cell>
          <table:table-cell office:value-type="float" office:value="0.000003558" calcext:value-type="float">
            <text:p>3.558E-06</text:p>
          </table:table-cell>
          <table:table-cell office:value-type="float" office:value="0.08321" calcext:value-type="float">
            <text:p>8.321E-02</text:p>
          </table:table-cell>
          <table:table-cell office:value-type="float" office:value="0.000002885" calcext:value-type="float">
            <text:p>2.885E-06</text:p>
          </table:table-cell>
          <table:table-cell office:value-type="float" office:value="0.08312" calcext:value-type="float">
            <text:p>8.312E-02</text:p>
          </table:table-cell>
          <table:table-cell office:value-type="float" office:value="4.225E+051" calcext:value-type="float">
            <text:p>4.225E+51</text:p>
          </table:table-cell>
          <table:table-cell office:value-type="float" office:value="0.08321" calcext:value-type="float">
            <text:p>8.321E-02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44" calcext:value-type="float">
            <text:p>12.044</text:p>
          </table:table-cell>
          <table:table-cell office:value-type="float" office:value="12.055" calcext:value-type="float">
            <text:p>12.055</text:p>
          </table:table-cell>
          <table:table-cell office:value-type="float" office:value="0.01122" calcext:value-type="float">
            <text:p>1.122E-02</text:p>
          </table:table-cell>
          <table:table-cell office:value-type="float" office:value="0.02378" calcext:value-type="float">
            <text:p>2.378E-02</text:p>
          </table:table-cell>
          <table:table-cell office:value-type="float" office:value="0.561" calcext:value-type="float">
            <text:p>0.561</text:p>
          </table:table-cell>
          <table:table-cell office:value-type="float" office:value="0.9674" calcext:value-type="float">
            <text:p>9.674E-01</text:p>
          </table:table-cell>
          <table:table-cell office:value-type="float" office:value="0.000004162" calcext:value-type="float">
            <text:p>4.162E-06</text:p>
          </table:table-cell>
          <table:table-cell office:value-type="float" office:value="0.09732" calcext:value-type="float">
            <text:p>9.732E-02</text:p>
          </table:table-cell>
          <table:table-cell office:value-type="float" office:value="0.000003373" calcext:value-type="float">
            <text:p>3.373E-06</text:p>
          </table:table-cell>
          <table:table-cell office:value-type="float" office:value="0.09719" calcext:value-type="float">
            <text:p>9.719E-02</text:p>
          </table:table-cell>
          <table:table-cell office:value-type="float" office:value="4.941E+051" calcext:value-type="float">
            <text:p>4.941E+51</text:p>
          </table:table-cell>
          <table:table-cell office:value-type="float" office:value="0.09732" calcext:value-type="float">
            <text:p>9.732E-0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034" calcext:value-type="float">
            <text:p>12.034</text:p>
          </table:table-cell>
          <table:table-cell office:value-type="float" office:value="12.043" calcext:value-type="float">
            <text:p>12.043</text:p>
          </table:table-cell>
          <table:table-cell office:value-type="float" office:value="0.009224" calcext:value-type="float">
            <text:p>9.224E-03</text:p>
          </table:table-cell>
          <table:table-cell office:value-type="float" office:value="0.01956" calcext:value-type="float">
            <text:p>1.956E-02</text:p>
          </table:table-cell>
          <table:table-cell office:value-type="float" office:value="0.572" calcext:value-type="float">
            <text:p>0.572</text:p>
          </table:table-cell>
          <table:table-cell office:value-type="float" office:value="0.9874" calcext:value-type="float">
            <text:p>9.874E-01</text:p>
          </table:table-cell>
          <table:table-cell office:value-type="float" office:value="0.000003775" calcext:value-type="float">
            <text:p>3.775E-06</text:p>
          </table:table-cell>
          <table:table-cell office:value-type="float" office:value="0.08827" calcext:value-type="float">
            <text:p>8.827E-02</text:p>
          </table:table-cell>
          <table:table-cell office:value-type="float" office:value="0.000003059" calcext:value-type="float">
            <text:p>3.059E-06</text:p>
          </table:table-cell>
          <table:table-cell office:value-type="float" office:value="0.08813" calcext:value-type="float">
            <text:p>8.813E-02</text:p>
          </table:table-cell>
          <table:table-cell office:value-type="float" office:value="4.481E+051" calcext:value-type="float">
            <text:p>4.481E+51</text:p>
          </table:table-cell>
          <table:table-cell office:value-type="float" office:value="0.08827" calcext:value-type="float">
            <text:p>8.827E-02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028" calcext:value-type="float">
            <text:p>12.028</text:p>
          </table:table-cell>
          <table:table-cell office:value-type="float" office:value="12.034" calcext:value-type="float">
            <text:p>12.034</text:p>
          </table:table-cell>
          <table:table-cell office:value-type="float" office:value="0.005794" calcext:value-type="float">
            <text:p>5.794E-03</text:p>
          </table:table-cell>
          <table:table-cell office:value-type="float" office:value="0.01228" calcext:value-type="float">
            <text:p>1.228E-02</text:p>
          </table:table-cell>
          <table:table-cell office:value-type="float" office:value="0.579" calcext:value-type="float">
            <text:p>0.579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2552" calcext:value-type="float">
            <text:p>2.552E-06</text:p>
          </table:table-cell>
          <table:table-cell office:value-type="float" office:value="0.05967" calcext:value-type="float">
            <text:p>5.967E-02</text:p>
          </table:table-cell>
          <table:table-cell office:value-type="float" office:value="0.000002067" calcext:value-type="float">
            <text:p>2.067E-06</text:p>
          </table:table-cell>
          <table:table-cell office:value-type="float" office:value="0.05957" calcext:value-type="float">
            <text:p>5.957E-02</text:p>
          </table:table-cell>
          <table:table-cell office:value-type="float" office:value="3.03E+051" calcext:value-type="float">
            <text:p>3.030E+51</text:p>
          </table:table-cell>
          <table:table-cell office:value-type="float" office:value="0.05967" calcext:value-type="float">
            <text:p>5.967E-02</text:p>
          </table:table-cell>
          <table:table-cell table:number-columns-repeated="10"/>
        </table:table-row>
        <table:table-row table:style-name="ro1" table:number-rows-repeated="1048557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FRDM2012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" calcext:value-type="float">
            <text:p>12.490</text:p>
          </table:table-cell>
          <table:table-cell office:value-type="float" office:value="12.5" calcext:value-type="float">
            <text:p>12.500</text:p>
          </table:table-cell>
          <table:table-cell office:value-type="float" office:value="0.01027" calcext:value-type="float">
            <text:p>1.027E-02</text:p>
          </table:table-cell>
          <table:table-cell office:value-type="float" office:value="0.02177" calcext:value-type="float">
            <text:p>2.177E-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67" calcext:value-type="float">
            <text:p>2.167E-02</text:p>
          </table:table-cell>
          <table:table-cell office:value-type="float" office:value="0.00000000003676" calcext:value-type="float">
            <text:p>3.676E-11</text:p>
          </table:table-cell>
          <table:table-cell office:value-type="float" office:value="0.0000007895" calcext:value-type="float">
            <text:p>7.895E-07</text:p>
          </table:table-cell>
          <table:table-cell office:value-type="float" office:value="0.00000000003006" calcext:value-type="float">
            <text:p>3.006E-11</text:p>
          </table:table-cell>
          <table:table-cell office:value-type="float" office:value="0.0000007956" calcext:value-type="float">
            <text:p>7.956E-07</text:p>
          </table:table-cell>
          <table:table-cell office:value-type="float" office:value="4.364E+046" calcext:value-type="float">
            <text:p>4.364E+46</text:p>
          </table:table-cell>
          <table:table-cell office:value-type="float" office:value="0.0000007895" calcext:value-type="float">
            <text:p>7.895E-07</text:p>
          </table:table-cell>
          <table:table-cell table:number-columns-repeated="2"/>
          <table:table-cell office:value-type="float" office:value="0.00003778" calcext:value-type="float">
            <text:p>3.778E-05</text:p>
          </table:table-cell>
          <table:table-cell office:value-type="float" office:value="0.00002699" calcext:value-type="float">
            <text:p>2.699E-05</text:p>
          </table:table-cell>
          <table:table-cell office:value-type="float" office:value="0.4717" calcext:value-type="float">
            <text:p>4.717E-01</text:p>
          </table:table-cell>
          <table:table-cell office:value-type="float" office:value="0.03774" calcext:value-type="float">
            <text:p>3.774E-02</text:p>
          </table:table-cell>
          <table:table-cell office:value-type="float" office:value="0.00004655" calcext:value-type="float">
            <text:p>4.655E-05</text:p>
          </table:table-cell>
          <table:table-cell office:value-type="float" office:value="0.2322" calcext:value-type="float">
            <text:p>2.322E-01</text:p>
          </table:table-cell>
          <table:table-cell office:value-type="float" office:value="0.5794" calcext:value-type="float">
            <text:p>5.794E-01</text:p>
          </table:table-cell>
          <table:table-cell office:value-type="float" office:value="5.527E+052" calcext:value-type="float">
            <text:p>5.527E+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52" calcext:value-type="float">
            <text:p>12.452</text:p>
          </table:table-cell>
          <table:table-cell office:value-type="float" office:value="12.49" calcext:value-type="float">
            <text:p>12.490</text:p>
          </table:table-cell>
          <table:table-cell office:value-type="float" office:value="0.03794" calcext:value-type="float">
            <text:p>3.794E-02</text:p>
          </table:table-cell>
          <table:table-cell office:value-type="float" office:value="0.08043" calcext:value-type="float">
            <text:p>8.043E-02</text:p>
          </table:table-cell>
          <table:table-cell office:value-type="float" office:value="0.059" calcext:value-type="float">
            <text:p>0.059</text:p>
          </table:table-cell>
          <table:table-cell office:value-type="float" office:value="0.1018" calcext:value-type="float">
            <text:p>1.018E-01</text:p>
          </table:table-cell>
          <table:table-cell office:value-type="float" office:value="0.000000004432" calcext:value-type="float">
            <text:p>4.432E-09</text:p>
          </table:table-cell>
          <table:table-cell office:value-type="float" office:value="0.0000952" calcext:value-type="float">
            <text:p>9.520E-05</text:p>
          </table:table-cell>
          <table:table-cell office:value-type="float" office:value="0.000000003623" calcext:value-type="float">
            <text:p>3.623E-09</text:p>
          </table:table-cell>
          <table:table-cell office:value-type="float" office:value="0.0000959" calcext:value-type="float">
            <text:p>9.590E-05</text:p>
          </table:table-cell>
          <table:table-cell office:value-type="float" office:value="5.262E+048" calcext:value-type="float">
            <text:p>5.262E+48</text:p>
          </table:table-cell>
          <table:table-cell office:value-type="float" office:value="0.0000952" calcext:value-type="float">
            <text:p>9.520E-0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51" calcext:value-type="float">
            <text:p>12.451</text:p>
          </table:table-cell>
          <table:table-cell office:value-type="float" office:value="12.452" calcext:value-type="float">
            <text:p>12.452</text:p>
          </table:table-cell>
          <table:table-cell office:value-type="float" office:value="0.0007507" calcext:value-type="float">
            <text:p>7.507E-04</text:p>
          </table:table-cell>
          <table:table-cell office:value-type="float" office:value="0.001591" calcext:value-type="float">
            <text:p>1.591E-03</text:p>
          </table:table-cell>
          <table:table-cell office:value-type="float" office:value="0.06" calcext:value-type="float">
            <text:p>0.060</text:p>
          </table:table-cell>
          <table:table-cell office:value-type="float" office:value="0.1034" calcext:value-type="float">
            <text:p>1.034E-01</text:p>
          </table:table-cell>
          <table:table-cell office:value-type="float" office:value="0.0000000002421" calcext:value-type="float">
            <text:p>2.421E-10</text:p>
          </table:table-cell>
          <table:table-cell office:value-type="float" office:value="0.000005201" calcext:value-type="float">
            <text:p>5.201E-06</text:p>
          </table:table-cell>
          <table:table-cell office:value-type="float" office:value="0.0000000001979" calcext:value-type="float">
            <text:p>1.979E-10</text:p>
          </table:table-cell>
          <table:table-cell office:value-type="float" office:value="0.000005238" calcext:value-type="float">
            <text:p>5.238E-06</text:p>
          </table:table-cell>
          <table:table-cell office:value-type="float" office:value="2.875E+047" calcext:value-type="float">
            <text:p>2.875E+47</text:p>
          </table:table-cell>
          <table:table-cell office:value-type="float" office:value="0.000005201" calcext:value-type="float">
            <text:p>5.201E-0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412" calcext:value-type="float">
            <text:p>12.412</text:p>
          </table:table-cell>
          <table:table-cell office:value-type="float" office:value="12.451" calcext:value-type="float">
            <text:p>12.451</text:p>
          </table:table-cell>
          <table:table-cell office:value-type="float" office:value="0.03854" calcext:value-type="float">
            <text:p>3.854E-02</text:p>
          </table:table-cell>
          <table:table-cell office:value-type="float" office:value="0.08171" calcext:value-type="float">
            <text:p>8.171E-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849" calcext:value-type="float">
            <text:p>1.849E-01</text:p>
          </table:table-cell>
          <table:table-cell office:value-type="float" office:value="0.00000003315" calcext:value-type="float">
            <text:p>3.315E-08</text:p>
          </table:table-cell>
          <table:table-cell office:value-type="float" office:value="0.0007121" calcext:value-type="float">
            <text:p>7.121E-04</text:p>
          </table:table-cell>
          <table:table-cell office:value-type="float" office:value="0.00000002708" calcext:value-type="float">
            <text:p>2.708E-08</text:p>
          </table:table-cell>
          <table:table-cell office:value-type="float" office:value="0.0007168" calcext:value-type="float">
            <text:p>7.168E-04</text:p>
          </table:table-cell>
          <table:table-cell office:value-type="float" office:value="3.936E+049" calcext:value-type="float">
            <text:p>3.936E+49</text:p>
          </table:table-cell>
          <table:table-cell office:value-type="float" office:value="0.0007121" calcext:value-type="float">
            <text:p>7.121E-0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409" calcext:value-type="float">
            <text:p>12.409</text:p>
          </table:table-cell>
          <table:table-cell office:value-type="float" office:value="12.412" calcext:value-type="float">
            <text:p>12.412</text:p>
          </table:table-cell>
          <table:table-cell office:value-type="float" office:value="0.003452" calcext:value-type="float">
            <text:p>3.452E-03</text:p>
          </table:table-cell>
          <table:table-cell office:value-type="float" office:value="0.007318" calcext:value-type="float">
            <text:p>7.318E-0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923" calcext:value-type="float">
            <text:p>1.923E-01</text:p>
          </table:table-cell>
          <table:table-cell office:value-type="float" office:value="0.000000005977" calcext:value-type="float">
            <text:p>5.977E-09</text:p>
          </table:table-cell>
          <table:table-cell office:value-type="float" office:value="0.0001284" calcext:value-type="float">
            <text:p>1.284E-04</text:p>
          </table:table-cell>
          <table:table-cell office:value-type="float" office:value="0.000000004881" calcext:value-type="float">
            <text:p>4.881E-09</text:p>
          </table:table-cell>
          <table:table-cell office:value-type="float" office:value="0.0001292" calcext:value-type="float">
            <text:p>1.292E-04</text:p>
          </table:table-cell>
          <table:table-cell office:value-type="float" office:value="7.096E+048" calcext:value-type="float">
            <text:p>7.096E+48</text:p>
          </table:table-cell>
          <table:table-cell office:value-type="float" office:value="0.0001284" calcext:value-type="float">
            <text:p>1.284E-0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385" calcext:value-type="float">
            <text:p>12.385</text:p>
          </table:table-cell>
          <table:table-cell office:value-type="float" office:value="12.409" calcext:value-type="float">
            <text:p>12.409</text:p>
          </table:table-cell>
          <table:table-cell office:value-type="float" office:value="0.02389" calcext:value-type="float">
            <text:p>2.389E-02</text:p>
          </table:table-cell>
          <table:table-cell office:value-type="float" office:value="0.05064" calcext:value-type="float">
            <text:p>5.064E-02</text:p>
          </table:table-cell>
          <table:table-cell office:value-type="float" office:value="0.141" calcext:value-type="float">
            <text:p>0.141</text:p>
          </table:table-cell>
          <table:table-cell office:value-type="float" office:value="0.2428" calcext:value-type="float">
            <text:p>2.428E-01</text:p>
          </table:table-cell>
          <table:table-cell office:value-type="float" office:value="0.00000006443" calcext:value-type="float">
            <text:p>6.443E-08</text:p>
          </table:table-cell>
          <table:table-cell office:value-type="float" office:value="0.001384" calcext:value-type="float">
            <text:p>1.384E-03</text:p>
          </table:table-cell>
          <table:table-cell office:value-type="float" office:value="0.0000000526" calcext:value-type="float">
            <text:p>5.260E-08</text:p>
          </table:table-cell>
          <table:table-cell office:value-type="float" office:value="0.001392" calcext:value-type="float">
            <text:p>1.392E-03</text:p>
          </table:table-cell>
          <table:table-cell office:value-type="float" office:value="7.649E+049" calcext:value-type="float">
            <text:p>7.649E+49</text:p>
          </table:table-cell>
          <table:table-cell office:value-type="float" office:value="0.001384" calcext:value-type="float">
            <text:p>1.384E-0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326" calcext:value-type="float">
            <text:p>12.326</text:p>
          </table:table-cell>
          <table:table-cell office:value-type="float" office:value="12.385" calcext:value-type="float">
            <text:p>12.385</text:p>
          </table:table-cell>
          <table:table-cell office:value-type="float" office:value="0.05945" calcext:value-type="float">
            <text:p>5.945E-02</text:p>
          </table:table-cell>
          <table:table-cell office:value-type="float" office:value="0.126" calcext:value-type="float">
            <text:p>1.260E-01</text:p>
          </table:table-cell>
          <table:table-cell office:value-type="float" office:value="0.214" calcext:value-type="float">
            <text:p>0.214</text:p>
          </table:table-cell>
          <table:table-cell office:value-type="float" office:value="0.3687" calcext:value-type="float">
            <text:p>3.687E-01</text:p>
          </table:table-cell>
          <table:table-cell office:value-type="float" office:value="0.0000004691" calcext:value-type="float">
            <text:p>4.691E-07</text:p>
          </table:table-cell>
          <table:table-cell office:value-type="float" office:value="0.01008" calcext:value-type="float">
            <text:p>1.008E-02</text:p>
          </table:table-cell>
          <table:table-cell office:value-type="float" office:value="0.0000003826" calcext:value-type="float">
            <text:p>3.826E-07</text:p>
          </table:table-cell>
          <table:table-cell office:value-type="float" office:value="0.01013" calcext:value-type="float">
            <text:p>1.013E-02</text:p>
          </table:table-cell>
          <table:table-cell office:value-type="float" office:value="5.569E+050" calcext:value-type="float">
            <text:p>5.569E+50</text:p>
          </table:table-cell>
          <table:table-cell office:value-type="float" office:value="0.01008" calcext:value-type="float">
            <text:p>1.008E-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7" calcext:value-type="float">
            <text:p>12.270</text:p>
          </table:table-cell>
          <table:table-cell office:value-type="float" office:value="12.325" calcext:value-type="float">
            <text:p>12.325</text:p>
          </table:table-cell>
          <table:table-cell office:value-type="float" office:value="0.05507" calcext:value-type="float">
            <text:p>5.507E-02</text:p>
          </table:table-cell>
          <table:table-cell office:value-type="float" office:value="0.1168" calcext:value-type="float">
            <text:p>1.168E-01</text:p>
          </table:table-cell>
          <table:table-cell office:value-type="float" office:value="0.281" calcext:value-type="float">
            <text:p>0.281</text:p>
          </table:table-cell>
          <table:table-cell office:value-type="float" office:value="0.4855" calcext:value-type="float">
            <text:p>4.855E-01</text:p>
          </table:table-cell>
          <table:table-cell office:value-type="float" office:value="0.000001224" calcext:value-type="float">
            <text:p>1.224E-06</text:p>
          </table:table-cell>
          <table:table-cell office:value-type="float" office:value="0.02629" calcext:value-type="float">
            <text:p>2.629E-02</text:p>
          </table:table-cell>
          <table:table-cell office:value-type="float" office:value="0.000000997" calcext:value-type="float">
            <text:p>9.970E-07</text:p>
          </table:table-cell>
          <table:table-cell office:value-type="float" office:value="0.02639" calcext:value-type="float">
            <text:p>2.639E-02</text:p>
          </table:table-cell>
          <table:table-cell office:value-type="float" office:value="1.453E+051" calcext:value-type="float">
            <text:p>1.453E+51</text:p>
          </table:table-cell>
          <table:table-cell office:value-type="float" office:value="0.02629" calcext:value-type="float">
            <text:p>2.629E-0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23" calcext:value-type="float">
            <text:p>12.230</text:p>
          </table:table-cell>
          <table:table-cell office:value-type="float" office:value="12.27" calcext:value-type="float">
            <text:p>12.270</text:p>
          </table:table-cell>
          <table:table-cell office:value-type="float" office:value="0.04047" calcext:value-type="float">
            <text:p>4.047E-02</text:p>
          </table:table-cell>
          <table:table-cell office:value-type="float" office:value="0.0858" calcext:value-type="float">
            <text:p>8.580E-02</text:p>
          </table:table-cell>
          <table:table-cell office:value-type="float" office:value="0.331" calcext:value-type="float">
            <text:p>0.331</text:p>
          </table:table-cell>
          <table:table-cell office:value-type="float" office:value="0.5715" calcext:value-type="float">
            <text:p>5.715E-01</text:p>
          </table:table-cell>
          <table:table-cell office:value-type="float" office:value="0.000001808" calcext:value-type="float">
            <text:p>1.808E-06</text:p>
          </table:table-cell>
          <table:table-cell office:value-type="float" office:value="0.03883" calcext:value-type="float">
            <text:p>3.883E-02</text:p>
          </table:table-cell>
          <table:table-cell office:value-type="float" office:value="0.000001471" calcext:value-type="float">
            <text:p>1.471E-06</text:p>
          </table:table-cell>
          <table:table-cell office:value-type="float" office:value="0.03894" calcext:value-type="float">
            <text:p>3.894E-02</text:p>
          </table:table-cell>
          <table:table-cell office:value-type="float" office:value="2.146E+051" calcext:value-type="float">
            <text:p>2.146E+51</text:p>
          </table:table-cell>
          <table:table-cell office:value-type="float" office:value="0.03883" calcext:value-type="float">
            <text:p>3.883E-0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53" calcext:value-type="float">
            <text:p>12.153</text:p>
          </table:table-cell>
          <table:table-cell office:value-type="float" office:value="12.23" calcext:value-type="float">
            <text:p>12.230</text:p>
          </table:table-cell>
          <table:table-cell office:value-type="float" office:value="0.07654" calcext:value-type="float">
            <text:p>7.654E-02</text:p>
          </table:table-cell>
          <table:table-cell office:value-type="float" office:value="0.1623" calcext:value-type="float">
            <text:p>1.623E-01</text:p>
          </table:table-cell>
          <table:table-cell office:value-type="float" office:value="0.425" calcext:value-type="float">
            <text:p>0.425</text:p>
          </table:table-cell>
          <table:table-cell office:value-type="float" office:value="0.7342" calcext:value-type="float">
            <text:p>7.342E-01</text:p>
          </table:table-cell>
          <table:table-cell office:value-type="float" office:value="0.000007222" calcext:value-type="float">
            <text:p>7.222E-06</text:p>
          </table:table-cell>
          <table:table-cell office:value-type="float" office:value="0.1551" calcext:value-type="float">
            <text:p>1.551E-01</text:p>
          </table:table-cell>
          <table:table-cell office:value-type="float" office:value="0.00000587" calcext:value-type="float">
            <text:p>5.870E-06</text:p>
          </table:table-cell>
          <table:table-cell office:value-type="float" office:value="0.1554" calcext:value-type="float">
            <text:p>1.554E-01</text:p>
          </table:table-cell>
          <table:table-cell office:value-type="float" office:value="8.574E+051" calcext:value-type="float">
            <text:p>8.574E+51</text:p>
          </table:table-cell>
          <table:table-cell office:value-type="float" office:value="0.1551" calcext:value-type="float">
            <text:p>1.551E-0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49" calcext:value-type="float">
            <text:p>12.149</text:p>
          </table:table-cell>
          <table:table-cell office:value-type="float" office:value="12.153" calcext:value-type="float">
            <text:p>12.153</text:p>
          </table:table-cell>
          <table:table-cell office:value-type="float" office:value="0.004434" calcext:value-type="float">
            <text:p>4.434E-03</text:p>
          </table:table-cell>
          <table:table-cell office:value-type="float" office:value="0.0094" calcext:value-type="float">
            <text:p>9.400E-03</text:p>
          </table:table-cell>
          <table:table-cell office:value-type="float" office:value="0.431" calcext:value-type="float">
            <text:p>0.431</text:p>
          </table:table-cell>
          <table:table-cell office:value-type="float" office:value="0.7439" calcext:value-type="float">
            <text:p>7.439E-01</text:p>
          </table:table-cell>
          <table:table-cell office:value-type="float" office:value="0.0000006434" calcext:value-type="float">
            <text:p>6.434E-07</text:p>
          </table:table-cell>
          <table:table-cell office:value-type="float" office:value="0.01382" calcext:value-type="float">
            <text:p>1.382E-02</text:p>
          </table:table-cell>
          <table:table-cell office:value-type="float" office:value="0.0000005226" calcext:value-type="float">
            <text:p>5.226E-07</text:p>
          </table:table-cell>
          <table:table-cell office:value-type="float" office:value="0.01383" calcext:value-type="float">
            <text:p>1.383E-02</text:p>
          </table:table-cell>
          <table:table-cell office:value-type="float" office:value="7.639E+050" calcext:value-type="float">
            <text:p>7.639E+50</text:p>
          </table:table-cell>
          <table:table-cell office:value-type="float" office:value="0.01382" calcext:value-type="float">
            <text:p>1.382E-02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114" calcext:value-type="float">
            <text:p>12.114</text:p>
          </table:table-cell>
          <table:table-cell office:value-type="float" office:value="12.149" calcext:value-type="float">
            <text:p>12.149</text:p>
          </table:table-cell>
          <table:table-cell office:value-type="float" office:value="0.03464" calcext:value-type="float">
            <text:p>3.464E-02</text:p>
          </table:table-cell>
          <table:table-cell office:value-type="float" office:value="0.07343" calcext:value-type="float">
            <text:p>7.343E-02</text:p>
          </table:table-cell>
          <table:table-cell office:value-type="float" office:value="0.474" calcext:value-type="float">
            <text:p>0.474</text:p>
          </table:table-cell>
          <table:table-cell office:value-type="float" office:value="0.8177" calcext:value-type="float">
            <text:p>8.177E-01</text:p>
          </table:table-cell>
          <table:table-cell office:value-type="float" office:value="0.000006292" calcext:value-type="float">
            <text:p>6.292E-06</text:p>
          </table:table-cell>
          <table:table-cell office:value-type="float" office:value="0.1351" calcext:value-type="float">
            <text:p>1.351E-01</text:p>
          </table:table-cell>
          <table:table-cell office:value-type="float" office:value="0.000005108" calcext:value-type="float">
            <text:p>5.108E-06</text:p>
          </table:table-cell>
          <table:table-cell office:value-type="float" office:value="0.1352" calcext:value-type="float">
            <text:p>1.352E-01</text:p>
          </table:table-cell>
          <table:table-cell office:value-type="float" office:value="7.47E+051" calcext:value-type="float">
            <text:p>7.470E+51</text:p>
          </table:table-cell>
          <table:table-cell office:value-type="float" office:value="0.1351" calcext:value-type="float">
            <text:p>1.351E-0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78" calcext:value-type="float">
            <text:p>12.078</text:p>
          </table:table-cell>
          <table:table-cell office:value-type="float" office:value="12.114" calcext:value-type="float">
            <text:p>12.114</text:p>
          </table:table-cell>
          <table:table-cell office:value-type="float" office:value="0.0357" calcext:value-type="float">
            <text:p>3.570E-02</text:p>
          </table:table-cell>
          <table:table-cell office:value-type="float" office:value="0.07568" calcext:value-type="float">
            <text:p>7.568E-02</text:p>
          </table:table-cell>
          <table:table-cell office:value-type="float" office:value="0.518" calcext:value-type="float">
            <text:p>0.518</text:p>
          </table:table-cell>
          <table:table-cell office:value-type="float" office:value="0.8939" calcext:value-type="float">
            <text:p>8.939E-01</text:p>
          </table:table-cell>
          <table:table-cell office:value-type="float" office:value="0.000009251" calcext:value-type="float">
            <text:p>9.251E-06</text:p>
          </table:table-cell>
          <table:table-cell office:value-type="float" office:value="0.1987" calcext:value-type="float">
            <text:p>1.987E-01</text:p>
          </table:table-cell>
          <table:table-cell office:value-type="float" office:value="0.000007505" calcext:value-type="float">
            <text:p>7.505E-06</text:p>
          </table:table-cell>
          <table:table-cell office:value-type="float" office:value="0.1986" calcext:value-type="float">
            <text:p>1.986E-01</text:p>
          </table:table-cell>
          <table:table-cell office:value-type="float" office:value="1.098E+052" calcext:value-type="float">
            <text:p>1.098E+52</text:p>
          </table:table-cell>
          <table:table-cell office:value-type="float" office:value="0.1987" calcext:value-type="float">
            <text:p>1.987E-0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41" calcext:value-type="float">
            <text:p>12.041</text:p>
          </table:table-cell>
          <table:table-cell office:value-type="float" office:value="12.078" calcext:value-type="float">
            <text:p>12.078</text:p>
          </table:table-cell>
          <table:table-cell office:value-type="float" office:value="0.03717" calcext:value-type="float">
            <text:p>3.717E-02</text:p>
          </table:table-cell>
          <table:table-cell office:value-type="float" office:value="0.07879" calcext:value-type="float">
            <text:p>7.879E-02</text:p>
          </table:table-cell>
          <table:table-cell office:value-type="float" office:value="0.564" calcext:value-type="float">
            <text:p>0.564</text:p>
          </table:table-cell>
          <table:table-cell office:value-type="float" office:value="0.9733" calcext:value-type="float">
            <text:p>9.733E-01</text:p>
          </table:table-cell>
          <table:table-cell office:value-type="float" office:value="0.00001363" calcext:value-type="float">
            <text:p>1.363E-05</text:p>
          </table:table-cell>
          <table:table-cell office:value-type="float" office:value="0.2927" calcext:value-type="float">
            <text:p>2.927E-01</text:p>
          </table:table-cell>
          <table:table-cell office:value-type="float" office:value="0.00001105" calcext:value-type="float">
            <text:p>1.105E-05</text:p>
          </table:table-cell>
          <table:table-cell office:value-type="float" office:value="0.2924" calcext:value-type="float">
            <text:p>2.924E-01</text:p>
          </table:table-cell>
          <table:table-cell office:value-type="float" office:value="1.618E+052" calcext:value-type="float">
            <text:p>1.618E+52</text:p>
          </table:table-cell>
          <table:table-cell office:value-type="float" office:value="0.2927" calcext:value-type="float">
            <text:p>2.927E-01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28" calcext:value-type="float">
            <text:p>12.028</text:p>
          </table:table-cell>
          <table:table-cell office:value-type="float" office:value="12.041" calcext:value-type="float">
            <text:p>12.041</text:p>
          </table:table-cell>
          <table:table-cell office:value-type="float" office:value="0.01238" calcext:value-type="float">
            <text:p>1.238E-02</text:p>
          </table:table-cell>
          <table:table-cell office:value-type="float" office:value="0.02624" calcext:value-type="float">
            <text:p>2.624E-02</text:p>
          </table:table-cell>
          <table:table-cell office:value-type="float" office:value="0.579" calcext:value-type="float">
            <text:p>0.579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5745" calcext:value-type="float">
            <text:p>5.745E-06</text:p>
          </table:table-cell>
          <table:table-cell office:value-type="float" office:value="0.1234" calcext:value-type="float">
            <text:p>1.234E-01</text:p>
          </table:table-cell>
          <table:table-cell office:value-type="float" office:value="0.000004655" calcext:value-type="float">
            <text:p>4.655E-06</text:p>
          </table:table-cell>
          <table:table-cell office:value-type="float" office:value="0.1232" calcext:value-type="float">
            <text:p>1.232E-01</text:p>
          </table:table-cell>
          <table:table-cell office:value-type="float" office:value="6.82E+051" calcext:value-type="float">
            <text:p>6.820E+51</text:p>
          </table:table-cell>
          <table:table-cell office:value-type="float" office:value="0.1234" calcext:value-type="float">
            <text:p>1.234E-01</text:p>
          </table:table-cell>
          <table:table-cell table:number-columns-repeated="10"/>
        </table:table-row>
        <table:table-row table:style-name="ro1" table:number-rows-repeated="104855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WS4RBF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" calcext:value-type="float">
            <text:p>12.490</text:p>
          </table:table-cell>
          <table:table-cell office:value-type="float" office:value="12.5" calcext:value-type="float">
            <text:p>12.500</text:p>
          </table:table-cell>
          <table:table-cell office:value-type="float" office:value="0.01027" calcext:value-type="float">
            <text:p>1.027E-02</text:p>
          </table:table-cell>
          <table:table-cell office:value-type="float" office:value="0.02177" calcext:value-type="float">
            <text:p>2.177E-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67" calcext:value-type="float">
            <text:p>2.167E-02</text:p>
          </table:table-cell>
          <table:table-cell office:value-type="float" office:value="0.00000000003676" calcext:value-type="float">
            <text:p>3.676E-11</text:p>
          </table:table-cell>
          <table:table-cell office:value-type="float" office:value="0.0000008238" calcext:value-type="float">
            <text:p>8.238E-07</text:p>
          </table:table-cell>
          <table:table-cell office:value-type="float" office:value="0.00000000003006" calcext:value-type="float">
            <text:p>3.006E-11</text:p>
          </table:table-cell>
          <table:table-cell office:value-type="float" office:value="0.0000008299" calcext:value-type="float">
            <text:p>8.299E-07</text:p>
          </table:table-cell>
          <table:table-cell office:value-type="float" office:value="4.364E+046" calcext:value-type="float">
            <text:p>4.364E+46</text:p>
          </table:table-cell>
          <table:table-cell office:value-type="float" office:value="0.0000008238" calcext:value-type="float">
            <text:p>8.238E-07</text:p>
          </table:table-cell>
          <table:table-cell table:number-columns-repeated="2"/>
          <table:table-cell office:value-type="float" office:value="0.00003622" calcext:value-type="float">
            <text:p>3.622E-05</text:p>
          </table:table-cell>
          <table:table-cell office:value-type="float" office:value="0.00002587" calcext:value-type="float">
            <text:p>2.587E-05</text:p>
          </table:table-cell>
          <table:table-cell office:value-type="float" office:value="0.4717" calcext:value-type="float">
            <text:p>4.717E-01</text:p>
          </table:table-cell>
          <table:table-cell office:value-type="float" office:value="0.03773" calcext:value-type="float">
            <text:p>3.773E-02</text:p>
          </table:table-cell>
          <table:table-cell office:value-type="float" office:value="0.00004462" calcext:value-type="float">
            <text:p>4.462E-05</text:p>
          </table:table-cell>
          <table:table-cell office:value-type="float" office:value="0.232" calcext:value-type="float">
            <text:p>2.320E-01</text:p>
          </table:table-cell>
          <table:table-cell office:value-type="float" office:value="0.5794" calcext:value-type="float">
            <text:p>5.794E-01</text:p>
          </table:table-cell>
          <table:table-cell office:value-type="float" office:value="5.297E+052" calcext:value-type="float">
            <text:p>5.297E+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52" calcext:value-type="float">
            <text:p>12.452</text:p>
          </table:table-cell>
          <table:table-cell office:value-type="float" office:value="12.49" calcext:value-type="float">
            <text:p>12.490</text:p>
          </table:table-cell>
          <table:table-cell office:value-type="float" office:value="0.03794" calcext:value-type="float">
            <text:p>3.794E-02</text:p>
          </table:table-cell>
          <table:table-cell office:value-type="float" office:value="0.08044" calcext:value-type="float">
            <text:p>8.044E-02</text:p>
          </table:table-cell>
          <table:table-cell office:value-type="float" office:value="0.059" calcext:value-type="float">
            <text:p>0.059</text:p>
          </table:table-cell>
          <table:table-cell office:value-type="float" office:value="0.1018" calcext:value-type="float">
            <text:p>1.018E-01</text:p>
          </table:table-cell>
          <table:table-cell office:value-type="float" office:value="0.000000004432" calcext:value-type="float">
            <text:p>4.432E-09</text:p>
          </table:table-cell>
          <table:table-cell office:value-type="float" office:value="0.00009933" calcext:value-type="float">
            <text:p>9.933E-05</text:p>
          </table:table-cell>
          <table:table-cell office:value-type="float" office:value="0.000000003623" calcext:value-type="float">
            <text:p>3.623E-09</text:p>
          </table:table-cell>
          <table:table-cell office:value-type="float" office:value="0.0001" calcext:value-type="float">
            <text:p>1.000E-04</text:p>
          </table:table-cell>
          <table:table-cell office:value-type="float" office:value="5.262E+048" calcext:value-type="float">
            <text:p>5.262E+48</text:p>
          </table:table-cell>
          <table:table-cell office:value-type="float" office:value="0.00009933" calcext:value-type="float">
            <text:p>9.933E-0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51" calcext:value-type="float">
            <text:p>12.451</text:p>
          </table:table-cell>
          <table:table-cell office:value-type="float" office:value="12.452" calcext:value-type="float">
            <text:p>12.452</text:p>
          </table:table-cell>
          <table:table-cell office:value-type="float" office:value="0.0007507" calcext:value-type="float">
            <text:p>7.507E-04</text:p>
          </table:table-cell>
          <table:table-cell office:value-type="float" office:value="0.001591" calcext:value-type="float">
            <text:p>1.591E-03</text:p>
          </table:table-cell>
          <table:table-cell office:value-type="float" office:value="0.06" calcext:value-type="float">
            <text:p>0.060</text:p>
          </table:table-cell>
          <table:table-cell office:value-type="float" office:value="0.1034" calcext:value-type="float">
            <text:p>1.034E-01</text:p>
          </table:table-cell>
          <table:table-cell office:value-type="float" office:value="0.0000000002421" calcext:value-type="float">
            <text:p>2.421E-10</text:p>
          </table:table-cell>
          <table:table-cell office:value-type="float" office:value="0.000005427" calcext:value-type="float">
            <text:p>5.427E-06</text:p>
          </table:table-cell>
          <table:table-cell office:value-type="float" office:value="0.0000000001979" calcext:value-type="float">
            <text:p>1.979E-10</text:p>
          </table:table-cell>
          <table:table-cell office:value-type="float" office:value="0.000005464" calcext:value-type="float">
            <text:p>5.464E-06</text:p>
          </table:table-cell>
          <table:table-cell office:value-type="float" office:value="2.875E+047" calcext:value-type="float">
            <text:p>2.875E+47</text:p>
          </table:table-cell>
          <table:table-cell office:value-type="float" office:value="0.000005427" calcext:value-type="float">
            <text:p>5.427E-0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412" calcext:value-type="float">
            <text:p>12.412</text:p>
          </table:table-cell>
          <table:table-cell office:value-type="float" office:value="12.451" calcext:value-type="float">
            <text:p>12.451</text:p>
          </table:table-cell>
          <table:table-cell office:value-type="float" office:value="0.03854" calcext:value-type="float">
            <text:p>3.854E-02</text:p>
          </table:table-cell>
          <table:table-cell office:value-type="float" office:value="0.08172" calcext:value-type="float">
            <text:p>8.172E-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849" calcext:value-type="float">
            <text:p>1.849E-01</text:p>
          </table:table-cell>
          <table:table-cell office:value-type="float" office:value="0.00000003315" calcext:value-type="float">
            <text:p>3.315E-08</text:p>
          </table:table-cell>
          <table:table-cell office:value-type="float" office:value="0.000743" calcext:value-type="float">
            <text:p>7.430E-04</text:p>
          </table:table-cell>
          <table:table-cell office:value-type="float" office:value="0.00000002708" calcext:value-type="float">
            <text:p>2.708E-08</text:p>
          </table:table-cell>
          <table:table-cell office:value-type="float" office:value="0.0007477" calcext:value-type="float">
            <text:p>7.477E-04</text:p>
          </table:table-cell>
          <table:table-cell office:value-type="float" office:value="3.936E+049" calcext:value-type="float">
            <text:p>3.936E+49</text:p>
          </table:table-cell>
          <table:table-cell office:value-type="float" office:value="0.000743" calcext:value-type="float">
            <text:p>7.430E-0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409" calcext:value-type="float">
            <text:p>12.409</text:p>
          </table:table-cell>
          <table:table-cell office:value-type="float" office:value="12.412" calcext:value-type="float">
            <text:p>12.412</text:p>
          </table:table-cell>
          <table:table-cell office:value-type="float" office:value="0.003452" calcext:value-type="float">
            <text:p>3.452E-03</text:p>
          </table:table-cell>
          <table:table-cell office:value-type="float" office:value="0.007319" calcext:value-type="float">
            <text:p>7.319E-0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923" calcext:value-type="float">
            <text:p>1.923E-01</text:p>
          </table:table-cell>
          <table:table-cell office:value-type="float" office:value="0.000000005977" calcext:value-type="float">
            <text:p>5.977E-09</text:p>
          </table:table-cell>
          <table:table-cell office:value-type="float" office:value="0.0001339" calcext:value-type="float">
            <text:p>1.339E-04</text:p>
          </table:table-cell>
          <table:table-cell office:value-type="float" office:value="0.000000004881" calcext:value-type="float">
            <text:p>4.881E-09</text:p>
          </table:table-cell>
          <table:table-cell office:value-type="float" office:value="0.0001348" calcext:value-type="float">
            <text:p>1.348E-04</text:p>
          </table:table-cell>
          <table:table-cell office:value-type="float" office:value="7.096E+048" calcext:value-type="float">
            <text:p>7.096E+48</text:p>
          </table:table-cell>
          <table:table-cell office:value-type="float" office:value="0.0001339" calcext:value-type="float">
            <text:p>1.339E-0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385" calcext:value-type="float">
            <text:p>12.385</text:p>
          </table:table-cell>
          <table:table-cell office:value-type="float" office:value="12.409" calcext:value-type="float">
            <text:p>12.409</text:p>
          </table:table-cell>
          <table:table-cell office:value-type="float" office:value="0.02389" calcext:value-type="float">
            <text:p>2.389E-02</text:p>
          </table:table-cell>
          <table:table-cell office:value-type="float" office:value="0.05064" calcext:value-type="float">
            <text:p>5.064E-02</text:p>
          </table:table-cell>
          <table:table-cell office:value-type="float" office:value="0.141" calcext:value-type="float">
            <text:p>0.141</text:p>
          </table:table-cell>
          <table:table-cell office:value-type="float" office:value="0.2429" calcext:value-type="float">
            <text:p>2.429E-01</text:p>
          </table:table-cell>
          <table:table-cell office:value-type="float" office:value="0.00000006443" calcext:value-type="float">
            <text:p>6.443E-08</text:p>
          </table:table-cell>
          <table:table-cell office:value-type="float" office:value="0.001444" calcext:value-type="float">
            <text:p>1.444E-03</text:p>
          </table:table-cell>
          <table:table-cell office:value-type="float" office:value="0.0000000526" calcext:value-type="float">
            <text:p>5.260E-08</text:p>
          </table:table-cell>
          <table:table-cell office:value-type="float" office:value="0.001452" calcext:value-type="float">
            <text:p>1.452E-03</text:p>
          </table:table-cell>
          <table:table-cell office:value-type="float" office:value="7.649E+049" calcext:value-type="float">
            <text:p>7.649E+49</text:p>
          </table:table-cell>
          <table:table-cell office:value-type="float" office:value="0.001444" calcext:value-type="float">
            <text:p>1.444E-0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326" calcext:value-type="float">
            <text:p>12.326</text:p>
          </table:table-cell>
          <table:table-cell office:value-type="float" office:value="12.385" calcext:value-type="float">
            <text:p>12.385</text:p>
          </table:table-cell>
          <table:table-cell office:value-type="float" office:value="0.05945" calcext:value-type="float">
            <text:p>5.945E-02</text:p>
          </table:table-cell>
          <table:table-cell office:value-type="float" office:value="0.126" calcext:value-type="float">
            <text:p>1.260E-01</text:p>
          </table:table-cell>
          <table:table-cell office:value-type="float" office:value="0.214" calcext:value-type="float">
            <text:p>0.214</text:p>
          </table:table-cell>
          <table:table-cell office:value-type="float" office:value="0.3687" calcext:value-type="float">
            <text:p>3.687E-01</text:p>
          </table:table-cell>
          <table:table-cell office:value-type="float" office:value="0.0000004691" calcext:value-type="float">
            <text:p>4.691E-07</text:p>
          </table:table-cell>
          <table:table-cell office:value-type="float" office:value="0.01051" calcext:value-type="float">
            <text:p>1.051E-02</text:p>
          </table:table-cell>
          <table:table-cell office:value-type="float" office:value="0.0000003826" calcext:value-type="float">
            <text:p>3.826E-07</text:p>
          </table:table-cell>
          <table:table-cell office:value-type="float" office:value="0.01056" calcext:value-type="float">
            <text:p>1.056E-02</text:p>
          </table:table-cell>
          <table:table-cell office:value-type="float" office:value="5.569E+050" calcext:value-type="float">
            <text:p>5.569E+50</text:p>
          </table:table-cell>
          <table:table-cell office:value-type="float" office:value="0.01051" calcext:value-type="float">
            <text:p>1.051E-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7" calcext:value-type="float">
            <text:p>12.270</text:p>
          </table:table-cell>
          <table:table-cell office:value-type="float" office:value="12.325" calcext:value-type="float">
            <text:p>12.325</text:p>
          </table:table-cell>
          <table:table-cell office:value-type="float" office:value="0.05507" calcext:value-type="float">
            <text:p>5.507E-02</text:p>
          </table:table-cell>
          <table:table-cell office:value-type="float" office:value="0.1168" calcext:value-type="float">
            <text:p>1.168E-01</text:p>
          </table:table-cell>
          <table:table-cell office:value-type="float" office:value="0.281" calcext:value-type="float">
            <text:p>0.281</text:p>
          </table:table-cell>
          <table:table-cell office:value-type="float" office:value="0.4856" calcext:value-type="float">
            <text:p>4.856E-01</text:p>
          </table:table-cell>
          <table:table-cell office:value-type="float" office:value="0.000001224" calcext:value-type="float">
            <text:p>1.224E-06</text:p>
          </table:table-cell>
          <table:table-cell office:value-type="float" office:value="0.02743" calcext:value-type="float">
            <text:p>2.743E-02</text:p>
          </table:table-cell>
          <table:table-cell office:value-type="float" office:value="0.000000997" calcext:value-type="float">
            <text:p>9.970E-07</text:p>
          </table:table-cell>
          <table:table-cell office:value-type="float" office:value="0.02753" calcext:value-type="float">
            <text:p>2.753E-02</text:p>
          </table:table-cell>
          <table:table-cell office:value-type="float" office:value="1.453E+051" calcext:value-type="float">
            <text:p>1.453E+51</text:p>
          </table:table-cell>
          <table:table-cell office:value-type="float" office:value="0.02743" calcext:value-type="float">
            <text:p>2.743E-0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22" calcext:value-type="float">
            <text:p>12.220</text:p>
          </table:table-cell>
          <table:table-cell office:value-type="float" office:value="12.27" calcext:value-type="float">
            <text:p>12.270</text:p>
          </table:table-cell>
          <table:table-cell office:value-type="float" office:value="0.05029" calcext:value-type="float">
            <text:p>5.029E-02</text:p>
          </table:table-cell>
          <table:table-cell office:value-type="float" office:value="0.1066" calcext:value-type="float">
            <text:p>1.066E-01</text:p>
          </table:table-cell>
          <table:table-cell office:value-type="float" office:value="0.343" calcext:value-type="float">
            <text:p>0.343</text:p>
          </table:table-cell>
          <table:table-cell office:value-type="float" office:value="0.5924" calcext:value-type="float">
            <text:p>5.924E-01</text:p>
          </table:table-cell>
          <table:table-cell office:value-type="float" office:value="0.0000024" calcext:value-type="float">
            <text:p>2.400E-06</text:p>
          </table:table-cell>
          <table:table-cell office:value-type="float" office:value="0.05379" calcext:value-type="float">
            <text:p>5.379E-02</text:p>
          </table:table-cell>
          <table:table-cell office:value-type="float" office:value="0.000001953" calcext:value-type="float">
            <text:p>1.953E-06</text:p>
          </table:table-cell>
          <table:table-cell office:value-type="float" office:value="0.05393" calcext:value-type="float">
            <text:p>5.393E-02</text:p>
          </table:table-cell>
          <table:table-cell office:value-type="float" office:value="2.85E+051" calcext:value-type="float">
            <text:p>2.850E+51</text:p>
          </table:table-cell>
          <table:table-cell office:value-type="float" office:value="0.05379" calcext:value-type="float">
            <text:p>5.379E-0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39" calcext:value-type="float">
            <text:p>12.139</text:p>
          </table:table-cell>
          <table:table-cell office:value-type="float" office:value="12.22" calcext:value-type="float">
            <text:p>12.220</text:p>
          </table:table-cell>
          <table:table-cell office:value-type="float" office:value="0.08139" calcext:value-type="float">
            <text:p>8.139E-02</text:p>
          </table:table-cell>
          <table:table-cell office:value-type="float" office:value="0.1726" calcext:value-type="float">
            <text:p>1.726E-01</text:p>
          </table:table-cell>
          <table:table-cell office:value-type="float" office:value="0.443" calcext:value-type="float">
            <text:p>0.443</text:p>
          </table:table-cell>
          <table:table-cell office:value-type="float" office:value="0.7654" calcext:value-type="float">
            <text:p>7.654E-01</text:p>
          </table:table-cell>
          <table:table-cell office:value-type="float" office:value="0.000008708" calcext:value-type="float">
            <text:p>8.708E-06</text:p>
          </table:table-cell>
          <table:table-cell office:value-type="float" office:value="0.1952" calcext:value-type="float">
            <text:p>1.952E-01</text:p>
          </table:table-cell>
          <table:table-cell office:value-type="float" office:value="0.000007077" calcext:value-type="float">
            <text:p>7.077E-06</text:p>
          </table:table-cell>
          <table:table-cell office:value-type="float" office:value="0.1954" calcext:value-type="float">
            <text:p>1.954E-01</text:p>
          </table:table-cell>
          <table:table-cell office:value-type="float" office:value="1.034E+052" calcext:value-type="float">
            <text:p>1.034E+52</text:p>
          </table:table-cell>
          <table:table-cell office:value-type="float" office:value="0.1952" calcext:value-type="float">
            <text:p>1.952E-0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18" calcext:value-type="float">
            <text:p>12.118</text:p>
          </table:table-cell>
          <table:table-cell office:value-type="float" office:value="12.138" calcext:value-type="float">
            <text:p>12.138</text:p>
          </table:table-cell>
          <table:table-cell office:value-type="float" office:value="0.02013" calcext:value-type="float">
            <text:p>2.013E-02</text:p>
          </table:table-cell>
          <table:table-cell office:value-type="float" office:value="0.04268" calcext:value-type="float">
            <text:p>4.268E-02</text:p>
          </table:table-cell>
          <table:table-cell office:value-type="float" office:value="0.468" calcext:value-type="float">
            <text:p>0.468</text:p>
          </table:table-cell>
          <table:table-cell office:value-type="float" office:value="0.8085" calcext:value-type="float">
            <text:p>8.085E-01</text:p>
          </table:table-cell>
          <table:table-cell office:value-type="float" office:value="0.000003535" calcext:value-type="float">
            <text:p>3.535E-06</text:p>
          </table:table-cell>
          <table:table-cell office:value-type="float" office:value="0.07923" calcext:value-type="float">
            <text:p>7.923E-02</text:p>
          </table:table-cell>
          <table:table-cell office:value-type="float" office:value="0.00000287" calcext:value-type="float">
            <text:p>2.870E-06</text:p>
          </table:table-cell>
          <table:table-cell office:value-type="float" office:value="0.07924" calcext:value-type="float">
            <text:p>7.924E-02</text:p>
          </table:table-cell>
          <table:table-cell office:value-type="float" office:value="4.197E+051" calcext:value-type="float">
            <text:p>4.197E+51</text:p>
          </table:table-cell>
          <table:table-cell office:value-type="float" office:value="0.07923" calcext:value-type="float">
            <text:p>7.923E-02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97" calcext:value-type="float">
            <text:p>12.097</text:p>
          </table:table-cell>
          <table:table-cell office:value-type="float" office:value="12.118" calcext:value-type="float">
            <text:p>12.118</text:p>
          </table:table-cell>
          <table:table-cell office:value-type="float" office:value="0.0208" calcext:value-type="float">
            <text:p>2.080E-02</text:p>
          </table:table-cell>
          <table:table-cell office:value-type="float" office:value="0.0441" calcext:value-type="float">
            <text:p>4.410E-02</text:p>
          </table:table-cell>
          <table:table-cell office:value-type="float" office:value="0.494" calcext:value-type="float">
            <text:p>0.494</text:p>
          </table:table-cell>
          <table:table-cell office:value-type="float" office:value="0.853" calcext:value-type="float">
            <text:p>8.530E-01</text:p>
          </table:table-cell>
          <table:table-cell office:value-type="float" office:value="0.000004593" calcext:value-type="float">
            <text:p>4.593E-06</text:p>
          </table:table-cell>
          <table:table-cell office:value-type="float" office:value="0.1029" calcext:value-type="float">
            <text:p>1.029E-01</text:p>
          </table:table-cell>
          <table:table-cell office:value-type="float" office:value="0.000003727" calcext:value-type="float">
            <text:p>3.727E-06</text:p>
          </table:table-cell>
          <table:table-cell office:value-type="float" office:value="0.1029" calcext:value-type="float">
            <text:p>1.029E-01</text:p>
          </table:table-cell>
          <table:table-cell office:value-type="float" office:value="5.452E+051" calcext:value-type="float">
            <text:p>5.452E+51</text:p>
          </table:table-cell>
          <table:table-cell office:value-type="float" office:value="0.1029" calcext:value-type="float">
            <text:p>1.029E-0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41" calcext:value-type="float">
            <text:p>12.041</text:p>
          </table:table-cell>
          <table:table-cell office:value-type="float" office:value="12.097" calcext:value-type="float">
            <text:p>12.097</text:p>
          </table:table-cell>
          <table:table-cell office:value-type="float" office:value="0.05664" calcext:value-type="float">
            <text:p>5.664E-02</text:p>
          </table:table-cell>
          <table:table-cell office:value-type="float" office:value="0.1201" calcext:value-type="float">
            <text:p>1.201E-01</text:p>
          </table:table-cell>
          <table:table-cell office:value-type="float" office:value="0.564" calcext:value-type="float">
            <text:p>0.564</text:p>
          </table:table-cell>
          <table:table-cell office:value-type="float" office:value="0.9738" calcext:value-type="float">
            <text:p>9.738E-01</text:p>
          </table:table-cell>
          <table:table-cell office:value-type="float" office:value="0.00001817" calcext:value-type="float">
            <text:p>1.817E-05</text:p>
          </table:table-cell>
          <table:table-cell office:value-type="float" office:value="0.4072" calcext:value-type="float">
            <text:p>4.072E-01</text:p>
          </table:table-cell>
          <table:table-cell office:value-type="float" office:value="0.00001473" calcext:value-type="float">
            <text:p>1.473E-05</text:p>
          </table:table-cell>
          <table:table-cell office:value-type="float" office:value="0.4067" calcext:value-type="float">
            <text:p>4.067E-01</text:p>
          </table:table-cell>
          <table:table-cell office:value-type="float" office:value="2.157E+052" calcext:value-type="float">
            <text:p>2.157E+52</text:p>
          </table:table-cell>
          <table:table-cell office:value-type="float" office:value="0.4072" calcext:value-type="float">
            <text:p>4.072E-0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28" calcext:value-type="float">
            <text:p>12.028</text:p>
          </table:table-cell>
          <table:table-cell office:value-type="float" office:value="12.04" calcext:value-type="float">
            <text:p>12.040</text:p>
          </table:table-cell>
          <table:table-cell office:value-type="float" office:value="0.01215" calcext:value-type="float">
            <text:p>1.215E-02</text:p>
          </table:table-cell>
          <table:table-cell office:value-type="float" office:value="0.02576" calcext:value-type="float">
            <text:p>2.576E-02</text:p>
          </table:table-cell>
          <table:table-cell office:value-type="float" office:value="0.579" calcext:value-type="float">
            <text:p>0.579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528" calcext:value-type="float">
            <text:p>5.280E-06</text:p>
          </table:table-cell>
          <table:table-cell office:value-type="float" office:value="0.1183" calcext:value-type="float">
            <text:p>1.183E-01</text:p>
          </table:table-cell>
          <table:table-cell office:value-type="float" office:value="0.000004278" calcext:value-type="float">
            <text:p>4.278E-06</text:p>
          </table:table-cell>
          <table:table-cell office:value-type="float" office:value="0.1181" calcext:value-type="float">
            <text:p>1.181E-01</text:p>
          </table:table-cell>
          <table:table-cell office:value-type="float" office:value="6.268E+051" calcext:value-type="float">
            <text:p>6.268E+51</text:p>
          </table:table-cell>
          <table:table-cell office:value-type="float" office:value="0.1183" calcext:value-type="float">
            <text:p>1.183E-01</text:p>
          </table:table-cell>
          <table:table-cell table:number-columns-repeated="10"/>
        </table:table-row>
        <table:table-row table:style-name="ro1" table:number-rows-repeated="1048560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BSKG3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" calcext:value-type="float">
            <text:p>12.490</text:p>
          </table:table-cell>
          <table:table-cell office:value-type="float" office:value="12.5" calcext:value-type="float">
            <text:p>12.500</text:p>
          </table:table-cell>
          <table:table-cell office:value-type="float" office:value="0.01027" calcext:value-type="float">
            <text:p>1.027E-02</text:p>
          </table:table-cell>
          <table:table-cell office:value-type="float" office:value="0.02177" calcext:value-type="float">
            <text:p>2.177E-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67" calcext:value-type="float">
            <text:p>2.167E-02</text:p>
          </table:table-cell>
          <table:table-cell office:value-type="float" office:value="0.00000000003676" calcext:value-type="float">
            <text:p>3.676E-11</text:p>
          </table:table-cell>
          <table:table-cell office:value-type="float" office:value="0.0000007966" calcext:value-type="float">
            <text:p>7.966E-07</text:p>
          </table:table-cell>
          <table:table-cell office:value-type="float" office:value="0.00000000003006" calcext:value-type="float">
            <text:p>3.006E-11</text:p>
          </table:table-cell>
          <table:table-cell office:value-type="float" office:value="0.0000008026" calcext:value-type="float">
            <text:p>8.026E-07</text:p>
          </table:table-cell>
          <table:table-cell office:value-type="float" office:value="4.364E+046" calcext:value-type="float">
            <text:p>4.364E+46</text:p>
          </table:table-cell>
          <table:table-cell office:value-type="float" office:value="0.0000007966" calcext:value-type="float">
            <text:p>7.966E-07</text:p>
          </table:table-cell>
          <table:table-cell table:number-columns-repeated="2"/>
          <table:table-cell office:value-type="float" office:value="0.00003745" calcext:value-type="float">
            <text:p>3.745E-05</text:p>
          </table:table-cell>
          <table:table-cell office:value-type="float" office:value="0.00002675" calcext:value-type="float">
            <text:p>2.675E-05</text:p>
          </table:table-cell>
          <table:table-cell office:value-type="float" office:value="0.4717" calcext:value-type="float">
            <text:p>4.717E-01</text:p>
          </table:table-cell>
          <table:table-cell office:value-type="float" office:value="0.03774" calcext:value-type="float">
            <text:p>3.774E-02</text:p>
          </table:table-cell>
          <table:table-cell office:value-type="float" office:value="0.00004614" calcext:value-type="float">
            <text:p>4.614E-05</text:p>
          </table:table-cell>
          <table:table-cell office:value-type="float" office:value="0.2321" calcext:value-type="float">
            <text:p>2.321E-01</text:p>
          </table:table-cell>
          <table:table-cell office:value-type="float" office:value="0.5794" calcext:value-type="float">
            <text:p>5.794E-01</text:p>
          </table:table-cell>
          <table:table-cell office:value-type="float" office:value="5.478E+052" calcext:value-type="float">
            <text:p>5.478E+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52" calcext:value-type="float">
            <text:p>12.452</text:p>
          </table:table-cell>
          <table:table-cell office:value-type="float" office:value="12.49" calcext:value-type="float">
            <text:p>12.490</text:p>
          </table:table-cell>
          <table:table-cell office:value-type="float" office:value="0.03794" calcext:value-type="float">
            <text:p>3.794E-02</text:p>
          </table:table-cell>
          <table:table-cell office:value-type="float" office:value="0.08043" calcext:value-type="float">
            <text:p>8.043E-02</text:p>
          </table:table-cell>
          <table:table-cell office:value-type="float" office:value="0.059" calcext:value-type="float">
            <text:p>0.059</text:p>
          </table:table-cell>
          <table:table-cell office:value-type="float" office:value="0.1018" calcext:value-type="float">
            <text:p>1.018E-01</text:p>
          </table:table-cell>
          <table:table-cell office:value-type="float" office:value="0.000000004432" calcext:value-type="float">
            <text:p>4.432E-09</text:p>
          </table:table-cell>
          <table:table-cell office:value-type="float" office:value="0.00009605" calcext:value-type="float">
            <text:p>9.605E-05</text:p>
          </table:table-cell>
          <table:table-cell office:value-type="float" office:value="0.000000003623" calcext:value-type="float">
            <text:p>3.623E-09</text:p>
          </table:table-cell>
          <table:table-cell office:value-type="float" office:value="0.00009675" calcext:value-type="float">
            <text:p>9.675E-05</text:p>
          </table:table-cell>
          <table:table-cell office:value-type="float" office:value="5.262E+048" calcext:value-type="float">
            <text:p>5.262E+48</text:p>
          </table:table-cell>
          <table:table-cell office:value-type="float" office:value="0.00009605" calcext:value-type="float">
            <text:p>9.605E-0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51" calcext:value-type="float">
            <text:p>12.451</text:p>
          </table:table-cell>
          <table:table-cell office:value-type="float" office:value="12.452" calcext:value-type="float">
            <text:p>12.452</text:p>
          </table:table-cell>
          <table:table-cell office:value-type="float" office:value="0.0007507" calcext:value-type="float">
            <text:p>7.507E-04</text:p>
          </table:table-cell>
          <table:table-cell office:value-type="float" office:value="0.001591" calcext:value-type="float">
            <text:p>1.591E-03</text:p>
          </table:table-cell>
          <table:table-cell office:value-type="float" office:value="0.06" calcext:value-type="float">
            <text:p>0.060</text:p>
          </table:table-cell>
          <table:table-cell office:value-type="float" office:value="0.1034" calcext:value-type="float">
            <text:p>1.034E-01</text:p>
          </table:table-cell>
          <table:table-cell office:value-type="float" office:value="0.0000000002421" calcext:value-type="float">
            <text:p>2.421E-10</text:p>
          </table:table-cell>
          <table:table-cell office:value-type="float" office:value="0.000005248" calcext:value-type="float">
            <text:p>5.248E-06</text:p>
          </table:table-cell>
          <table:table-cell office:value-type="float" office:value="0.0000000001979" calcext:value-type="float">
            <text:p>1.979E-10</text:p>
          </table:table-cell>
          <table:table-cell office:value-type="float" office:value="0.000005284" calcext:value-type="float">
            <text:p>5.284E-06</text:p>
          </table:table-cell>
          <table:table-cell office:value-type="float" office:value="2.875E+047" calcext:value-type="float">
            <text:p>2.875E+47</text:p>
          </table:table-cell>
          <table:table-cell office:value-type="float" office:value="0.000005248" calcext:value-type="float">
            <text:p>5.248E-0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412" calcext:value-type="float">
            <text:p>12.412</text:p>
          </table:table-cell>
          <table:table-cell office:value-type="float" office:value="12.451" calcext:value-type="float">
            <text:p>12.451</text:p>
          </table:table-cell>
          <table:table-cell office:value-type="float" office:value="0.03854" calcext:value-type="float">
            <text:p>3.854E-02</text:p>
          </table:table-cell>
          <table:table-cell office:value-type="float" office:value="0.08171" calcext:value-type="float">
            <text:p>8.171E-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849" calcext:value-type="float">
            <text:p>1.849E-01</text:p>
          </table:table-cell>
          <table:table-cell office:value-type="float" office:value="0.00000003315" calcext:value-type="float">
            <text:p>3.315E-08</text:p>
          </table:table-cell>
          <table:table-cell office:value-type="float" office:value="0.0007185" calcext:value-type="float">
            <text:p>7.185E-04</text:p>
          </table:table-cell>
          <table:table-cell office:value-type="float" office:value="0.00000002708" calcext:value-type="float">
            <text:p>2.708E-08</text:p>
          </table:table-cell>
          <table:table-cell office:value-type="float" office:value="0.0007231" calcext:value-type="float">
            <text:p>7.231E-04</text:p>
          </table:table-cell>
          <table:table-cell office:value-type="float" office:value="3.936E+049" calcext:value-type="float">
            <text:p>3.936E+49</text:p>
          </table:table-cell>
          <table:table-cell office:value-type="float" office:value="0.0007185" calcext:value-type="float">
            <text:p>7.185E-0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409" calcext:value-type="float">
            <text:p>12.409</text:p>
          </table:table-cell>
          <table:table-cell office:value-type="float" office:value="12.412" calcext:value-type="float">
            <text:p>12.412</text:p>
          </table:table-cell>
          <table:table-cell office:value-type="float" office:value="0.003452" calcext:value-type="float">
            <text:p>3.452E-03</text:p>
          </table:table-cell>
          <table:table-cell office:value-type="float" office:value="0.007318" calcext:value-type="float">
            <text:p>7.318E-0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922" calcext:value-type="float">
            <text:p>1.922E-01</text:p>
          </table:table-cell>
          <table:table-cell office:value-type="float" office:value="0.000000005977" calcext:value-type="float">
            <text:p>5.977E-09</text:p>
          </table:table-cell>
          <table:table-cell office:value-type="float" office:value="0.0001295" calcext:value-type="float">
            <text:p>1.295E-04</text:p>
          </table:table-cell>
          <table:table-cell office:value-type="float" office:value="0.000000004881" calcext:value-type="float">
            <text:p>4.881E-09</text:p>
          </table:table-cell>
          <table:table-cell office:value-type="float" office:value="0.0001303" calcext:value-type="float">
            <text:p>1.303E-04</text:p>
          </table:table-cell>
          <table:table-cell office:value-type="float" office:value="7.096E+048" calcext:value-type="float">
            <text:p>7.096E+48</text:p>
          </table:table-cell>
          <table:table-cell office:value-type="float" office:value="0.0001295" calcext:value-type="float">
            <text:p>1.295E-0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385" calcext:value-type="float">
            <text:p>12.385</text:p>
          </table:table-cell>
          <table:table-cell office:value-type="float" office:value="12.409" calcext:value-type="float">
            <text:p>12.409</text:p>
          </table:table-cell>
          <table:table-cell office:value-type="float" office:value="0.02389" calcext:value-type="float">
            <text:p>2.389E-02</text:p>
          </table:table-cell>
          <table:table-cell office:value-type="float" office:value="0.05063" calcext:value-type="float">
            <text:p>5.063E-02</text:p>
          </table:table-cell>
          <table:table-cell office:value-type="float" office:value="0.141" calcext:value-type="float">
            <text:p>0.141</text:p>
          </table:table-cell>
          <table:table-cell office:value-type="float" office:value="0.2428" calcext:value-type="float">
            <text:p>2.428E-01</text:p>
          </table:table-cell>
          <table:table-cell office:value-type="float" office:value="0.00000006443" calcext:value-type="float">
            <text:p>6.443E-08</text:p>
          </table:table-cell>
          <table:table-cell office:value-type="float" office:value="0.001396" calcext:value-type="float">
            <text:p>1.396E-03</text:p>
          </table:table-cell>
          <table:table-cell office:value-type="float" office:value="0.0000000526" calcext:value-type="float">
            <text:p>5.260E-08</text:p>
          </table:table-cell>
          <table:table-cell office:value-type="float" office:value="0.001405" calcext:value-type="float">
            <text:p>1.405E-03</text:p>
          </table:table-cell>
          <table:table-cell office:value-type="float" office:value="7.649E+049" calcext:value-type="float">
            <text:p>7.649E+49</text:p>
          </table:table-cell>
          <table:table-cell office:value-type="float" office:value="0.001396" calcext:value-type="float">
            <text:p>1.396E-0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326" calcext:value-type="float">
            <text:p>12.326</text:p>
          </table:table-cell>
          <table:table-cell office:value-type="float" office:value="12.385" calcext:value-type="float">
            <text:p>12.385</text:p>
          </table:table-cell>
          <table:table-cell office:value-type="float" office:value="0.05945" calcext:value-type="float">
            <text:p>5.945E-02</text:p>
          </table:table-cell>
          <table:table-cell office:value-type="float" office:value="0.126" calcext:value-type="float">
            <text:p>1.260E-01</text:p>
          </table:table-cell>
          <table:table-cell office:value-type="float" office:value="0.214" calcext:value-type="float">
            <text:p>0.214</text:p>
          </table:table-cell>
          <table:table-cell office:value-type="float" office:value="0.3687" calcext:value-type="float">
            <text:p>3.687E-01</text:p>
          </table:table-cell>
          <table:table-cell office:value-type="float" office:value="0.0000004691" calcext:value-type="float">
            <text:p>4.691E-07</text:p>
          </table:table-cell>
          <table:table-cell office:value-type="float" office:value="0.01017" calcext:value-type="float">
            <text:p>1.017E-02</text:p>
          </table:table-cell>
          <table:table-cell office:value-type="float" office:value="0.0000003826" calcext:value-type="float">
            <text:p>3.826E-07</text:p>
          </table:table-cell>
          <table:table-cell office:value-type="float" office:value="0.01022" calcext:value-type="float">
            <text:p>1.022E-02</text:p>
          </table:table-cell>
          <table:table-cell office:value-type="float" office:value="5.569E+050" calcext:value-type="float">
            <text:p>5.569E+50</text:p>
          </table:table-cell>
          <table:table-cell office:value-type="float" office:value="0.01017" calcext:value-type="float">
            <text:p>1.017E-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7" calcext:value-type="float">
            <text:p>12.270</text:p>
          </table:table-cell>
          <table:table-cell office:value-type="float" office:value="12.325" calcext:value-type="float">
            <text:p>12.325</text:p>
          </table:table-cell>
          <table:table-cell office:value-type="float" office:value="0.05507" calcext:value-type="float">
            <text:p>5.507E-02</text:p>
          </table:table-cell>
          <table:table-cell office:value-type="float" office:value="0.1167" calcext:value-type="float">
            <text:p>1.167E-01</text:p>
          </table:table-cell>
          <table:table-cell office:value-type="float" office:value="0.281" calcext:value-type="float">
            <text:p>0.281</text:p>
          </table:table-cell>
          <table:table-cell office:value-type="float" office:value="0.4855" calcext:value-type="float">
            <text:p>4.855E-01</text:p>
          </table:table-cell>
          <table:table-cell office:value-type="float" office:value="0.000001224" calcext:value-type="float">
            <text:p>1.224E-06</text:p>
          </table:table-cell>
          <table:table-cell office:value-type="float" office:value="0.02652" calcext:value-type="float">
            <text:p>2.652E-02</text:p>
          </table:table-cell>
          <table:table-cell office:value-type="float" office:value="0.000000997" calcext:value-type="float">
            <text:p>9.970E-07</text:p>
          </table:table-cell>
          <table:table-cell office:value-type="float" office:value="0.02662" calcext:value-type="float">
            <text:p>2.662E-02</text:p>
          </table:table-cell>
          <table:table-cell office:value-type="float" office:value="1.453E+051" calcext:value-type="float">
            <text:p>1.453E+51</text:p>
          </table:table-cell>
          <table:table-cell office:value-type="float" office:value="0.02652" calcext:value-type="float">
            <text:p>2.652E-0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201" calcext:value-type="float">
            <text:p>12.201</text:p>
          </table:table-cell>
          <table:table-cell office:value-type="float" office:value="12.27" calcext:value-type="float">
            <text:p>12.270</text:p>
          </table:table-cell>
          <table:table-cell office:value-type="float" office:value="0.0698" calcext:value-type="float">
            <text:p>6.980E-02</text:p>
          </table:table-cell>
          <table:table-cell office:value-type="float" office:value="0.148" calcext:value-type="float">
            <text:p>1.480E-01</text:p>
          </table:table-cell>
          <table:table-cell office:value-type="float" office:value="0.367" calcext:value-type="float">
            <text:p>0.367</text:p>
          </table:table-cell>
          <table:table-cell office:value-type="float" office:value="0.6337" calcext:value-type="float">
            <text:p>6.337E-01</text:p>
          </table:table-cell>
          <table:table-cell office:value-type="float" office:value="0.000003793" calcext:value-type="float">
            <text:p>3.793E-06</text:p>
          </table:table-cell>
          <table:table-cell office:value-type="float" office:value="0.08221" calcext:value-type="float">
            <text:p>8.221E-02</text:p>
          </table:table-cell>
          <table:table-cell office:value-type="float" office:value="0.000003086" calcext:value-type="float">
            <text:p>3.086E-06</text:p>
          </table:table-cell>
          <table:table-cell office:value-type="float" office:value="0.08241" calcext:value-type="float">
            <text:p>8.241E-02</text:p>
          </table:table-cell>
          <table:table-cell office:value-type="float" office:value="4.503E+051" calcext:value-type="float">
            <text:p>4.503E+51</text:p>
          </table:table-cell>
          <table:table-cell office:value-type="float" office:value="0.08221" calcext:value-type="float">
            <text:p>8.221E-0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76" calcext:value-type="float">
            <text:p>12.176</text:p>
          </table:table-cell>
          <table:table-cell office:value-type="float" office:value="12.2" calcext:value-type="float">
            <text:p>12.200</text:p>
          </table:table-cell>
          <table:table-cell office:value-type="float" office:value="0.02479" calcext:value-type="float">
            <text:p>2.479E-02</text:p>
          </table:table-cell>
          <table:table-cell office:value-type="float" office:value="0.05254" calcext:value-type="float">
            <text:p>5.254E-02</text:p>
          </table:table-cell>
          <table:table-cell office:value-type="float" office:value="0.398" calcext:value-type="float">
            <text:p>0.398</text:p>
          </table:table-cell>
          <table:table-cell office:value-type="float" office:value="0.6865" calcext:value-type="float">
            <text:p>6.865E-01</text:p>
          </table:table-cell>
          <table:table-cell office:value-type="float" office:value="0.000002355" calcext:value-type="float">
            <text:p>2.355E-06</text:p>
          </table:table-cell>
          <table:table-cell office:value-type="float" office:value="0.05103" calcext:value-type="float">
            <text:p>5.103E-02</text:p>
          </table:table-cell>
          <table:table-cell office:value-type="float" office:value="0.000001914" calcext:value-type="float">
            <text:p>1.914E-06</text:p>
          </table:table-cell>
          <table:table-cell office:value-type="float" office:value="0.05111" calcext:value-type="float">
            <text:p>5.111E-02</text:p>
          </table:table-cell>
          <table:table-cell office:value-type="float" office:value="2.796E+051" calcext:value-type="float">
            <text:p>2.796E+51</text:p>
          </table:table-cell>
          <table:table-cell office:value-type="float" office:value="0.05103" calcext:value-type="float">
            <text:p>5.103E-02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45" calcext:value-type="float">
            <text:p>12.145</text:p>
          </table:table-cell>
          <table:table-cell office:value-type="float" office:value="12.176" calcext:value-type="float">
            <text:p>12.176</text:p>
          </table:table-cell>
          <table:table-cell office:value-type="float" office:value="0.03097" calcext:value-type="float">
            <text:p>3.097E-02</text:p>
          </table:table-cell>
          <table:table-cell office:value-type="float" office:value="0.06565" calcext:value-type="float">
            <text:p>6.565E-02</text:p>
          </table:table-cell>
          <table:table-cell office:value-type="float" office:value="0.436" calcext:value-type="float">
            <text:p>0.436</text:p>
          </table:table-cell>
          <table:table-cell office:value-type="float" office:value="0.7525" calcext:value-type="float">
            <text:p>7.525E-01</text:p>
          </table:table-cell>
          <table:table-cell office:value-type="float" office:value="0.000004101" calcext:value-type="float">
            <text:p>4.101E-06</text:p>
          </table:table-cell>
          <table:table-cell office:value-type="float" office:value="0.08887" calcext:value-type="float">
            <text:p>8.887E-02</text:p>
          </table:table-cell>
          <table:table-cell office:value-type="float" office:value="0.000003331" calcext:value-type="float">
            <text:p>3.331E-06</text:p>
          </table:table-cell>
          <table:table-cell office:value-type="float" office:value="0.08895" calcext:value-type="float">
            <text:p>8.895E-02</text:p>
          </table:table-cell>
          <table:table-cell office:value-type="float" office:value="4.868E+051" calcext:value-type="float">
            <text:p>4.868E+51</text:p>
          </table:table-cell>
          <table:table-cell office:value-type="float" office:value="0.08887" calcext:value-type="float">
            <text:p>8.887E-02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108" calcext:value-type="float">
            <text:p>12.108</text:p>
          </table:table-cell>
          <table:table-cell office:value-type="float" office:value="12.144" calcext:value-type="float">
            <text:p>12.144</text:p>
          </table:table-cell>
          <table:table-cell office:value-type="float" office:value="0.03614" calcext:value-type="float">
            <text:p>3.614E-02</text:p>
          </table:table-cell>
          <table:table-cell office:value-type="float" office:value="0.07661" calcext:value-type="float">
            <text:p>7.661E-02</text:p>
          </table:table-cell>
          <table:table-cell office:value-type="float" office:value="0.481" calcext:value-type="float">
            <text:p>0.481</text:p>
          </table:table-cell>
          <table:table-cell office:value-type="float" office:value="0.8296" calcext:value-type="float">
            <text:p>8.296E-01</text:p>
          </table:table-cell>
          <table:table-cell office:value-type="float" office:value="0.000006848" calcext:value-type="float">
            <text:p>6.848E-06</text:p>
          </table:table-cell>
          <table:table-cell office:value-type="float" office:value="0.1484" calcext:value-type="float">
            <text:p>1.484E-01</text:p>
          </table:table-cell>
          <table:table-cell office:value-type="float" office:value="0.000005559" calcext:value-type="float">
            <text:p>5.559E-06</text:p>
          </table:table-cell>
          <table:table-cell office:value-type="float" office:value="0.1484" calcext:value-type="float">
            <text:p>1.484E-01</text:p>
          </table:table-cell>
          <table:table-cell office:value-type="float" office:value="8.13E+051" calcext:value-type="float">
            <text:p>8.130E+51</text:p>
          </table:table-cell>
          <table:table-cell office:value-type="float" office:value="0.1484" calcext:value-type="float">
            <text:p>1.484E-0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7" calcext:value-type="float">
            <text:p>12.070</text:p>
          </table:table-cell>
          <table:table-cell office:value-type="float" office:value="12.108" calcext:value-type="float">
            <text:p>12.108</text:p>
          </table:table-cell>
          <table:table-cell office:value-type="float" office:value="0.03845" calcext:value-type="float">
            <text:p>3.845E-02</text:p>
          </table:table-cell>
          <table:table-cell office:value-type="float" office:value="0.08151" calcext:value-type="float">
            <text:p>8.151E-02</text:p>
          </table:table-cell>
          <table:table-cell office:value-type="float" office:value="0.528" calcext:value-type="float">
            <text:p>0.528</text:p>
          </table:table-cell>
          <table:table-cell office:value-type="float" office:value="0.9117" calcext:value-type="float">
            <text:p>9.117E-01</text:p>
          </table:table-cell>
          <table:table-cell office:value-type="float" office:value="0.00001055" calcext:value-type="float">
            <text:p>1.055E-05</text:p>
          </table:table-cell>
          <table:table-cell office:value-type="float" office:value="0.2286" calcext:value-type="float">
            <text:p>2.286E-01</text:p>
          </table:table-cell>
          <table:table-cell office:value-type="float" office:value="0.000008555" calcext:value-type="float">
            <text:p>8.555E-06</text:p>
          </table:table-cell>
          <table:table-cell office:value-type="float" office:value="0.2284" calcext:value-type="float">
            <text:p>2.284E-01</text:p>
          </table:table-cell>
          <table:table-cell office:value-type="float" office:value="1.252E+052" calcext:value-type="float">
            <text:p>1.252E+52</text:p>
          </table:table-cell>
          <table:table-cell office:value-type="float" office:value="0.2286" calcext:value-type="float">
            <text:p>2.286E-0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45" calcext:value-type="float">
            <text:p>12.045</text:p>
          </table:table-cell>
          <table:table-cell office:value-type="float" office:value="12.07" calcext:value-type="float">
            <text:p>12.070</text:p>
          </table:table-cell>
          <table:table-cell office:value-type="float" office:value="0.02415" calcext:value-type="float">
            <text:p>2.415E-02</text:p>
          </table:table-cell>
          <table:table-cell office:value-type="float" office:value="0.05119" calcext:value-type="float">
            <text:p>5.119E-02</text:p>
          </table:table-cell>
          <table:table-cell office:value-type="float" office:value="0.558" calcext:value-type="float">
            <text:p>0.558</text:p>
          </table:table-cell>
          <table:table-cell office:value-type="float" office:value="0.9634" calcext:value-type="float">
            <text:p>9.634E-01</text:p>
          </table:table-cell>
          <table:table-cell office:value-type="float" office:value="0.000008918" calcext:value-type="float">
            <text:p>8.918E-06</text:p>
          </table:table-cell>
          <table:table-cell office:value-type="float" office:value="0.1933" calcext:value-type="float">
            <text:p>1.933E-01</text:p>
          </table:table-cell>
          <table:table-cell office:value-type="float" office:value="0.000007229" calcext:value-type="float">
            <text:p>7.229E-06</text:p>
          </table:table-cell>
          <table:table-cell office:value-type="float" office:value="0.193" calcext:value-type="float">
            <text:p>1.930E-01</text:p>
          </table:table-cell>
          <table:table-cell office:value-type="float" office:value="1.059E+052" calcext:value-type="float">
            <text:p>1.059E+52</text:p>
          </table:table-cell>
          <table:table-cell office:value-type="float" office:value="0.1933" calcext:value-type="float">
            <text:p>1.933E-01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34" calcext:value-type="float">
            <text:p>12.034</text:p>
          </table:table-cell>
          <table:table-cell office:value-type="float" office:value="12.045" calcext:value-type="float">
            <text:p>12.045</text:p>
          </table:table-cell>
          <table:table-cell office:value-type="float" office:value="0.01162" calcext:value-type="float">
            <text:p>1.162E-02</text:p>
          </table:table-cell>
          <table:table-cell office:value-type="float" office:value="0.02464" calcext:value-type="float">
            <text:p>2.464E-02</text:p>
          </table:table-cell>
          <table:table-cell office:value-type="float" office:value="0.573" calcext:value-type="float">
            <text:p>0.573</text:p>
          </table:table-cell>
          <table:table-cell office:value-type="float" office:value="0.9884" calcext:value-type="float">
            <text:p>9.884E-01</text:p>
          </table:table-cell>
          <table:table-cell office:value-type="float" office:value="0.000005048" calcext:value-type="float">
            <text:p>5.048E-06</text:p>
          </table:table-cell>
          <table:table-cell office:value-type="float" office:value="0.1094" calcext:value-type="float">
            <text:p>1.094E-01</text:p>
          </table:table-cell>
          <table:table-cell office:value-type="float" office:value="0.000004091" calcext:value-type="float">
            <text:p>4.091E-06</text:p>
          </table:table-cell>
          <table:table-cell office:value-type="float" office:value="0.1092" calcext:value-type="float">
            <text:p>1.092E-01</text:p>
          </table:table-cell>
          <table:table-cell office:value-type="float" office:value="5.993E+051" calcext:value-type="float">
            <text:p>5.993E+51</text:p>
          </table:table-cell>
          <table:table-cell office:value-type="float" office:value="0.1094" calcext:value-type="float">
            <text:p>1.094E-01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028" calcext:value-type="float">
            <text:p>12.028</text:p>
          </table:table-cell>
          <table:table-cell office:value-type="float" office:value="12.034" calcext:value-type="float">
            <text:p>12.034</text:p>
          </table:table-cell>
          <table:table-cell office:value-type="float" office:value="0.005298" calcext:value-type="float">
            <text:p>5.298E-03</text:p>
          </table:table-cell>
          <table:table-cell office:value-type="float" office:value="0.01123" calcext:value-type="float">
            <text:p>1.123E-02</text:p>
          </table:table-cell>
          <table:table-cell office:value-type="float" office:value="0.579" calcext:value-type="float">
            <text:p>0.579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2505" calcext:value-type="float">
            <text:p>2.505E-06</text:p>
          </table:table-cell>
          <table:table-cell office:value-type="float" office:value="0.05429" calcext:value-type="float">
            <text:p>5.429E-02</text:p>
          </table:table-cell>
          <table:table-cell office:value-type="float" office:value="0.00000203" calcext:value-type="float">
            <text:p>2.030E-06</text:p>
          </table:table-cell>
          <table:table-cell office:value-type="float" office:value="0.05419" calcext:value-type="float">
            <text:p>5.419E-02</text:p>
          </table:table-cell>
          <table:table-cell office:value-type="float" office:value="2.974E+051" calcext:value-type="float">
            <text:p>2.974E+51</text:p>
          </table:table-cell>
          <table:table-cell office:value-type="float" office:value="0.05429" calcext:value-type="float">
            <text:p>5.429E-02</text:p>
          </table:table-cell>
          <table:table-cell table:number-columns-repeated="10"/>
        </table:table-row>
        <table:table-row table:style-name="ro1" table:number-rows-repeated="104855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HFB3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" calcext:value-type="float">
            <text:p>12.490</text:p>
          </table:table-cell>
          <table:table-cell office:value-type="float" office:value="12.5" calcext:value-type="float">
            <text:p>12.500</text:p>
          </table:table-cell>
          <table:table-cell office:value-type="float" office:value="0.01027" calcext:value-type="float">
            <text:p>1.027E-02</text:p>
          </table:table-cell>
          <table:table-cell office:value-type="float" office:value="0.02177" calcext:value-type="float">
            <text:p>2.177E-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67" calcext:value-type="float">
            <text:p>2.167E-02</text:p>
          </table:table-cell>
          <table:table-cell office:value-type="float" office:value="0.00000000003676" calcext:value-type="float">
            <text:p>3.676E-11</text:p>
          </table:table-cell>
          <table:table-cell office:value-type="float" office:value="0.0000007942" calcext:value-type="float">
            <text:p>7.942E-07</text:p>
          </table:table-cell>
          <table:table-cell office:value-type="float" office:value="0.00000000003006" calcext:value-type="float">
            <text:p>3.006E-11</text:p>
          </table:table-cell>
          <table:table-cell office:value-type="float" office:value="0.0000008003" calcext:value-type="float">
            <text:p>8.003E-07</text:p>
          </table:table-cell>
          <table:table-cell office:value-type="float" office:value="4.364E+046" calcext:value-type="float">
            <text:p>4.364E+46</text:p>
          </table:table-cell>
          <table:table-cell office:value-type="float" office:value="0.0000007942" calcext:value-type="float">
            <text:p>7.942E-07</text:p>
          </table:table-cell>
          <table:table-cell table:number-columns-repeated="2"/>
          <table:table-cell office:value-type="float" office:value="0.00003756" calcext:value-type="float">
            <text:p>3.756E-05</text:p>
          </table:table-cell>
          <table:table-cell office:value-type="float" office:value="0.00002683" calcext:value-type="float">
            <text:p>2.683E-05</text:p>
          </table:table-cell>
          <table:table-cell office:value-type="float" office:value="0.4717" calcext:value-type="float">
            <text:p>4.717E-01</text:p>
          </table:table-cell>
          <table:table-cell office:value-type="float" office:value="0.03774" calcext:value-type="float">
            <text:p>3.774E-02</text:p>
          </table:table-cell>
          <table:table-cell office:value-type="float" office:value="0.00004628" calcext:value-type="float">
            <text:p>4.628E-05</text:p>
          </table:table-cell>
          <table:table-cell office:value-type="float" office:value="0.2322" calcext:value-type="float">
            <text:p>2.322E-01</text:p>
          </table:table-cell>
          <table:table-cell office:value-type="float" office:value="0.5794" calcext:value-type="float">
            <text:p>5.794E-01</text:p>
          </table:table-cell>
          <table:table-cell office:value-type="float" office:value="5.494E+052" calcext:value-type="float">
            <text:p>5.494E+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52" calcext:value-type="float">
            <text:p>12.452</text:p>
          </table:table-cell>
          <table:table-cell office:value-type="float" office:value="12.49" calcext:value-type="float">
            <text:p>12.490</text:p>
          </table:table-cell>
          <table:table-cell office:value-type="float" office:value="0.03794" calcext:value-type="float">
            <text:p>3.794E-02</text:p>
          </table:table-cell>
          <table:table-cell office:value-type="float" office:value="0.08044" calcext:value-type="float">
            <text:p>8.044E-02</text:p>
          </table:table-cell>
          <table:table-cell office:value-type="float" office:value="0.059" calcext:value-type="float">
            <text:p>0.059</text:p>
          </table:table-cell>
          <table:table-cell office:value-type="float" office:value="0.1018" calcext:value-type="float">
            <text:p>1.018E-01</text:p>
          </table:table-cell>
          <table:table-cell office:value-type="float" office:value="0.000000004432" calcext:value-type="float">
            <text:p>4.432E-09</text:p>
          </table:table-cell>
          <table:table-cell office:value-type="float" office:value="0.00009577" calcext:value-type="float">
            <text:p>9.577E-05</text:p>
          </table:table-cell>
          <table:table-cell office:value-type="float" office:value="0.000000003623" calcext:value-type="float">
            <text:p>3.623E-09</text:p>
          </table:table-cell>
          <table:table-cell office:value-type="float" office:value="0.00009647" calcext:value-type="float">
            <text:p>9.647E-05</text:p>
          </table:table-cell>
          <table:table-cell office:value-type="float" office:value="5.262E+048" calcext:value-type="float">
            <text:p>5.262E+48</text:p>
          </table:table-cell>
          <table:table-cell office:value-type="float" office:value="0.00009577" calcext:value-type="float">
            <text:p>9.577E-0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51" calcext:value-type="float">
            <text:p>12.451</text:p>
          </table:table-cell>
          <table:table-cell office:value-type="float" office:value="12.452" calcext:value-type="float">
            <text:p>12.452</text:p>
          </table:table-cell>
          <table:table-cell office:value-type="float" office:value="0.0007507" calcext:value-type="float">
            <text:p>7.507E-04</text:p>
          </table:table-cell>
          <table:table-cell office:value-type="float" office:value="0.001591" calcext:value-type="float">
            <text:p>1.591E-03</text:p>
          </table:table-cell>
          <table:table-cell office:value-type="float" office:value="0.06" calcext:value-type="float">
            <text:p>0.060</text:p>
          </table:table-cell>
          <table:table-cell office:value-type="float" office:value="0.1034" calcext:value-type="float">
            <text:p>1.034E-01</text:p>
          </table:table-cell>
          <table:table-cell office:value-type="float" office:value="0.0000000002421" calcext:value-type="float">
            <text:p>2.421E-10</text:p>
          </table:table-cell>
          <table:table-cell office:value-type="float" office:value="0.000005232" calcext:value-type="float">
            <text:p>5.232E-06</text:p>
          </table:table-cell>
          <table:table-cell office:value-type="float" office:value="0.0000000001979" calcext:value-type="float">
            <text:p>1.979E-10</text:p>
          </table:table-cell>
          <table:table-cell office:value-type="float" office:value="0.000005269" calcext:value-type="float">
            <text:p>5.269E-06</text:p>
          </table:table-cell>
          <table:table-cell office:value-type="float" office:value="2.875E+047" calcext:value-type="float">
            <text:p>2.875E+47</text:p>
          </table:table-cell>
          <table:table-cell office:value-type="float" office:value="0.000005232" calcext:value-type="float">
            <text:p>5.232E-0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412" calcext:value-type="float">
            <text:p>12.412</text:p>
          </table:table-cell>
          <table:table-cell office:value-type="float" office:value="12.451" calcext:value-type="float">
            <text:p>12.451</text:p>
          </table:table-cell>
          <table:table-cell office:value-type="float" office:value="0.03854" calcext:value-type="float">
            <text:p>3.854E-02</text:p>
          </table:table-cell>
          <table:table-cell office:value-type="float" office:value="0.08172" calcext:value-type="float">
            <text:p>8.172E-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849" calcext:value-type="float">
            <text:p>1.849E-01</text:p>
          </table:table-cell>
          <table:table-cell office:value-type="float" office:value="0.00000003315" calcext:value-type="float">
            <text:p>3.315E-08</text:p>
          </table:table-cell>
          <table:table-cell office:value-type="float" office:value="0.0007164" calcext:value-type="float">
            <text:p>7.164E-04</text:p>
          </table:table-cell>
          <table:table-cell office:value-type="float" office:value="0.00000002708" calcext:value-type="float">
            <text:p>2.708E-08</text:p>
          </table:table-cell>
          <table:table-cell office:value-type="float" office:value="0.0007211" calcext:value-type="float">
            <text:p>7.211E-04</text:p>
          </table:table-cell>
          <table:table-cell office:value-type="float" office:value="3.936E+049" calcext:value-type="float">
            <text:p>3.936E+49</text:p>
          </table:table-cell>
          <table:table-cell office:value-type="float" office:value="0.0007164" calcext:value-type="float">
            <text:p>7.164E-0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409" calcext:value-type="float">
            <text:p>12.409</text:p>
          </table:table-cell>
          <table:table-cell office:value-type="float" office:value="12.412" calcext:value-type="float">
            <text:p>12.412</text:p>
          </table:table-cell>
          <table:table-cell office:value-type="float" office:value="0.003452" calcext:value-type="float">
            <text:p>3.452E-03</text:p>
          </table:table-cell>
          <table:table-cell office:value-type="float" office:value="0.007319" calcext:value-type="float">
            <text:p>7.319E-0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923" calcext:value-type="float">
            <text:p>1.923E-01</text:p>
          </table:table-cell>
          <table:table-cell office:value-type="float" office:value="0.000000005977" calcext:value-type="float">
            <text:p>5.977E-09</text:p>
          </table:table-cell>
          <table:table-cell office:value-type="float" office:value="0.0001291" calcext:value-type="float">
            <text:p>1.291E-04</text:p>
          </table:table-cell>
          <table:table-cell office:value-type="float" office:value="0.000000004881" calcext:value-type="float">
            <text:p>4.881E-09</text:p>
          </table:table-cell>
          <table:table-cell office:value-type="float" office:value="0.00013" calcext:value-type="float">
            <text:p>1.300E-04</text:p>
          </table:table-cell>
          <table:table-cell office:value-type="float" office:value="7.096E+048" calcext:value-type="float">
            <text:p>7.096E+48</text:p>
          </table:table-cell>
          <table:table-cell office:value-type="float" office:value="0.0001291" calcext:value-type="float">
            <text:p>1.291E-0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385" calcext:value-type="float">
            <text:p>12.385</text:p>
          </table:table-cell>
          <table:table-cell office:value-type="float" office:value="12.409" calcext:value-type="float">
            <text:p>12.409</text:p>
          </table:table-cell>
          <table:table-cell office:value-type="float" office:value="0.02389" calcext:value-type="float">
            <text:p>2.389E-02</text:p>
          </table:table-cell>
          <table:table-cell office:value-type="float" office:value="0.05064" calcext:value-type="float">
            <text:p>5.064E-02</text:p>
          </table:table-cell>
          <table:table-cell office:value-type="float" office:value="0.141" calcext:value-type="float">
            <text:p>0.141</text:p>
          </table:table-cell>
          <table:table-cell office:value-type="float" office:value="0.2428" calcext:value-type="float">
            <text:p>2.428E-01</text:p>
          </table:table-cell>
          <table:table-cell office:value-type="float" office:value="0.00000006443" calcext:value-type="float">
            <text:p>6.443E-08</text:p>
          </table:table-cell>
          <table:table-cell office:value-type="float" office:value="0.001392" calcext:value-type="float">
            <text:p>1.392E-03</text:p>
          </table:table-cell>
          <table:table-cell office:value-type="float" office:value="0.0000000526" calcext:value-type="float">
            <text:p>5.260E-08</text:p>
          </table:table-cell>
          <table:table-cell office:value-type="float" office:value="0.0014" calcext:value-type="float">
            <text:p>1.400E-03</text:p>
          </table:table-cell>
          <table:table-cell office:value-type="float" office:value="7.649E+049" calcext:value-type="float">
            <text:p>7.649E+49</text:p>
          </table:table-cell>
          <table:table-cell office:value-type="float" office:value="0.001392" calcext:value-type="float">
            <text:p>1.392E-0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326" calcext:value-type="float">
            <text:p>12.326</text:p>
          </table:table-cell>
          <table:table-cell office:value-type="float" office:value="12.385" calcext:value-type="float">
            <text:p>12.385</text:p>
          </table:table-cell>
          <table:table-cell office:value-type="float" office:value="0.05945" calcext:value-type="float">
            <text:p>5.945E-02</text:p>
          </table:table-cell>
          <table:table-cell office:value-type="float" office:value="0.126" calcext:value-type="float">
            <text:p>1.260E-01</text:p>
          </table:table-cell>
          <table:table-cell office:value-type="float" office:value="0.214" calcext:value-type="float">
            <text:p>0.214</text:p>
          </table:table-cell>
          <table:table-cell office:value-type="float" office:value="0.3687" calcext:value-type="float">
            <text:p>3.687E-01</text:p>
          </table:table-cell>
          <table:table-cell office:value-type="float" office:value="0.0000004691" calcext:value-type="float">
            <text:p>4.691E-07</text:p>
          </table:table-cell>
          <table:table-cell office:value-type="float" office:value="0.01014" calcext:value-type="float">
            <text:p>1.014E-02</text:p>
          </table:table-cell>
          <table:table-cell office:value-type="float" office:value="0.0000003826" calcext:value-type="float">
            <text:p>3.826E-07</text:p>
          </table:table-cell>
          <table:table-cell office:value-type="float" office:value="0.01019" calcext:value-type="float">
            <text:p>1.019E-02</text:p>
          </table:table-cell>
          <table:table-cell office:value-type="float" office:value="5.569E+050" calcext:value-type="float">
            <text:p>5.569E+50</text:p>
          </table:table-cell>
          <table:table-cell office:value-type="float" office:value="0.01014" calcext:value-type="float">
            <text:p>1.014E-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7" calcext:value-type="float">
            <text:p>12.270</text:p>
          </table:table-cell>
          <table:table-cell office:value-type="float" office:value="12.325" calcext:value-type="float">
            <text:p>12.325</text:p>
          </table:table-cell>
          <table:table-cell office:value-type="float" office:value="0.05507" calcext:value-type="float">
            <text:p>5.507E-02</text:p>
          </table:table-cell>
          <table:table-cell office:value-type="float" office:value="0.1168" calcext:value-type="float">
            <text:p>1.168E-01</text:p>
          </table:table-cell>
          <table:table-cell office:value-type="float" office:value="0.281" calcext:value-type="float">
            <text:p>0.281</text:p>
          </table:table-cell>
          <table:table-cell office:value-type="float" office:value="0.4855" calcext:value-type="float">
            <text:p>4.855E-01</text:p>
          </table:table-cell>
          <table:table-cell office:value-type="float" office:value="0.000001224" calcext:value-type="float">
            <text:p>1.224E-06</text:p>
          </table:table-cell>
          <table:table-cell office:value-type="float" office:value="0.02644" calcext:value-type="float">
            <text:p>2.644E-02</text:p>
          </table:table-cell>
          <table:table-cell office:value-type="float" office:value="0.000000997" calcext:value-type="float">
            <text:p>9.970E-07</text:p>
          </table:table-cell>
          <table:table-cell office:value-type="float" office:value="0.02655" calcext:value-type="float">
            <text:p>2.655E-02</text:p>
          </table:table-cell>
          <table:table-cell office:value-type="float" office:value="1.453E+051" calcext:value-type="float">
            <text:p>1.453E+51</text:p>
          </table:table-cell>
          <table:table-cell office:value-type="float" office:value="0.02644" calcext:value-type="float">
            <text:p>2.644E-0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98" calcext:value-type="float">
            <text:p>12.198</text:p>
          </table:table-cell>
          <table:table-cell office:value-type="float" office:value="12.27" calcext:value-type="float">
            <text:p>12.270</text:p>
          </table:table-cell>
          <table:table-cell office:value-type="float" office:value="0.07236" calcext:value-type="float">
            <text:p>7.236E-02</text:p>
          </table:table-cell>
          <table:table-cell office:value-type="float" office:value="0.1534" calcext:value-type="float">
            <text:p>1.534E-01</text:p>
          </table:table-cell>
          <table:table-cell office:value-type="float" office:value="0.37" calcext:value-type="float">
            <text:p>0.370</text:p>
          </table:table-cell>
          <table:table-cell office:value-type="float" office:value="0.6392" calcext:value-type="float">
            <text:p>6.392E-01</text:p>
          </table:table-cell>
          <table:table-cell office:value-type="float" office:value="0.000003999" calcext:value-type="float">
            <text:p>3.999E-06</text:p>
          </table:table-cell>
          <table:table-cell office:value-type="float" office:value="0.08641" calcext:value-type="float">
            <text:p>8.641E-02</text:p>
          </table:table-cell>
          <table:table-cell office:value-type="float" office:value="0.000003254" calcext:value-type="float">
            <text:p>3.254E-06</text:p>
          </table:table-cell>
          <table:table-cell office:value-type="float" office:value="0.08663" calcext:value-type="float">
            <text:p>8.663E-02</text:p>
          </table:table-cell>
          <table:table-cell office:value-type="float" office:value="4.748E+051" calcext:value-type="float">
            <text:p>4.748E+51</text:p>
          </table:table-cell>
          <table:table-cell office:value-type="float" office:value="0.08641" calcext:value-type="float">
            <text:p>8.641E-0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9" calcext:value-type="float">
            <text:p>12.190</text:p>
          </table:table-cell>
          <table:table-cell office:value-type="float" office:value="12.198" calcext:value-type="float">
            <text:p>12.198</text:p>
          </table:table-cell>
          <table:table-cell office:value-type="float" office:value="0.007418" calcext:value-type="float">
            <text:p>7.418E-03</text:p>
          </table:table-cell>
          <table:table-cell office:value-type="float" office:value="0.01573" calcext:value-type="float">
            <text:p>1.573E-02</text:p>
          </table:table-cell>
          <table:table-cell office:value-type="float" office:value="0.38" calcext:value-type="float">
            <text:p>0.380</text:p>
          </table:table-cell>
          <table:table-cell office:value-type="float" office:value="0.6552" calcext:value-type="float">
            <text:p>6.552E-01</text:p>
          </table:table-cell>
          <table:table-cell office:value-type="float" office:value="0.0000006458" calcext:value-type="float">
            <text:p>6.458E-07</text:p>
          </table:table-cell>
          <table:table-cell office:value-type="float" office:value="0.01395" calcext:value-type="float">
            <text:p>1.395E-02</text:p>
          </table:table-cell>
          <table:table-cell office:value-type="float" office:value="0.000000525" calcext:value-type="float">
            <text:p>5.250E-07</text:p>
          </table:table-cell>
          <table:table-cell office:value-type="float" office:value="0.01398" calcext:value-type="float">
            <text:p>1.398E-02</text:p>
          </table:table-cell>
          <table:table-cell office:value-type="float" office:value="7.667E+050" calcext:value-type="float">
            <text:p>7.667E+50</text:p>
          </table:table-cell>
          <table:table-cell office:value-type="float" office:value="0.01395" calcext:value-type="float">
            <text:p>1.395E-02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7" calcext:value-type="float">
            <text:p>12.170</text:p>
          </table:table-cell>
          <table:table-cell office:value-type="float" office:value="12.19" calcext:value-type="float">
            <text:p>12.190</text:p>
          </table:table-cell>
          <table:table-cell office:value-type="float" office:value="0.01987" calcext:value-type="float">
            <text:p>1.987E-02</text:p>
          </table:table-cell>
          <table:table-cell office:value-type="float" office:value="0.04212" calcext:value-type="float">
            <text:p>4.212E-02</text:p>
          </table:table-cell>
          <table:table-cell office:value-type="float" office:value="0.404" calcext:value-type="float">
            <text:p>0.404</text:p>
          </table:table-cell>
          <table:table-cell office:value-type="float" office:value="0.6976" calcext:value-type="float">
            <text:p>6.976E-01</text:p>
          </table:table-cell>
          <table:table-cell office:value-type="float" office:value="0.000002039" calcext:value-type="float">
            <text:p>2.039E-06</text:p>
          </table:table-cell>
          <table:table-cell office:value-type="float" office:value="0.04406" calcext:value-type="float">
            <text:p>4.406E-02</text:p>
          </table:table-cell>
          <table:table-cell office:value-type="float" office:value="0.000001657" calcext:value-type="float">
            <text:p>1.657E-06</text:p>
          </table:table-cell>
          <table:table-cell office:value-type="float" office:value="0.04413" calcext:value-type="float">
            <text:p>4.413E-02</text:p>
          </table:table-cell>
          <table:table-cell office:value-type="float" office:value="2.421E+051" calcext:value-type="float">
            <text:p>2.421E+51</text:p>
          </table:table-cell>
          <table:table-cell office:value-type="float" office:value="0.04406" calcext:value-type="float">
            <text:p>4.406E-02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156" calcext:value-type="float">
            <text:p>12.156</text:p>
          </table:table-cell>
          <table:table-cell office:value-type="float" office:value="12.17" calcext:value-type="float">
            <text:p>12.170</text:p>
          </table:table-cell>
          <table:table-cell office:value-type="float" office:value="0.01456" calcext:value-type="float">
            <text:p>1.456E-02</text:p>
          </table:table-cell>
          <table:table-cell office:value-type="float" office:value="0.03087" calcext:value-type="float">
            <text:p>3.087E-02</text:p>
          </table:table-cell>
          <table:table-cell office:value-type="float" office:value="0.422" calcext:value-type="float">
            <text:p>0.422</text:p>
          </table:table-cell>
          <table:table-cell office:value-type="float" office:value="0.7288" calcext:value-type="float">
            <text:p>7.288E-01</text:p>
          </table:table-cell>
          <table:table-cell office:value-type="float" office:value="0.000001829" calcext:value-type="float">
            <text:p>1.829E-06</text:p>
          </table:table-cell>
          <table:table-cell office:value-type="float" office:value="0.03953" calcext:value-type="float">
            <text:p>3.953E-02</text:p>
          </table:table-cell>
          <table:table-cell office:value-type="float" office:value="0.000001486" calcext:value-type="float">
            <text:p>1.486E-06</text:p>
          </table:table-cell>
          <table:table-cell office:value-type="float" office:value="0.03957" calcext:value-type="float">
            <text:p>3.957E-02</text:p>
          </table:table-cell>
          <table:table-cell office:value-type="float" office:value="2.172E+051" calcext:value-type="float">
            <text:p>2.172E+51</text:p>
          </table:table-cell>
          <table:table-cell office:value-type="float" office:value="0.03953" calcext:value-type="float">
            <text:p>3.953E-0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152" calcext:value-type="float">
            <text:p>12.152</text:p>
          </table:table-cell>
          <table:table-cell office:value-type="float" office:value="12.156" calcext:value-type="float">
            <text:p>12.156</text:p>
          </table:table-cell>
          <table:table-cell office:value-type="float" office:value="0.004054" calcext:value-type="float">
            <text:p>4.054E-03</text:p>
          </table:table-cell>
          <table:table-cell office:value-type="float" office:value="0.008595" calcext:value-type="float">
            <text:p>8.595E-03</text:p>
          </table:table-cell>
          <table:table-cell office:value-type="float" office:value="0.427" calcext:value-type="float">
            <text:p>0.427</text:p>
          </table:table-cell>
          <table:table-cell office:value-type="float" office:value="0.7376" calcext:value-type="float">
            <text:p>7.376E-01</text:p>
          </table:table-cell>
          <table:table-cell office:value-type="float" office:value="0.0000005671" calcext:value-type="float">
            <text:p>5.671E-07</text:p>
          </table:table-cell>
          <table:table-cell office:value-type="float" office:value="0.01225" calcext:value-type="float">
            <text:p>1.225E-02</text:p>
          </table:table-cell>
          <table:table-cell office:value-type="float" office:value="0.0000004607" calcext:value-type="float">
            <text:p>4.607E-07</text:p>
          </table:table-cell>
          <table:table-cell office:value-type="float" office:value="0.01227" calcext:value-type="float">
            <text:p>1.227E-02</text:p>
          </table:table-cell>
          <table:table-cell office:value-type="float" office:value="6.733E+050" calcext:value-type="float">
            <text:p>6.733E+50</text:p>
          </table:table-cell>
          <table:table-cell office:value-type="float" office:value="0.01225" calcext:value-type="float">
            <text:p>1.225E-02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12" calcext:value-type="float">
            <text:p>12.120</text:p>
          </table:table-cell>
          <table:table-cell office:value-type="float" office:value="12.152" calcext:value-type="float">
            <text:p>12.152</text:p>
          </table:table-cell>
          <table:table-cell office:value-type="float" office:value="0.03102" calcext:value-type="float">
            <text:p>3.102E-02</text:p>
          </table:table-cell>
          <table:table-cell office:value-type="float" office:value="0.06577" calcext:value-type="float">
            <text:p>6.577E-02</text:p>
          </table:table-cell>
          <table:table-cell office:value-type="float" office:value="0.466" calcext:value-type="float">
            <text:p>0.466</text:p>
          </table:table-cell>
          <table:table-cell office:value-type="float" office:value="0.8038" calcext:value-type="float">
            <text:p>8.038E-01</text:p>
          </table:table-cell>
          <table:table-cell office:value-type="float" office:value="0.000005338" calcext:value-type="float">
            <text:p>5.338E-06</text:p>
          </table:table-cell>
          <table:table-cell office:value-type="float" office:value="0.1153" calcext:value-type="float">
            <text:p>1.153E-01</text:p>
          </table:table-cell>
          <table:table-cell office:value-type="float" office:value="0.000004334" calcext:value-type="float">
            <text:p>4.334E-06</text:p>
          </table:table-cell>
          <table:table-cell office:value-type="float" office:value="0.1154" calcext:value-type="float">
            <text:p>1.154E-01</text:p>
          </table:table-cell>
          <table:table-cell office:value-type="float" office:value="6.337E+051" calcext:value-type="float">
            <text:p>6.337E+51</text:p>
          </table:table-cell>
          <table:table-cell office:value-type="float" office:value="0.1153" calcext:value-type="float">
            <text:p>1.153E-01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84" calcext:value-type="float">
            <text:p>12.084</text:p>
          </table:table-cell>
          <table:table-cell office:value-type="float" office:value="12.12" calcext:value-type="float">
            <text:p>12.120</text:p>
          </table:table-cell>
          <table:table-cell office:value-type="float" office:value="0.03609" calcext:value-type="float">
            <text:p>3.609E-02</text:p>
          </table:table-cell>
          <table:table-cell office:value-type="float" office:value="0.0765" calcext:value-type="float">
            <text:p>7.650E-02</text:p>
          </table:table-cell>
          <table:table-cell office:value-type="float" office:value="0.51" calcext:value-type="float">
            <text:p>0.510</text:p>
          </table:table-cell>
          <table:table-cell office:value-type="float" office:value="0.8808" calcext:value-type="float">
            <text:p>8.808E-01</text:p>
          </table:table-cell>
          <table:table-cell office:value-type="float" office:value="0.000008786" calcext:value-type="float">
            <text:p>8.786E-06</text:p>
          </table:table-cell>
          <table:table-cell office:value-type="float" office:value="0.1899" calcext:value-type="float">
            <text:p>1.899E-01</text:p>
          </table:table-cell>
          <table:table-cell office:value-type="float" office:value="0.000007129" calcext:value-type="float">
            <text:p>7.129E-06</text:p>
          </table:table-cell>
          <table:table-cell office:value-type="float" office:value="0.1898" calcext:value-type="float">
            <text:p>1.898E-01</text:p>
          </table:table-cell>
          <table:table-cell office:value-type="float" office:value="1.043E+052" calcext:value-type="float">
            <text:p>1.043E+52</text:p>
          </table:table-cell>
          <table:table-cell office:value-type="float" office:value="0.1899" calcext:value-type="float">
            <text:p>1.899E-01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069" calcext:value-type="float">
            <text:p>12.069</text:p>
          </table:table-cell>
          <table:table-cell office:value-type="float" office:value="12.084" calcext:value-type="float">
            <text:p>12.084</text:p>
          </table:table-cell>
          <table:table-cell office:value-type="float" office:value="0.01538" calcext:value-type="float">
            <text:p>1.538E-02</text:p>
          </table:table-cell>
          <table:table-cell office:value-type="float" office:value="0.03261" calcext:value-type="float">
            <text:p>3.261E-02</text:p>
          </table:table-cell>
          <table:table-cell office:value-type="float" office:value="0.529" calcext:value-type="float">
            <text:p>0.529</text:p>
          </table:table-cell>
          <table:table-cell office:value-type="float" office:value="0.9138" calcext:value-type="float">
            <text:p>9.138E-01</text:p>
          </table:table-cell>
          <table:table-cell office:value-type="float" office:value="0.000004764" calcext:value-type="float">
            <text:p>4.764E-06</text:p>
          </table:table-cell>
          <table:table-cell office:value-type="float" office:value="0.1029" calcext:value-type="float">
            <text:p>1.029E-01</text:p>
          </table:table-cell>
          <table:table-cell office:value-type="float" office:value="0.000003863" calcext:value-type="float">
            <text:p>3.863E-06</text:p>
          </table:table-cell>
          <table:table-cell office:value-type="float" office:value="0.1029" calcext:value-type="float">
            <text:p>1.029E-01</text:p>
          </table:table-cell>
          <table:table-cell office:value-type="float" office:value="5.656E+051" calcext:value-type="float">
            <text:p>5.656E+51</text:p>
          </table:table-cell>
          <table:table-cell office:value-type="float" office:value="0.1029" calcext:value-type="float">
            <text:p>1.029E-01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059" calcext:value-type="float">
            <text:p>12.059</text:p>
          </table:table-cell>
          <table:table-cell office:value-type="float" office:value="12.069" calcext:value-type="float">
            <text:p>12.069</text:p>
          </table:table-cell>
          <table:table-cell office:value-type="float" office:value="0.009431" calcext:value-type="float">
            <text:p>9.431E-03</text:p>
          </table:table-cell>
          <table:table-cell office:value-type="float" office:value="0.01999" calcext:value-type="float">
            <text:p>1.999E-02</text:p>
          </table:table-cell>
          <table:table-cell office:value-type="float" office:value="0.541" calcext:value-type="float">
            <text:p>0.541</text:p>
          </table:table-cell>
          <table:table-cell office:value-type="float" office:value="0.9342" calcext:value-type="float">
            <text:p>9.342E-01</text:p>
          </table:table-cell>
          <table:table-cell office:value-type="float" office:value="0.000003303" calcext:value-type="float">
            <text:p>3.303E-06</text:p>
          </table:table-cell>
          <table:table-cell office:value-type="float" office:value="0.07137" calcext:value-type="float">
            <text:p>7.137E-02</text:p>
          </table:table-cell>
          <table:table-cell office:value-type="float" office:value="0.000002678" calcext:value-type="float">
            <text:p>2.678E-06</text:p>
          </table:table-cell>
          <table:table-cell office:value-type="float" office:value="0.0713" calcext:value-type="float">
            <text:p>7.130E-02</text:p>
          </table:table-cell>
          <table:table-cell office:value-type="float" office:value="3.921E+051" calcext:value-type="float">
            <text:p>3.921E+51</text:p>
          </table:table-cell>
          <table:table-cell office:value-type="float" office:value="0.07137" calcext:value-type="float">
            <text:p>7.137E-02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028" calcext:value-type="float">
            <text:p>12.028</text:p>
          </table:table-cell>
          <table:table-cell office:value-type="float" office:value="12.059" calcext:value-type="float">
            <text:p>12.059</text:p>
          </table:table-cell>
          <table:table-cell office:value-type="float" office:value="0.03078" calcext:value-type="float">
            <text:p>3.078E-02</text:p>
          </table:table-cell>
          <table:table-cell office:value-type="float" office:value="0.06526" calcext:value-type="float">
            <text:p>6.526E-02</text:p>
          </table:table-cell>
          <table:table-cell office:value-type="float" office:value="0.579" calcext:value-type="float">
            <text:p>0.579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1299" calcext:value-type="float">
            <text:p>1.299E-05</text:p>
          </table:table-cell>
          <table:table-cell office:value-type="float" office:value="0.2807" calcext:value-type="float">
            <text:p>2.807E-01</text:p>
          </table:table-cell>
          <table:table-cell office:value-type="float" office:value="0.00001053" calcext:value-type="float">
            <text:p>1.053E-05</text:p>
          </table:table-cell>
          <table:table-cell office:value-type="float" office:value="0.2803" calcext:value-type="float">
            <text:p>2.803E-01</text:p>
          </table:table-cell>
          <table:table-cell office:value-type="float" office:value="1.542E+052" calcext:value-type="float">
            <text:p>1.542E+52</text:p>
          </table:table-cell>
          <table:table-cell office:value-type="float" office:value="0.2807" calcext:value-type="float">
            <text:p>2.807E-01</text:p>
          </table:table-cell>
          <table:table-cell table:number-columns-repeated="10"/>
        </table:table-row>
        <table:table-row table:style-name="ro1" table:number-rows-repeated="1048556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DDMED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" calcext:value-type="float">
            <text:p>12.490</text:p>
          </table:table-cell>
          <table:table-cell office:value-type="float" office:value="12.5" calcext:value-type="float">
            <text:p>12.500</text:p>
          </table:table-cell>
          <table:table-cell office:value-type="float" office:value="0.01027" calcext:value-type="float">
            <text:p>1.027E-02</text:p>
          </table:table-cell>
          <table:table-cell office:value-type="float" office:value="0.02177" calcext:value-type="float">
            <text:p>2.177E-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67" calcext:value-type="float">
            <text:p>2.167E-02</text:p>
          </table:table-cell>
          <table:table-cell office:value-type="float" office:value="0.00000000003676" calcext:value-type="float">
            <text:p>3.676E-11</text:p>
          </table:table-cell>
          <table:table-cell office:value-type="float" office:value="0.0000007942" calcext:value-type="float">
            <text:p>7.942E-07</text:p>
          </table:table-cell>
          <table:table-cell office:value-type="float" office:value="0.00000000003006" calcext:value-type="float">
            <text:p>3.006E-11</text:p>
          </table:table-cell>
          <table:table-cell office:value-type="float" office:value="0.0000008003" calcext:value-type="float">
            <text:p>8.003E-07</text:p>
          </table:table-cell>
          <table:table-cell office:value-type="float" office:value="4.364E+046" calcext:value-type="float">
            <text:p>4.364E+46</text:p>
          </table:table-cell>
          <table:table-cell office:value-type="float" office:value="0.0000007942" calcext:value-type="float">
            <text:p>7.942E-07</text:p>
          </table:table-cell>
          <table:table-cell table:number-columns-repeated="2"/>
          <table:table-cell office:value-type="float" office:value="0.00003756" calcext:value-type="float">
            <text:p>3.756E-05</text:p>
          </table:table-cell>
          <table:table-cell office:value-type="float" office:value="0.00002683" calcext:value-type="float">
            <text:p>2.683E-05</text:p>
          </table:table-cell>
          <table:table-cell office:value-type="float" office:value="0.4717" calcext:value-type="float">
            <text:p>4.717E-01</text:p>
          </table:table-cell>
          <table:table-cell office:value-type="float" office:value="0.03774" calcext:value-type="float">
            <text:p>3.774E-02</text:p>
          </table:table-cell>
          <table:table-cell office:value-type="float" office:value="0.00004628" calcext:value-type="float">
            <text:p>4.628E-05</text:p>
          </table:table-cell>
          <table:table-cell office:value-type="float" office:value="0.2322" calcext:value-type="float">
            <text:p>2.322E-01</text:p>
          </table:table-cell>
          <table:table-cell office:value-type="float" office:value="0.5794" calcext:value-type="float">
            <text:p>5.794E-01</text:p>
          </table:table-cell>
          <table:table-cell office:value-type="float" office:value="5.494E+052" calcext:value-type="float">
            <text:p>5.494E+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52" calcext:value-type="float">
            <text:p>12.452</text:p>
          </table:table-cell>
          <table:table-cell office:value-type="float" office:value="12.49" calcext:value-type="float">
            <text:p>12.490</text:p>
          </table:table-cell>
          <table:table-cell office:value-type="float" office:value="0.03794" calcext:value-type="float">
            <text:p>3.794E-02</text:p>
          </table:table-cell>
          <table:table-cell office:value-type="float" office:value="0.08043" calcext:value-type="float">
            <text:p>8.043E-02</text:p>
          </table:table-cell>
          <table:table-cell office:value-type="float" office:value="0.059" calcext:value-type="float">
            <text:p>0.059</text:p>
          </table:table-cell>
          <table:table-cell office:value-type="float" office:value="0.1018" calcext:value-type="float">
            <text:p>1.018E-01</text:p>
          </table:table-cell>
          <table:table-cell office:value-type="float" office:value="0.000000004432" calcext:value-type="float">
            <text:p>4.432E-09</text:p>
          </table:table-cell>
          <table:table-cell office:value-type="float" office:value="0.00009577" calcext:value-type="float">
            <text:p>9.577E-05</text:p>
          </table:table-cell>
          <table:table-cell office:value-type="float" office:value="0.000000003623" calcext:value-type="float">
            <text:p>3.623E-09</text:p>
          </table:table-cell>
          <table:table-cell office:value-type="float" office:value="0.00009647" calcext:value-type="float">
            <text:p>9.647E-05</text:p>
          </table:table-cell>
          <table:table-cell office:value-type="float" office:value="5.262E+048" calcext:value-type="float">
            <text:p>5.262E+48</text:p>
          </table:table-cell>
          <table:table-cell office:value-type="float" office:value="0.00009577" calcext:value-type="float">
            <text:p>9.577E-0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51" calcext:value-type="float">
            <text:p>12.451</text:p>
          </table:table-cell>
          <table:table-cell office:value-type="float" office:value="12.452" calcext:value-type="float">
            <text:p>12.452</text:p>
          </table:table-cell>
          <table:table-cell office:value-type="float" office:value="0.0007507" calcext:value-type="float">
            <text:p>7.507E-04</text:p>
          </table:table-cell>
          <table:table-cell office:value-type="float" office:value="0.001591" calcext:value-type="float">
            <text:p>1.591E-03</text:p>
          </table:table-cell>
          <table:table-cell office:value-type="float" office:value="0.06" calcext:value-type="float">
            <text:p>0.060</text:p>
          </table:table-cell>
          <table:table-cell office:value-type="float" office:value="0.1034" calcext:value-type="float">
            <text:p>1.034E-01</text:p>
          </table:table-cell>
          <table:table-cell office:value-type="float" office:value="0.0000000002421" calcext:value-type="float">
            <text:p>2.421E-10</text:p>
          </table:table-cell>
          <table:table-cell office:value-type="float" office:value="0.000005232" calcext:value-type="float">
            <text:p>5.232E-06</text:p>
          </table:table-cell>
          <table:table-cell office:value-type="float" office:value="0.0000000001979" calcext:value-type="float">
            <text:p>1.979E-10</text:p>
          </table:table-cell>
          <table:table-cell office:value-type="float" office:value="0.000005269" calcext:value-type="float">
            <text:p>5.269E-06</text:p>
          </table:table-cell>
          <table:table-cell office:value-type="float" office:value="2.875E+047" calcext:value-type="float">
            <text:p>2.875E+47</text:p>
          </table:table-cell>
          <table:table-cell office:value-type="float" office:value="0.000005232" calcext:value-type="float">
            <text:p>5.232E-0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412" calcext:value-type="float">
            <text:p>12.412</text:p>
          </table:table-cell>
          <table:table-cell office:value-type="float" office:value="12.451" calcext:value-type="float">
            <text:p>12.451</text:p>
          </table:table-cell>
          <table:table-cell office:value-type="float" office:value="0.03854" calcext:value-type="float">
            <text:p>3.854E-02</text:p>
          </table:table-cell>
          <table:table-cell office:value-type="float" office:value="0.08171" calcext:value-type="float">
            <text:p>8.171E-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849" calcext:value-type="float">
            <text:p>1.849E-01</text:p>
          </table:table-cell>
          <table:table-cell office:value-type="float" office:value="0.00000003315" calcext:value-type="float">
            <text:p>3.315E-08</text:p>
          </table:table-cell>
          <table:table-cell office:value-type="float" office:value="0.0007164" calcext:value-type="float">
            <text:p>7.164E-04</text:p>
          </table:table-cell>
          <table:table-cell office:value-type="float" office:value="0.00000002708" calcext:value-type="float">
            <text:p>2.708E-08</text:p>
          </table:table-cell>
          <table:table-cell office:value-type="float" office:value="0.0007211" calcext:value-type="float">
            <text:p>7.211E-04</text:p>
          </table:table-cell>
          <table:table-cell office:value-type="float" office:value="3.936E+049" calcext:value-type="float">
            <text:p>3.936E+49</text:p>
          </table:table-cell>
          <table:table-cell office:value-type="float" office:value="0.0007164" calcext:value-type="float">
            <text:p>7.164E-0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409" calcext:value-type="float">
            <text:p>12.409</text:p>
          </table:table-cell>
          <table:table-cell office:value-type="float" office:value="12.412" calcext:value-type="float">
            <text:p>12.412</text:p>
          </table:table-cell>
          <table:table-cell office:value-type="float" office:value="0.003452" calcext:value-type="float">
            <text:p>3.452E-03</text:p>
          </table:table-cell>
          <table:table-cell office:value-type="float" office:value="0.007318" calcext:value-type="float">
            <text:p>7.318E-0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923" calcext:value-type="float">
            <text:p>1.923E-01</text:p>
          </table:table-cell>
          <table:table-cell office:value-type="float" office:value="0.000000005977" calcext:value-type="float">
            <text:p>5.977E-09</text:p>
          </table:table-cell>
          <table:table-cell office:value-type="float" office:value="0.0001291" calcext:value-type="float">
            <text:p>1.291E-04</text:p>
          </table:table-cell>
          <table:table-cell office:value-type="float" office:value="0.000000004881" calcext:value-type="float">
            <text:p>4.881E-09</text:p>
          </table:table-cell>
          <table:table-cell office:value-type="float" office:value="0.00013" calcext:value-type="float">
            <text:p>1.300E-04</text:p>
          </table:table-cell>
          <table:table-cell office:value-type="float" office:value="7.096E+048" calcext:value-type="float">
            <text:p>7.096E+48</text:p>
          </table:table-cell>
          <table:table-cell office:value-type="float" office:value="0.0001291" calcext:value-type="float">
            <text:p>1.291E-0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385" calcext:value-type="float">
            <text:p>12.385</text:p>
          </table:table-cell>
          <table:table-cell office:value-type="float" office:value="12.409" calcext:value-type="float">
            <text:p>12.409</text:p>
          </table:table-cell>
          <table:table-cell office:value-type="float" office:value="0.02389" calcext:value-type="float">
            <text:p>2.389E-02</text:p>
          </table:table-cell>
          <table:table-cell office:value-type="float" office:value="0.05064" calcext:value-type="float">
            <text:p>5.064E-02</text:p>
          </table:table-cell>
          <table:table-cell office:value-type="float" office:value="0.141" calcext:value-type="float">
            <text:p>0.141</text:p>
          </table:table-cell>
          <table:table-cell office:value-type="float" office:value="0.2428" calcext:value-type="float">
            <text:p>2.428E-01</text:p>
          </table:table-cell>
          <table:table-cell office:value-type="float" office:value="0.00000006443" calcext:value-type="float">
            <text:p>6.443E-08</text:p>
          </table:table-cell>
          <table:table-cell office:value-type="float" office:value="0.001392" calcext:value-type="float">
            <text:p>1.392E-03</text:p>
          </table:table-cell>
          <table:table-cell office:value-type="float" office:value="0.0000000526" calcext:value-type="float">
            <text:p>5.260E-08</text:p>
          </table:table-cell>
          <table:table-cell office:value-type="float" office:value="0.0014" calcext:value-type="float">
            <text:p>1.400E-03</text:p>
          </table:table-cell>
          <table:table-cell office:value-type="float" office:value="7.649E+049" calcext:value-type="float">
            <text:p>7.649E+49</text:p>
          </table:table-cell>
          <table:table-cell office:value-type="float" office:value="0.001392" calcext:value-type="float">
            <text:p>1.392E-0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326" calcext:value-type="float">
            <text:p>12.326</text:p>
          </table:table-cell>
          <table:table-cell office:value-type="float" office:value="12.385" calcext:value-type="float">
            <text:p>12.385</text:p>
          </table:table-cell>
          <table:table-cell office:value-type="float" office:value="0.05945" calcext:value-type="float">
            <text:p>5.945E-02</text:p>
          </table:table-cell>
          <table:table-cell office:value-type="float" office:value="0.126" calcext:value-type="float">
            <text:p>1.260E-01</text:p>
          </table:table-cell>
          <table:table-cell office:value-type="float" office:value="0.214" calcext:value-type="float">
            <text:p>0.214</text:p>
          </table:table-cell>
          <table:table-cell office:value-type="float" office:value="0.3687" calcext:value-type="float">
            <text:p>3.687E-01</text:p>
          </table:table-cell>
          <table:table-cell office:value-type="float" office:value="0.0000004691" calcext:value-type="float">
            <text:p>4.691E-07</text:p>
          </table:table-cell>
          <table:table-cell office:value-type="float" office:value="0.01014" calcext:value-type="float">
            <text:p>1.014E-02</text:p>
          </table:table-cell>
          <table:table-cell office:value-type="float" office:value="0.0000003826" calcext:value-type="float">
            <text:p>3.826E-07</text:p>
          </table:table-cell>
          <table:table-cell office:value-type="float" office:value="0.01019" calcext:value-type="float">
            <text:p>1.019E-02</text:p>
          </table:table-cell>
          <table:table-cell office:value-type="float" office:value="5.569E+050" calcext:value-type="float">
            <text:p>5.569E+50</text:p>
          </table:table-cell>
          <table:table-cell office:value-type="float" office:value="0.01014" calcext:value-type="float">
            <text:p>1.014E-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7" calcext:value-type="float">
            <text:p>12.270</text:p>
          </table:table-cell>
          <table:table-cell office:value-type="float" office:value="12.325" calcext:value-type="float">
            <text:p>12.325</text:p>
          </table:table-cell>
          <table:table-cell office:value-type="float" office:value="0.05507" calcext:value-type="float">
            <text:p>5.507E-02</text:p>
          </table:table-cell>
          <table:table-cell office:value-type="float" office:value="0.1167" calcext:value-type="float">
            <text:p>1.167E-01</text:p>
          </table:table-cell>
          <table:table-cell office:value-type="float" office:value="0.281" calcext:value-type="float">
            <text:p>0.281</text:p>
          </table:table-cell>
          <table:table-cell office:value-type="float" office:value="0.4855" calcext:value-type="float">
            <text:p>4.855E-01</text:p>
          </table:table-cell>
          <table:table-cell office:value-type="float" office:value="0.000001224" calcext:value-type="float">
            <text:p>1.224E-06</text:p>
          </table:table-cell>
          <table:table-cell office:value-type="float" office:value="0.02644" calcext:value-type="float">
            <text:p>2.644E-02</text:p>
          </table:table-cell>
          <table:table-cell office:value-type="float" office:value="0.000000997" calcext:value-type="float">
            <text:p>9.970E-07</text:p>
          </table:table-cell>
          <table:table-cell office:value-type="float" office:value="0.02655" calcext:value-type="float">
            <text:p>2.655E-02</text:p>
          </table:table-cell>
          <table:table-cell office:value-type="float" office:value="1.453E+051" calcext:value-type="float">
            <text:p>1.453E+51</text:p>
          </table:table-cell>
          <table:table-cell office:value-type="float" office:value="0.02644" calcext:value-type="float">
            <text:p>2.644E-0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98" calcext:value-type="float">
            <text:p>12.198</text:p>
          </table:table-cell>
          <table:table-cell office:value-type="float" office:value="12.27" calcext:value-type="float">
            <text:p>12.270</text:p>
          </table:table-cell>
          <table:table-cell office:value-type="float" office:value="0.07236" calcext:value-type="float">
            <text:p>7.236E-02</text:p>
          </table:table-cell>
          <table:table-cell office:value-type="float" office:value="0.1534" calcext:value-type="float">
            <text:p>1.534E-01</text:p>
          </table:table-cell>
          <table:table-cell office:value-type="float" office:value="0.37" calcext:value-type="float">
            <text:p>0.370</text:p>
          </table:table-cell>
          <table:table-cell office:value-type="float" office:value="0.6391" calcext:value-type="float">
            <text:p>6.391E-01</text:p>
          </table:table-cell>
          <table:table-cell office:value-type="float" office:value="0.000003999" calcext:value-type="float">
            <text:p>3.999E-06</text:p>
          </table:table-cell>
          <table:table-cell office:value-type="float" office:value="0.08641" calcext:value-type="float">
            <text:p>8.641E-02</text:p>
          </table:table-cell>
          <table:table-cell office:value-type="float" office:value="0.000003254" calcext:value-type="float">
            <text:p>3.254E-06</text:p>
          </table:table-cell>
          <table:table-cell office:value-type="float" office:value="0.08663" calcext:value-type="float">
            <text:p>8.663E-02</text:p>
          </table:table-cell>
          <table:table-cell office:value-type="float" office:value="4.748E+051" calcext:value-type="float">
            <text:p>4.748E+51</text:p>
          </table:table-cell>
          <table:table-cell office:value-type="float" office:value="0.08641" calcext:value-type="float">
            <text:p>8.641E-0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8" calcext:value-type="float">
            <text:p>12.180</text:p>
          </table:table-cell>
          <table:table-cell office:value-type="float" office:value="12.198" calcext:value-type="float">
            <text:p>12.198</text:p>
          </table:table-cell>
          <table:table-cell office:value-type="float" office:value="0.01832" calcext:value-type="float">
            <text:p>1.832E-02</text:p>
          </table:table-cell>
          <table:table-cell office:value-type="float" office:value="0.03883" calcext:value-type="float">
            <text:p>3.883E-02</text:p>
          </table:table-cell>
          <table:table-cell office:value-type="float" office:value="0.393" calcext:value-type="float">
            <text:p>0.393</text:p>
          </table:table-cell>
          <table:table-cell office:value-type="float" office:value="0.6783" calcext:value-type="float">
            <text:p>6.783E-01</text:p>
          </table:table-cell>
          <table:table-cell office:value-type="float" office:value="0.000001691" calcext:value-type="float">
            <text:p>1.691E-06</text:p>
          </table:table-cell>
          <table:table-cell office:value-type="float" office:value="0.03655" calcext:value-type="float">
            <text:p>3.655E-02</text:p>
          </table:table-cell>
          <table:table-cell office:value-type="float" office:value="0.000001375" calcext:value-type="float">
            <text:p>1.375E-06</text:p>
          </table:table-cell>
          <table:table-cell office:value-type="float" office:value="0.03661" calcext:value-type="float">
            <text:p>3.661E-02</text:p>
          </table:table-cell>
          <table:table-cell office:value-type="float" office:value="2.008E+051" calcext:value-type="float">
            <text:p>2.008E+51</text:p>
          </table:table-cell>
          <table:table-cell office:value-type="float" office:value="0.03655" calcext:value-type="float">
            <text:p>3.655E-02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46" calcext:value-type="float">
            <text:p>12.146</text:p>
          </table:table-cell>
          <table:table-cell office:value-type="float" office:value="12.179" calcext:value-type="float">
            <text:p>12.179</text:p>
          </table:table-cell>
          <table:table-cell office:value-type="float" office:value="0.03356" calcext:value-type="float">
            <text:p>3.356E-02</text:p>
          </table:table-cell>
          <table:table-cell office:value-type="float" office:value="0.07113" calcext:value-type="float">
            <text:p>7.113E-02</text:p>
          </table:table-cell>
          <table:table-cell office:value-type="float" office:value="0.434" calcext:value-type="float">
            <text:p>0.434</text:p>
          </table:table-cell>
          <table:table-cell office:value-type="float" office:value="0.7498" calcext:value-type="float">
            <text:p>7.498E-01</text:p>
          </table:table-cell>
          <table:table-cell office:value-type="float" office:value="0.000004317" calcext:value-type="float">
            <text:p>4.317E-06</text:p>
          </table:table-cell>
          <table:table-cell office:value-type="float" office:value="0.09329" calcext:value-type="float">
            <text:p>9.329E-02</text:p>
          </table:table-cell>
          <table:table-cell office:value-type="float" office:value="0.000003507" calcext:value-type="float">
            <text:p>3.507E-06</text:p>
          </table:table-cell>
          <table:table-cell office:value-type="float" office:value="0.09339" calcext:value-type="float">
            <text:p>9.339E-02</text:p>
          </table:table-cell>
          <table:table-cell office:value-type="float" office:value="5.125E+051" calcext:value-type="float">
            <text:p>5.125E+51</text:p>
          </table:table-cell>
          <table:table-cell office:value-type="float" office:value="0.09329" calcext:value-type="float">
            <text:p>9.329E-02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112" calcext:value-type="float">
            <text:p>12.112</text:p>
          </table:table-cell>
          <table:table-cell office:value-type="float" office:value="12.146" calcext:value-type="float">
            <text:p>12.146</text:p>
          </table:table-cell>
          <table:table-cell office:value-type="float" office:value="0.03342" calcext:value-type="float">
            <text:p>3.342E-02</text:p>
          </table:table-cell>
          <table:table-cell office:value-type="float" office:value="0.07085" calcext:value-type="float">
            <text:p>7.085E-02</text:p>
          </table:table-cell>
          <table:table-cell office:value-type="float" office:value="0.476" calcext:value-type="float">
            <text:p>0.476</text:p>
          </table:table-cell>
          <table:table-cell office:value-type="float" office:value="0.821" calcext:value-type="float">
            <text:p>8.210E-01</text:p>
          </table:table-cell>
          <table:table-cell office:value-type="float" office:value="0.00000616" calcext:value-type="float">
            <text:p>6.160E-06</text:p>
          </table:table-cell>
          <table:table-cell office:value-type="float" office:value="0.1331" calcext:value-type="float">
            <text:p>1.331E-01</text:p>
          </table:table-cell>
          <table:table-cell office:value-type="float" office:value="0.000005001" calcext:value-type="float">
            <text:p>5.001E-06</text:p>
          </table:table-cell>
          <table:table-cell office:value-type="float" office:value="0.1332" calcext:value-type="float">
            <text:p>1.332E-01</text:p>
          </table:table-cell>
          <table:table-cell office:value-type="float" office:value="7.313E+051" calcext:value-type="float">
            <text:p>7.313E+51</text:p>
          </table:table-cell>
          <table:table-cell office:value-type="float" office:value="0.1331" calcext:value-type="float">
            <text:p>1.331E-0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78" calcext:value-type="float">
            <text:p>12.078</text:p>
          </table:table-cell>
          <table:table-cell office:value-type="float" office:value="12.112" calcext:value-type="float">
            <text:p>12.112</text:p>
          </table:table-cell>
          <table:table-cell office:value-type="float" office:value="0.03424" calcext:value-type="float">
            <text:p>3.424E-02</text:p>
          </table:table-cell>
          <table:table-cell office:value-type="float" office:value="0.07259" calcext:value-type="float">
            <text:p>7.259E-02</text:p>
          </table:table-cell>
          <table:table-cell office:value-type="float" office:value="0.518" calcext:value-type="float">
            <text:p>0.518</text:p>
          </table:table-cell>
          <table:table-cell office:value-type="float" office:value="0.8942" calcext:value-type="float">
            <text:p>8.942E-01</text:p>
          </table:table-cell>
          <table:table-cell office:value-type="float" office:value="0.000008888" calcext:value-type="float">
            <text:p>8.888E-06</text:p>
          </table:table-cell>
          <table:table-cell office:value-type="float" office:value="0.192" calcext:value-type="float">
            <text:p>1.920E-01</text:p>
          </table:table-cell>
          <table:table-cell office:value-type="float" office:value="0.00000721" calcext:value-type="float">
            <text:p>7.210E-06</text:p>
          </table:table-cell>
          <table:table-cell office:value-type="float" office:value="0.192" calcext:value-type="float">
            <text:p>1.920E-01</text:p>
          </table:table-cell>
          <table:table-cell office:value-type="float" office:value="1.055E+052" calcext:value-type="float">
            <text:p>1.055E+52</text:p>
          </table:table-cell>
          <table:table-cell office:value-type="float" office:value="0.192" calcext:value-type="float">
            <text:p>1.920E-0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41" calcext:value-type="float">
            <text:p>12.041</text:p>
          </table:table-cell>
          <table:table-cell office:value-type="float" office:value="12.078" calcext:value-type="float">
            <text:p>12.078</text:p>
          </table:table-cell>
          <table:table-cell office:value-type="float" office:value="0.03642" calcext:value-type="float">
            <text:p>3.642E-02</text:p>
          </table:table-cell>
          <table:table-cell office:value-type="float" office:value="0.07721" calcext:value-type="float">
            <text:p>7.721E-02</text:p>
          </table:table-cell>
          <table:table-cell office:value-type="float" office:value="0.563" calcext:value-type="float">
            <text:p>0.563</text:p>
          </table:table-cell>
          <table:table-cell office:value-type="float" office:value="0.972" calcext:value-type="float">
            <text:p>9.720E-01</text:p>
          </table:table-cell>
          <table:table-cell office:value-type="float" office:value="0.00001326" calcext:value-type="float">
            <text:p>1.326E-05</text:p>
          </table:table-cell>
          <table:table-cell office:value-type="float" office:value="0.2865" calcext:value-type="float">
            <text:p>2.865E-01</text:p>
          </table:table-cell>
          <table:table-cell office:value-type="float" office:value="0.00001075" calcext:value-type="float">
            <text:p>1.075E-05</text:p>
          </table:table-cell>
          <table:table-cell office:value-type="float" office:value="0.2861" calcext:value-type="float">
            <text:p>2.861E-01</text:p>
          </table:table-cell>
          <table:table-cell office:value-type="float" office:value="1.574E+052" calcext:value-type="float">
            <text:p>1.574E+52</text:p>
          </table:table-cell>
          <table:table-cell office:value-type="float" office:value="0.2865" calcext:value-type="float">
            <text:p>2.865E-01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28" calcext:value-type="float">
            <text:p>12.028</text:p>
          </table:table-cell>
          <table:table-cell office:value-type="float" office:value="12.041" calcext:value-type="float">
            <text:p>12.041</text:p>
          </table:table-cell>
          <table:table-cell office:value-type="float" office:value="0.01302" calcext:value-type="float">
            <text:p>1.302E-02</text:p>
          </table:table-cell>
          <table:table-cell office:value-type="float" office:value="0.0276" calcext:value-type="float">
            <text:p>2.760E-02</text:p>
          </table:table-cell>
          <table:table-cell office:value-type="float" office:value="0.579" calcext:value-type="float">
            <text:p>0.579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6" calcext:value-type="float">
            <text:p>6.000E-06</text:p>
          </table:table-cell>
          <table:table-cell office:value-type="float" office:value="0.1297" calcext:value-type="float">
            <text:p>1.297E-01</text:p>
          </table:table-cell>
          <table:table-cell office:value-type="float" office:value="0.000004862" calcext:value-type="float">
            <text:p>4.862E-06</text:p>
          </table:table-cell>
          <table:table-cell office:value-type="float" office:value="0.1294" calcext:value-type="float">
            <text:p>1.294E-01</text:p>
          </table:table-cell>
          <table:table-cell office:value-type="float" office:value="7.124E+051" calcext:value-type="float">
            <text:p>7.124E+51</text:p>
          </table:table-cell>
          <table:table-cell office:value-type="float" office:value="0.1297" calcext:value-type="float">
            <text:p>1.297E-01</text:p>
          </table:table-cell>
          <table:table-cell table:number-columns-repeated="10"/>
        </table:table-row>
        <table:table-row table:style-name="ro1" table:number-rows-repeated="104855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DDPC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" calcext:value-type="float">
            <text:p>12.490</text:p>
          </table:table-cell>
          <table:table-cell office:value-type="float" office:value="12.5" calcext:value-type="float">
            <text:p>12.500</text:p>
          </table:table-cell>
          <table:table-cell office:value-type="float" office:value="0.01027" calcext:value-type="float">
            <text:p>1.027E-02</text:p>
          </table:table-cell>
          <table:table-cell office:value-type="float" office:value="0.02177" calcext:value-type="float">
            <text:p>2.177E-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67" calcext:value-type="float">
            <text:p>2.167E-02</text:p>
          </table:table-cell>
          <table:table-cell office:value-type="float" office:value="0.00000000003676" calcext:value-type="float">
            <text:p>3.676E-11</text:p>
          </table:table-cell>
          <table:table-cell office:value-type="float" office:value="0.0000007678" calcext:value-type="float">
            <text:p>7.678E-07</text:p>
          </table:table-cell>
          <table:table-cell office:value-type="float" office:value="0.00000000003006" calcext:value-type="float">
            <text:p>3.006E-11</text:p>
          </table:table-cell>
          <table:table-cell office:value-type="float" office:value="0.0000007736" calcext:value-type="float">
            <text:p>7.736E-07</text:p>
          </table:table-cell>
          <table:table-cell office:value-type="float" office:value="4.364E+046" calcext:value-type="float">
            <text:p>4.364E+46</text:p>
          </table:table-cell>
          <table:table-cell office:value-type="float" office:value="0.0000007678" calcext:value-type="float">
            <text:p>7.678E-07</text:p>
          </table:table-cell>
          <table:table-cell table:number-columns-repeated="2"/>
          <table:table-cell office:value-type="float" office:value="0.00003885" calcext:value-type="float">
            <text:p>3.885E-05</text:p>
          </table:table-cell>
          <table:table-cell office:value-type="float" office:value="0.00002775" calcext:value-type="float">
            <text:p>2.775E-05</text:p>
          </table:table-cell>
          <table:table-cell office:value-type="float" office:value="0.4717" calcext:value-type="float">
            <text:p>4.717E-01</text:p>
          </table:table-cell>
          <table:table-cell office:value-type="float" office:value="0.03774" calcext:value-type="float">
            <text:p>3.774E-02</text:p>
          </table:table-cell>
          <table:table-cell office:value-type="float" office:value="0.00004787" calcext:value-type="float">
            <text:p>4.787E-05</text:p>
          </table:table-cell>
          <table:table-cell office:value-type="float" office:value="0.2322" calcext:value-type="float">
            <text:p>2.322E-01</text:p>
          </table:table-cell>
          <table:table-cell office:value-type="float" office:value="0.5794" calcext:value-type="float">
            <text:p>5.794E-01</text:p>
          </table:table-cell>
          <table:table-cell office:value-type="float" office:value="5.684E+052" calcext:value-type="float">
            <text:p>5.684E+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52" calcext:value-type="float">
            <text:p>12.452</text:p>
          </table:table-cell>
          <table:table-cell office:value-type="float" office:value="12.49" calcext:value-type="float">
            <text:p>12.490</text:p>
          </table:table-cell>
          <table:table-cell office:value-type="float" office:value="0.03794" calcext:value-type="float">
            <text:p>3.794E-02</text:p>
          </table:table-cell>
          <table:table-cell office:value-type="float" office:value="0.08043" calcext:value-type="float">
            <text:p>8.043E-02</text:p>
          </table:table-cell>
          <table:table-cell office:value-type="float" office:value="0.059" calcext:value-type="float">
            <text:p>0.059</text:p>
          </table:table-cell>
          <table:table-cell office:value-type="float" office:value="0.1018" calcext:value-type="float">
            <text:p>1.018E-01</text:p>
          </table:table-cell>
          <table:table-cell office:value-type="float" office:value="0.000000004432" calcext:value-type="float">
            <text:p>4.432E-09</text:p>
          </table:table-cell>
          <table:table-cell office:value-type="float" office:value="0.00009258" calcext:value-type="float">
            <text:p>9.258E-05</text:p>
          </table:table-cell>
          <table:table-cell office:value-type="float" office:value="0.000000003623" calcext:value-type="float">
            <text:p>3.623E-09</text:p>
          </table:table-cell>
          <table:table-cell office:value-type="float" office:value="0.00009326" calcext:value-type="float">
            <text:p>9.326E-05</text:p>
          </table:table-cell>
          <table:table-cell office:value-type="float" office:value="5.262E+048" calcext:value-type="float">
            <text:p>5.262E+48</text:p>
          </table:table-cell>
          <table:table-cell office:value-type="float" office:value="0.00009258" calcext:value-type="float">
            <text:p>9.258E-0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51" calcext:value-type="float">
            <text:p>12.451</text:p>
          </table:table-cell>
          <table:table-cell office:value-type="float" office:value="12.452" calcext:value-type="float">
            <text:p>12.452</text:p>
          </table:table-cell>
          <table:table-cell office:value-type="float" office:value="0.0007507" calcext:value-type="float">
            <text:p>7.507E-04</text:p>
          </table:table-cell>
          <table:table-cell office:value-type="float" office:value="0.001591" calcext:value-type="float">
            <text:p>1.591E-03</text:p>
          </table:table-cell>
          <table:table-cell office:value-type="float" office:value="0.06" calcext:value-type="float">
            <text:p>0.060</text:p>
          </table:table-cell>
          <table:table-cell office:value-type="float" office:value="0.1034" calcext:value-type="float">
            <text:p>1.034E-01</text:p>
          </table:table-cell>
          <table:table-cell office:value-type="float" office:value="0.0000000002421" calcext:value-type="float">
            <text:p>2.421E-10</text:p>
          </table:table-cell>
          <table:table-cell office:value-type="float" office:value="0.000005058" calcext:value-type="float">
            <text:p>5.058E-06</text:p>
          </table:table-cell>
          <table:table-cell office:value-type="float" office:value="0.0000000001979" calcext:value-type="float">
            <text:p>1.979E-10</text:p>
          </table:table-cell>
          <table:table-cell office:value-type="float" office:value="0.000005094" calcext:value-type="float">
            <text:p>5.094E-06</text:p>
          </table:table-cell>
          <table:table-cell office:value-type="float" office:value="2.875E+047" calcext:value-type="float">
            <text:p>2.875E+47</text:p>
          </table:table-cell>
          <table:table-cell office:value-type="float" office:value="0.000005058" calcext:value-type="float">
            <text:p>5.058E-0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412" calcext:value-type="float">
            <text:p>12.412</text:p>
          </table:table-cell>
          <table:table-cell office:value-type="float" office:value="12.451" calcext:value-type="float">
            <text:p>12.451</text:p>
          </table:table-cell>
          <table:table-cell office:value-type="float" office:value="0.03854" calcext:value-type="float">
            <text:p>3.854E-02</text:p>
          </table:table-cell>
          <table:table-cell office:value-type="float" office:value="0.08171" calcext:value-type="float">
            <text:p>8.171E-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849" calcext:value-type="float">
            <text:p>1.849E-01</text:p>
          </table:table-cell>
          <table:table-cell office:value-type="float" office:value="0.00000003315" calcext:value-type="float">
            <text:p>3.315E-08</text:p>
          </table:table-cell>
          <table:table-cell office:value-type="float" office:value="0.0006925" calcext:value-type="float">
            <text:p>6.925E-04</text:p>
          </table:table-cell>
          <table:table-cell office:value-type="float" office:value="0.00000002708" calcext:value-type="float">
            <text:p>2.708E-08</text:p>
          </table:table-cell>
          <table:table-cell office:value-type="float" office:value="0.0006971" calcext:value-type="float">
            <text:p>6.971E-04</text:p>
          </table:table-cell>
          <table:table-cell office:value-type="float" office:value="3.936E+049" calcext:value-type="float">
            <text:p>3.936E+49</text:p>
          </table:table-cell>
          <table:table-cell office:value-type="float" office:value="0.0006925" calcext:value-type="float">
            <text:p>6.925E-0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409" calcext:value-type="float">
            <text:p>12.409</text:p>
          </table:table-cell>
          <table:table-cell office:value-type="float" office:value="12.412" calcext:value-type="float">
            <text:p>12.412</text:p>
          </table:table-cell>
          <table:table-cell office:value-type="float" office:value="0.003452" calcext:value-type="float">
            <text:p>3.452E-03</text:p>
          </table:table-cell>
          <table:table-cell office:value-type="float" office:value="0.007318" calcext:value-type="float">
            <text:p>7.318E-0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923" calcext:value-type="float">
            <text:p>1.923E-01</text:p>
          </table:table-cell>
          <table:table-cell office:value-type="float" office:value="0.000000005977" calcext:value-type="float">
            <text:p>5.977E-09</text:p>
          </table:table-cell>
          <table:table-cell office:value-type="float" office:value="0.0001248" calcext:value-type="float">
            <text:p>1.248E-04</text:p>
          </table:table-cell>
          <table:table-cell office:value-type="float" office:value="0.000000004881" calcext:value-type="float">
            <text:p>4.881E-09</text:p>
          </table:table-cell>
          <table:table-cell office:value-type="float" office:value="0.0001256" calcext:value-type="float">
            <text:p>1.256E-04</text:p>
          </table:table-cell>
          <table:table-cell office:value-type="float" office:value="7.096E+048" calcext:value-type="float">
            <text:p>7.096E+48</text:p>
          </table:table-cell>
          <table:table-cell office:value-type="float" office:value="0.0001248" calcext:value-type="float">
            <text:p>1.248E-0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385" calcext:value-type="float">
            <text:p>12.385</text:p>
          </table:table-cell>
          <table:table-cell office:value-type="float" office:value="12.409" calcext:value-type="float">
            <text:p>12.409</text:p>
          </table:table-cell>
          <table:table-cell office:value-type="float" office:value="0.02389" calcext:value-type="float">
            <text:p>2.389E-02</text:p>
          </table:table-cell>
          <table:table-cell office:value-type="float" office:value="0.05064" calcext:value-type="float">
            <text:p>5.064E-02</text:p>
          </table:table-cell>
          <table:table-cell office:value-type="float" office:value="0.141" calcext:value-type="float">
            <text:p>0.141</text:p>
          </table:table-cell>
          <table:table-cell office:value-type="float" office:value="0.2428" calcext:value-type="float">
            <text:p>2.428E-01</text:p>
          </table:table-cell>
          <table:table-cell office:value-type="float" office:value="0.00000006443" calcext:value-type="float">
            <text:p>6.443E-08</text:p>
          </table:table-cell>
          <table:table-cell office:value-type="float" office:value="0.001346" calcext:value-type="float">
            <text:p>1.346E-03</text:p>
          </table:table-cell>
          <table:table-cell office:value-type="float" office:value="0.0000000526" calcext:value-type="float">
            <text:p>5.260E-08</text:p>
          </table:table-cell>
          <table:table-cell office:value-type="float" office:value="0.001354" calcext:value-type="float">
            <text:p>1.354E-03</text:p>
          </table:table-cell>
          <table:table-cell office:value-type="float" office:value="7.649E+049" calcext:value-type="float">
            <text:p>7.649E+49</text:p>
          </table:table-cell>
          <table:table-cell office:value-type="float" office:value="0.001346" calcext:value-type="float">
            <text:p>1.346E-0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326" calcext:value-type="float">
            <text:p>12.326</text:p>
          </table:table-cell>
          <table:table-cell office:value-type="float" office:value="12.385" calcext:value-type="float">
            <text:p>12.385</text:p>
          </table:table-cell>
          <table:table-cell office:value-type="float" office:value="0.05945" calcext:value-type="float">
            <text:p>5.945E-02</text:p>
          </table:table-cell>
          <table:table-cell office:value-type="float" office:value="0.126" calcext:value-type="float">
            <text:p>1.260E-01</text:p>
          </table:table-cell>
          <table:table-cell office:value-type="float" office:value="0.214" calcext:value-type="float">
            <text:p>0.214</text:p>
          </table:table-cell>
          <table:table-cell office:value-type="float" office:value="0.3687" calcext:value-type="float">
            <text:p>3.687E-01</text:p>
          </table:table-cell>
          <table:table-cell office:value-type="float" office:value="0.0000004691" calcext:value-type="float">
            <text:p>4.691E-07</text:p>
          </table:table-cell>
          <table:table-cell office:value-type="float" office:value="0.009798" calcext:value-type="float">
            <text:p>9.798E-03</text:p>
          </table:table-cell>
          <table:table-cell office:value-type="float" office:value="0.0000003826" calcext:value-type="float">
            <text:p>3.826E-07</text:p>
          </table:table-cell>
          <table:table-cell office:value-type="float" office:value="0.009847" calcext:value-type="float">
            <text:p>9.847E-03</text:p>
          </table:table-cell>
          <table:table-cell office:value-type="float" office:value="5.569E+050" calcext:value-type="float">
            <text:p>5.569E+50</text:p>
          </table:table-cell>
          <table:table-cell office:value-type="float" office:value="0.009798" calcext:value-type="float">
            <text:p>9.798E-0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312" calcext:value-type="float">
            <text:p>12.312</text:p>
          </table:table-cell>
          <table:table-cell office:value-type="float" office:value="12.325" calcext:value-type="float">
            <text:p>12.325</text:p>
          </table:table-cell>
          <table:table-cell office:value-type="float" office:value="0.01299" calcext:value-type="float">
            <text:p>1.299E-02</text:p>
          </table:table-cell>
          <table:table-cell office:value-type="float" office:value="0.02755" calcext:value-type="float">
            <text:p>2.755E-02</text:p>
          </table:table-cell>
          <table:table-cell office:value-type="float" office:value="0.23" calcext:value-type="float">
            <text:p>0.230</text:p>
          </table:table-cell>
          <table:table-cell office:value-type="float" office:value="0.3964" calcext:value-type="float">
            <text:p>3.964E-01</text:p>
          </table:table-cell>
          <table:table-cell office:value-type="float" office:value="0.000000201" calcext:value-type="float">
            <text:p>2.010E-07</text:p>
          </table:table-cell>
          <table:table-cell office:value-type="float" office:value="0.004199" calcext:value-type="float">
            <text:p>4.199E-03</text:p>
          </table:table-cell>
          <table:table-cell office:value-type="float" office:value="0.0000001639" calcext:value-type="float">
            <text:p>1.639E-07</text:p>
          </table:table-cell>
          <table:table-cell office:value-type="float" office:value="0.004217" calcext:value-type="float">
            <text:p>4.217E-03</text:p>
          </table:table-cell>
          <table:table-cell office:value-type="float" office:value="2.387E+050" calcext:value-type="float">
            <text:p>2.387E+50</text:p>
          </table:table-cell>
          <table:table-cell office:value-type="float" office:value="0.004199" calcext:value-type="float">
            <text:p>4.199E-03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265" calcext:value-type="float">
            <text:p>12.265</text:p>
          </table:table-cell>
          <table:table-cell office:value-type="float" office:value="12.312" calcext:value-type="float">
            <text:p>12.312</text:p>
          </table:table-cell>
          <table:table-cell office:value-type="float" office:value="0.04699" calcext:value-type="float">
            <text:p>4.699E-02</text:p>
          </table:table-cell>
          <table:table-cell office:value-type="float" office:value="0.09961" calcext:value-type="float">
            <text:p>9.961E-02</text:p>
          </table:table-cell>
          <table:table-cell office:value-type="float" office:value="0.287" calcext:value-type="float">
            <text:p>0.287</text:p>
          </table:table-cell>
          <table:table-cell office:value-type="float" office:value="0.496" calcext:value-type="float">
            <text:p>4.960E-01</text:p>
          </table:table-cell>
          <table:table-cell office:value-type="float" office:value="0.000001235" calcext:value-type="float">
            <text:p>1.235E-06</text:p>
          </table:table-cell>
          <table:table-cell office:value-type="float" office:value="0.02579" calcext:value-type="float">
            <text:p>2.579E-02</text:p>
          </table:table-cell>
          <table:table-cell office:value-type="float" office:value="0.000001006" calcext:value-type="float">
            <text:p>1.006E-06</text:p>
          </table:table-cell>
          <table:table-cell office:value-type="float" office:value="0.02589" calcext:value-type="float">
            <text:p>2.589E-02</text:p>
          </table:table-cell>
          <table:table-cell office:value-type="float" office:value="1.466E+051" calcext:value-type="float">
            <text:p>1.466E+51</text:p>
          </table:table-cell>
          <table:table-cell office:value-type="float" office:value="0.02579" calcext:value-type="float">
            <text:p>2.579E-0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244" calcext:value-type="float">
            <text:p>12.244</text:p>
          </table:table-cell>
          <table:table-cell office:value-type="float" office:value="12.265" calcext:value-type="float">
            <text:p>12.265</text:p>
          </table:table-cell>
          <table:table-cell office:value-type="float" office:value="0.0217" calcext:value-type="float">
            <text:p>2.170E-02</text:p>
          </table:table-cell>
          <table:table-cell office:value-type="float" office:value="0.04601" calcext:value-type="float">
            <text:p>4.601E-02</text:p>
          </table:table-cell>
          <table:table-cell office:value-type="float" office:value="0.314" calcext:value-type="float">
            <text:p>0.314</text:p>
          </table:table-cell>
          <table:table-cell office:value-type="float" office:value="0.5422" calcext:value-type="float">
            <text:p>5.422E-01</text:p>
          </table:table-cell>
          <table:table-cell office:value-type="float" office:value="0.0000009408" calcext:value-type="float">
            <text:p>9.408E-07</text:p>
          </table:table-cell>
          <table:table-cell office:value-type="float" office:value="0.01965" calcext:value-type="float">
            <text:p>1.965E-02</text:p>
          </table:table-cell>
          <table:table-cell office:value-type="float" office:value="0.0000007658" calcext:value-type="float">
            <text:p>7.658E-07</text:p>
          </table:table-cell>
          <table:table-cell office:value-type="float" office:value="0.01971" calcext:value-type="float">
            <text:p>1.971E-02</text:p>
          </table:table-cell>
          <table:table-cell office:value-type="float" office:value="1.117E+051" calcext:value-type="float">
            <text:p>1.117E+51</text:p>
          </table:table-cell>
          <table:table-cell office:value-type="float" office:value="0.01965" calcext:value-type="float">
            <text:p>1.965E-02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52" calcext:value-type="float">
            <text:p>12.152</text:p>
          </table:table-cell>
          <table:table-cell office:value-type="float" office:value="12.244" calcext:value-type="float">
            <text:p>12.244</text:p>
          </table:table-cell>
          <table:table-cell office:value-type="float" office:value="0.0912" calcext:value-type="float">
            <text:p>9.120E-02</text:p>
          </table:table-cell>
          <table:table-cell office:value-type="float" office:value="0.1933" calcext:value-type="float">
            <text:p>1.933E-01</text:p>
          </table:table-cell>
          <table:table-cell office:value-type="float" office:value="0.426" calcext:value-type="float">
            <text:p>0.426</text:p>
          </table:table-cell>
          <table:table-cell office:value-type="float" office:value="0.736" calcext:value-type="float">
            <text:p>7.360E-01</text:p>
          </table:table-cell>
          <table:table-cell office:value-type="float" office:value="0.000008263" calcext:value-type="float">
            <text:p>8.263E-06</text:p>
          </table:table-cell>
          <table:table-cell office:value-type="float" office:value="0.1726" calcext:value-type="float">
            <text:p>1.726E-01</text:p>
          </table:table-cell>
          <table:table-cell office:value-type="float" office:value="0.000006718" calcext:value-type="float">
            <text:p>6.718E-06</text:p>
          </table:table-cell>
          <table:table-cell office:value-type="float" office:value="0.1729" calcext:value-type="float">
            <text:p>1.729E-01</text:p>
          </table:table-cell>
          <table:table-cell office:value-type="float" office:value="9.81E+051" calcext:value-type="float">
            <text:p>9.810E+51</text:p>
          </table:table-cell>
          <table:table-cell office:value-type="float" office:value="0.1726" calcext:value-type="float">
            <text:p>1.726E-0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121" calcext:value-type="float">
            <text:p>12.121</text:p>
          </table:table-cell>
          <table:table-cell office:value-type="float" office:value="12.152" calcext:value-type="float">
            <text:p>12.152</text:p>
          </table:table-cell>
          <table:table-cell office:value-type="float" office:value="0.03076" calcext:value-type="float">
            <text:p>3.076E-02</text:p>
          </table:table-cell>
          <table:table-cell office:value-type="float" office:value="0.06521" calcext:value-type="float">
            <text:p>6.521E-02</text:p>
          </table:table-cell>
          <table:table-cell office:value-type="float" office:value="0.464" calcext:value-type="float">
            <text:p>0.464</text:p>
          </table:table-cell>
          <table:table-cell office:value-type="float" office:value="0.8016" calcext:value-type="float">
            <text:p>8.016E-01</text:p>
          </table:table-cell>
          <table:table-cell office:value-type="float" office:value="0.000005386" calcext:value-type="float">
            <text:p>5.386E-06</text:p>
          </table:table-cell>
          <table:table-cell office:value-type="float" office:value="0.1125" calcext:value-type="float">
            <text:p>1.125E-01</text:p>
          </table:table-cell>
          <table:table-cell office:value-type="float" office:value="0.000004374" calcext:value-type="float">
            <text:p>4.374E-06</text:p>
          </table:table-cell>
          <table:table-cell office:value-type="float" office:value="0.1126" calcext:value-type="float">
            <text:p>1.126E-01</text:p>
          </table:table-cell>
          <table:table-cell office:value-type="float" office:value="6.395E+051" calcext:value-type="float">
            <text:p>6.395E+51</text:p>
          </table:table-cell>
          <table:table-cell office:value-type="float" office:value="0.1125" calcext:value-type="float">
            <text:p>1.125E-0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89" calcext:value-type="float">
            <text:p>12.089</text:p>
          </table:table-cell>
          <table:table-cell office:value-type="float" office:value="12.121" calcext:value-type="float">
            <text:p>12.121</text:p>
          </table:table-cell>
          <table:table-cell office:value-type="float" office:value="0.03248" calcext:value-type="float">
            <text:p>3.248E-02</text:p>
          </table:table-cell>
          <table:table-cell office:value-type="float" office:value="0.06886" calcext:value-type="float">
            <text:p>6.886E-02</text:p>
          </table:table-cell>
          <table:table-cell office:value-type="float" office:value="0.505" calcext:value-type="float">
            <text:p>0.505</text:p>
          </table:table-cell>
          <table:table-cell office:value-type="float" office:value="0.871" calcext:value-type="float">
            <text:p>8.710E-01</text:p>
          </table:table-cell>
          <table:table-cell office:value-type="float" office:value="0.000007892" calcext:value-type="float">
            <text:p>7.892E-06</text:p>
          </table:table-cell>
          <table:table-cell office:value-type="float" office:value="0.1649" calcext:value-type="float">
            <text:p>1.649E-01</text:p>
          </table:table-cell>
          <table:table-cell office:value-type="float" office:value="0.000006404" calcext:value-type="float">
            <text:p>6.404E-06</text:p>
          </table:table-cell>
          <table:table-cell office:value-type="float" office:value="0.1648" calcext:value-type="float">
            <text:p>1.648E-01</text:p>
          </table:table-cell>
          <table:table-cell office:value-type="float" office:value="9.37E+051" calcext:value-type="float">
            <text:p>9.370E+51</text:p>
          </table:table-cell>
          <table:table-cell office:value-type="float" office:value="0.1649" calcext:value-type="float">
            <text:p>1.649E-0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53" calcext:value-type="float">
            <text:p>12.053</text:p>
          </table:table-cell>
          <table:table-cell office:value-type="float" office:value="12.089" calcext:value-type="float">
            <text:p>12.089</text:p>
          </table:table-cell>
          <table:table-cell office:value-type="float" office:value="0.03579" calcext:value-type="float">
            <text:p>3.579E-02</text:p>
          </table:table-cell>
          <table:table-cell office:value-type="float" office:value="0.07587" calcext:value-type="float">
            <text:p>7.587E-02</text:p>
          </table:table-cell>
          <table:table-cell office:value-type="float" office:value="0.549" calcext:value-type="float">
            <text:p>0.549</text:p>
          </table:table-cell>
          <table:table-cell office:value-type="float" office:value="0.9474" calcext:value-type="float">
            <text:p>9.474E-01</text:p>
          </table:table-cell>
          <table:table-cell office:value-type="float" office:value="0.00001215" calcext:value-type="float">
            <text:p>1.215E-05</text:p>
          </table:table-cell>
          <table:table-cell office:value-type="float" office:value="0.2537" calcext:value-type="float">
            <text:p>2.537E-01</text:p>
          </table:table-cell>
          <table:table-cell office:value-type="float" office:value="0.00000985" calcext:value-type="float">
            <text:p>9.850E-06</text:p>
          </table:table-cell>
          <table:table-cell office:value-type="float" office:value="0.2535" calcext:value-type="float">
            <text:p>2.535E-01</text:p>
          </table:table-cell>
          <table:table-cell office:value-type="float" office:value="1.442E+052" calcext:value-type="float">
            <text:p>1.442E+52</text:p>
          </table:table-cell>
          <table:table-cell office:value-type="float" office:value="0.2537" calcext:value-type="float">
            <text:p>2.537E-01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28" calcext:value-type="float">
            <text:p>12.028</text:p>
          </table:table-cell>
          <table:table-cell office:value-type="float" office:value="12.053" calcext:value-type="float">
            <text:p>12.053</text:p>
          </table:table-cell>
          <table:table-cell office:value-type="float" office:value="0.02455" calcext:value-type="float">
            <text:p>2.455E-02</text:p>
          </table:table-cell>
          <table:table-cell office:value-type="float" office:value="0.05204" calcext:value-type="float">
            <text:p>5.204E-02</text:p>
          </table:table-cell>
          <table:table-cell office:value-type="float" office:value="0.579" calcext:value-type="float">
            <text:p>0.579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1109" calcext:value-type="float">
            <text:p>1.109E-05</text:p>
          </table:table-cell>
          <table:table-cell office:value-type="float" office:value="0.2317" calcext:value-type="float">
            <text:p>2.317E-01</text:p>
          </table:table-cell>
          <table:table-cell office:value-type="float" office:value="0.000008987" calcext:value-type="float">
            <text:p>8.987E-06</text:p>
          </table:table-cell>
          <table:table-cell office:value-type="float" office:value="0.2313" calcext:value-type="float">
            <text:p>2.313E-01</text:p>
          </table:table-cell>
          <table:table-cell office:value-type="float" office:value="1.317E+052" calcext:value-type="float">
            <text:p>1.317E+52</text:p>
          </table:table-cell>
          <table:table-cell office:value-type="float" office:value="0.2317" calcext:value-type="float">
            <text:p>2.317E-01</text:p>
          </table:table-cell>
          <table:table-cell table:number-columns-repeated="10"/>
        </table:table-row>
        <table:table-row table:style-name="ro1" table:number-rows-repeated="104855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VMI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" calcext:value-type="float">
            <text:p>12.490</text:p>
          </table:table-cell>
          <table:table-cell office:value-type="float" office:value="12.5" calcext:value-type="float">
            <text:p>12.500</text:p>
          </table:table-cell>
          <table:table-cell office:value-type="float" office:value="0.01027" calcext:value-type="float">
            <text:p>1.027E-02</text:p>
          </table:table-cell>
          <table:table-cell office:value-type="float" office:value="0.02177" calcext:value-type="float">
            <text:p>2.177E-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67" calcext:value-type="float">
            <text:p>2.167E-02</text:p>
          </table:table-cell>
          <table:table-cell office:value-type="float" office:value="0.00000000003676" calcext:value-type="float">
            <text:p>3.676E-11</text:p>
          </table:table-cell>
          <table:table-cell office:value-type="float" office:value="0.0000007884" calcext:value-type="float">
            <text:p>7.884E-07</text:p>
          </table:table-cell>
          <table:table-cell office:value-type="float" office:value="0.00000000003006" calcext:value-type="float">
            <text:p>3.006E-11</text:p>
          </table:table-cell>
          <table:table-cell office:value-type="float" office:value="0.0000007945" calcext:value-type="float">
            <text:p>7.945E-07</text:p>
          </table:table-cell>
          <table:table-cell office:value-type="float" office:value="4.364E+046" calcext:value-type="float">
            <text:p>4.364E+46</text:p>
          </table:table-cell>
          <table:table-cell office:value-type="float" office:value="0.0000007884" calcext:value-type="float">
            <text:p>7.884E-07</text:p>
          </table:table-cell>
          <table:table-cell table:number-columns-repeated="2"/>
          <table:table-cell office:value-type="float" office:value="0.00003783" calcext:value-type="float">
            <text:p>3.783E-05</text:p>
          </table:table-cell>
          <table:table-cell office:value-type="float" office:value="0.00002702" calcext:value-type="float">
            <text:p>2.702E-05</text:p>
          </table:table-cell>
          <table:table-cell office:value-type="float" office:value="0.4717" calcext:value-type="float">
            <text:p>4.717E-01</text:p>
          </table:table-cell>
          <table:table-cell office:value-type="float" office:value="0.03774" calcext:value-type="float">
            <text:p>3.774E-02</text:p>
          </table:table-cell>
          <table:table-cell office:value-type="float" office:value="0.00004662" calcext:value-type="float">
            <text:p>4.662E-05</text:p>
          </table:table-cell>
          <table:table-cell office:value-type="float" office:value="0.2322" calcext:value-type="float">
            <text:p>2.322E-01</text:p>
          </table:table-cell>
          <table:table-cell office:value-type="float" office:value="0.5794" calcext:value-type="float">
            <text:p>5.794E-01</text:p>
          </table:table-cell>
          <table:table-cell office:value-type="float" office:value="5.535E+052" calcext:value-type="float">
            <text:p>5.535E+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52" calcext:value-type="float">
            <text:p>12.452</text:p>
          </table:table-cell>
          <table:table-cell office:value-type="float" office:value="12.49" calcext:value-type="float">
            <text:p>12.490</text:p>
          </table:table-cell>
          <table:table-cell office:value-type="float" office:value="0.03794" calcext:value-type="float">
            <text:p>3.794E-02</text:p>
          </table:table-cell>
          <table:table-cell office:value-type="float" office:value="0.08043" calcext:value-type="float">
            <text:p>8.043E-02</text:p>
          </table:table-cell>
          <table:table-cell office:value-type="float" office:value="0.059" calcext:value-type="float">
            <text:p>0.059</text:p>
          </table:table-cell>
          <table:table-cell office:value-type="float" office:value="0.1018" calcext:value-type="float">
            <text:p>1.018E-01</text:p>
          </table:table-cell>
          <table:table-cell office:value-type="float" office:value="0.000000004432" calcext:value-type="float">
            <text:p>4.432E-09</text:p>
          </table:table-cell>
          <table:table-cell office:value-type="float" office:value="0.00009507" calcext:value-type="float">
            <text:p>9.507E-05</text:p>
          </table:table-cell>
          <table:table-cell office:value-type="float" office:value="0.000000003623" calcext:value-type="float">
            <text:p>3.623E-09</text:p>
          </table:table-cell>
          <table:table-cell office:value-type="float" office:value="0.00009577" calcext:value-type="float">
            <text:p>9.577E-05</text:p>
          </table:table-cell>
          <table:table-cell office:value-type="float" office:value="5.262E+048" calcext:value-type="float">
            <text:p>5.262E+48</text:p>
          </table:table-cell>
          <table:table-cell office:value-type="float" office:value="0.00009507" calcext:value-type="float">
            <text:p>9.507E-0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51" calcext:value-type="float">
            <text:p>12.451</text:p>
          </table:table-cell>
          <table:table-cell office:value-type="float" office:value="12.452" calcext:value-type="float">
            <text:p>12.452</text:p>
          </table:table-cell>
          <table:table-cell office:value-type="float" office:value="0.0007507" calcext:value-type="float">
            <text:p>7.507E-04</text:p>
          </table:table-cell>
          <table:table-cell office:value-type="float" office:value="0.001591" calcext:value-type="float">
            <text:p>1.591E-03</text:p>
          </table:table-cell>
          <table:table-cell office:value-type="float" office:value="0.06" calcext:value-type="float">
            <text:p>0.060</text:p>
          </table:table-cell>
          <table:table-cell office:value-type="float" office:value="0.1034" calcext:value-type="float">
            <text:p>1.034E-01</text:p>
          </table:table-cell>
          <table:table-cell office:value-type="float" office:value="0.0000000002421" calcext:value-type="float">
            <text:p>2.421E-10</text:p>
          </table:table-cell>
          <table:table-cell office:value-type="float" office:value="0.000005194" calcext:value-type="float">
            <text:p>5.194E-06</text:p>
          </table:table-cell>
          <table:table-cell office:value-type="float" office:value="0.0000000001979" calcext:value-type="float">
            <text:p>1.979E-10</text:p>
          </table:table-cell>
          <table:table-cell office:value-type="float" office:value="0.000005231" calcext:value-type="float">
            <text:p>5.231E-06</text:p>
          </table:table-cell>
          <table:table-cell office:value-type="float" office:value="2.875E+047" calcext:value-type="float">
            <text:p>2.875E+47</text:p>
          </table:table-cell>
          <table:table-cell office:value-type="float" office:value="0.000005194" calcext:value-type="float">
            <text:p>5.194E-0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412" calcext:value-type="float">
            <text:p>12.412</text:p>
          </table:table-cell>
          <table:table-cell office:value-type="float" office:value="12.451" calcext:value-type="float">
            <text:p>12.451</text:p>
          </table:table-cell>
          <table:table-cell office:value-type="float" office:value="0.03854" calcext:value-type="float">
            <text:p>3.854E-02</text:p>
          </table:table-cell>
          <table:table-cell office:value-type="float" office:value="0.08171" calcext:value-type="float">
            <text:p>8.171E-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849" calcext:value-type="float">
            <text:p>1.849E-01</text:p>
          </table:table-cell>
          <table:table-cell office:value-type="float" office:value="0.00000003315" calcext:value-type="float">
            <text:p>3.315E-08</text:p>
          </table:table-cell>
          <table:table-cell office:value-type="float" office:value="0.0007111" calcext:value-type="float">
            <text:p>7.111E-04</text:p>
          </table:table-cell>
          <table:table-cell office:value-type="float" office:value="0.00000002708" calcext:value-type="float">
            <text:p>2.708E-08</text:p>
          </table:table-cell>
          <table:table-cell office:value-type="float" office:value="0.0007158" calcext:value-type="float">
            <text:p>7.158E-04</text:p>
          </table:table-cell>
          <table:table-cell office:value-type="float" office:value="3.936E+049" calcext:value-type="float">
            <text:p>3.936E+49</text:p>
          </table:table-cell>
          <table:table-cell office:value-type="float" office:value="0.0007111" calcext:value-type="float">
            <text:p>7.111E-0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409" calcext:value-type="float">
            <text:p>12.409</text:p>
          </table:table-cell>
          <table:table-cell office:value-type="float" office:value="12.412" calcext:value-type="float">
            <text:p>12.412</text:p>
          </table:table-cell>
          <table:table-cell office:value-type="float" office:value="0.003452" calcext:value-type="float">
            <text:p>3.452E-03</text:p>
          </table:table-cell>
          <table:table-cell office:value-type="float" office:value="0.007318" calcext:value-type="float">
            <text:p>7.318E-0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923" calcext:value-type="float">
            <text:p>1.923E-01</text:p>
          </table:table-cell>
          <table:table-cell office:value-type="float" office:value="0.000000005977" calcext:value-type="float">
            <text:p>5.977E-09</text:p>
          </table:table-cell>
          <table:table-cell office:value-type="float" office:value="0.0001282" calcext:value-type="float">
            <text:p>1.282E-04</text:p>
          </table:table-cell>
          <table:table-cell office:value-type="float" office:value="0.000000004881" calcext:value-type="float">
            <text:p>4.881E-09</text:p>
          </table:table-cell>
          <table:table-cell office:value-type="float" office:value="0.000129" calcext:value-type="float">
            <text:p>1.290E-04</text:p>
          </table:table-cell>
          <table:table-cell office:value-type="float" office:value="7.096E+048" calcext:value-type="float">
            <text:p>7.096E+48</text:p>
          </table:table-cell>
          <table:table-cell office:value-type="float" office:value="0.0001282" calcext:value-type="float">
            <text:p>1.282E-0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385" calcext:value-type="float">
            <text:p>12.385</text:p>
          </table:table-cell>
          <table:table-cell office:value-type="float" office:value="12.409" calcext:value-type="float">
            <text:p>12.409</text:p>
          </table:table-cell>
          <table:table-cell office:value-type="float" office:value="0.02389" calcext:value-type="float">
            <text:p>2.389E-02</text:p>
          </table:table-cell>
          <table:table-cell office:value-type="float" office:value="0.05064" calcext:value-type="float">
            <text:p>5.064E-02</text:p>
          </table:table-cell>
          <table:table-cell office:value-type="float" office:value="0.141" calcext:value-type="float">
            <text:p>0.141</text:p>
          </table:table-cell>
          <table:table-cell office:value-type="float" office:value="0.2428" calcext:value-type="float">
            <text:p>2.428E-01</text:p>
          </table:table-cell>
          <table:table-cell office:value-type="float" office:value="0.00000006443" calcext:value-type="float">
            <text:p>6.443E-08</text:p>
          </table:table-cell>
          <table:table-cell office:value-type="float" office:value="0.001382" calcext:value-type="float">
            <text:p>1.382E-03</text:p>
          </table:table-cell>
          <table:table-cell office:value-type="float" office:value="0.0000000526" calcext:value-type="float">
            <text:p>5.260E-08</text:p>
          </table:table-cell>
          <table:table-cell office:value-type="float" office:value="0.00139" calcext:value-type="float">
            <text:p>1.390E-03</text:p>
          </table:table-cell>
          <table:table-cell office:value-type="float" office:value="7.649E+049" calcext:value-type="float">
            <text:p>7.649E+49</text:p>
          </table:table-cell>
          <table:table-cell office:value-type="float" office:value="0.001382" calcext:value-type="float">
            <text:p>1.382E-0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326" calcext:value-type="float">
            <text:p>12.326</text:p>
          </table:table-cell>
          <table:table-cell office:value-type="float" office:value="12.385" calcext:value-type="float">
            <text:p>12.385</text:p>
          </table:table-cell>
          <table:table-cell office:value-type="float" office:value="0.05945" calcext:value-type="float">
            <text:p>5.945E-02</text:p>
          </table:table-cell>
          <table:table-cell office:value-type="float" office:value="0.126" calcext:value-type="float">
            <text:p>1.260E-01</text:p>
          </table:table-cell>
          <table:table-cell office:value-type="float" office:value="0.214" calcext:value-type="float">
            <text:p>0.214</text:p>
          </table:table-cell>
          <table:table-cell office:value-type="float" office:value="0.3687" calcext:value-type="float">
            <text:p>3.687E-01</text:p>
          </table:table-cell>
          <table:table-cell office:value-type="float" office:value="0.0000004691" calcext:value-type="float">
            <text:p>4.691E-07</text:p>
          </table:table-cell>
          <table:table-cell office:value-type="float" office:value="0.01006" calcext:value-type="float">
            <text:p>1.006E-02</text:p>
          </table:table-cell>
          <table:table-cell office:value-type="float" office:value="0.0000003826" calcext:value-type="float">
            <text:p>3.826E-07</text:p>
          </table:table-cell>
          <table:table-cell office:value-type="float" office:value="0.01011" calcext:value-type="float">
            <text:p>1.011E-02</text:p>
          </table:table-cell>
          <table:table-cell office:value-type="float" office:value="5.569E+050" calcext:value-type="float">
            <text:p>5.569E+50</text:p>
          </table:table-cell>
          <table:table-cell office:value-type="float" office:value="0.01006" calcext:value-type="float">
            <text:p>1.006E-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7" calcext:value-type="float">
            <text:p>12.270</text:p>
          </table:table-cell>
          <table:table-cell office:value-type="float" office:value="12.325" calcext:value-type="float">
            <text:p>12.325</text:p>
          </table:table-cell>
          <table:table-cell office:value-type="float" office:value="0.05507" calcext:value-type="float">
            <text:p>5.507E-02</text:p>
          </table:table-cell>
          <table:table-cell office:value-type="float" office:value="0.1167" calcext:value-type="float">
            <text:p>1.167E-01</text:p>
          </table:table-cell>
          <table:table-cell office:value-type="float" office:value="0.281" calcext:value-type="float">
            <text:p>0.281</text:p>
          </table:table-cell>
          <table:table-cell office:value-type="float" office:value="0.4855" calcext:value-type="float">
            <text:p>4.855E-01</text:p>
          </table:table-cell>
          <table:table-cell office:value-type="float" office:value="0.000001224" calcext:value-type="float">
            <text:p>1.224E-06</text:p>
          </table:table-cell>
          <table:table-cell office:value-type="float" office:value="0.02625" calcext:value-type="float">
            <text:p>2.625E-02</text:p>
          </table:table-cell>
          <table:table-cell office:value-type="float" office:value="0.000000997" calcext:value-type="float">
            <text:p>9.970E-07</text:p>
          </table:table-cell>
          <table:table-cell office:value-type="float" office:value="0.02635" calcext:value-type="float">
            <text:p>2.635E-02</text:p>
          </table:table-cell>
          <table:table-cell office:value-type="float" office:value="1.453E+051" calcext:value-type="float">
            <text:p>1.453E+51</text:p>
          </table:table-cell>
          <table:table-cell office:value-type="float" office:value="0.02625" calcext:value-type="float">
            <text:p>2.625E-0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214" calcext:value-type="float">
            <text:p>12.214</text:p>
          </table:table-cell>
          <table:table-cell office:value-type="float" office:value="12.27" calcext:value-type="float">
            <text:p>12.270</text:p>
          </table:table-cell>
          <table:table-cell office:value-type="float" office:value="0.05596" calcext:value-type="float">
            <text:p>5.596E-02</text:p>
          </table:table-cell>
          <table:table-cell office:value-type="float" office:value="0.1186" calcext:value-type="float">
            <text:p>1.186E-01</text:p>
          </table:table-cell>
          <table:table-cell office:value-type="float" office:value="0.35" calcext:value-type="float">
            <text:p>0.350</text:p>
          </table:table-cell>
          <table:table-cell office:value-type="float" office:value="0.6044" calcext:value-type="float">
            <text:p>6.044E-01</text:p>
          </table:table-cell>
          <table:table-cell office:value-type="float" office:value="0.000002775" calcext:value-type="float">
            <text:p>2.775E-06</text:p>
          </table:table-cell>
          <table:table-cell office:value-type="float" office:value="0.05952" calcext:value-type="float">
            <text:p>5.952E-02</text:p>
          </table:table-cell>
          <table:table-cell office:value-type="float" office:value="0.000002258" calcext:value-type="float">
            <text:p>2.258E-06</text:p>
          </table:table-cell>
          <table:table-cell office:value-type="float" office:value="0.05968" calcext:value-type="float">
            <text:p>5.968E-02</text:p>
          </table:table-cell>
          <table:table-cell office:value-type="float" office:value="3.294E+051" calcext:value-type="float">
            <text:p>3.294E+51</text:p>
          </table:table-cell>
          <table:table-cell office:value-type="float" office:value="0.05952" calcext:value-type="float">
            <text:p>5.952E-0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65" calcext:value-type="float">
            <text:p>12.165</text:p>
          </table:table-cell>
          <table:table-cell office:value-type="float" office:value="12.214" calcext:value-type="float">
            <text:p>12.214</text:p>
          </table:table-cell>
          <table:table-cell office:value-type="float" office:value="0.0491" calcext:value-type="float">
            <text:p>4.910E-02</text:p>
          </table:table-cell>
          <table:table-cell office:value-type="float" office:value="0.1041" calcext:value-type="float">
            <text:p>1.041E-01</text:p>
          </table:table-cell>
          <table:table-cell office:value-type="float" office:value="0.411" calcext:value-type="float">
            <text:p>0.411</text:p>
          </table:table-cell>
          <table:table-cell office:value-type="float" office:value="0.7088" calcext:value-type="float">
            <text:p>7.088E-01</text:p>
          </table:table-cell>
          <table:table-cell office:value-type="float" office:value="0.000004637" calcext:value-type="float">
            <text:p>4.637E-06</text:p>
          </table:table-cell>
          <table:table-cell office:value-type="float" office:value="0.09946" calcext:value-type="float">
            <text:p>9.946E-02</text:p>
          </table:table-cell>
          <table:table-cell office:value-type="float" office:value="0.000003769" calcext:value-type="float">
            <text:p>3.769E-06</text:p>
          </table:table-cell>
          <table:table-cell office:value-type="float" office:value="0.09962" calcext:value-type="float">
            <text:p>9.962E-02</text:p>
          </table:table-cell>
          <table:table-cell office:value-type="float" office:value="5.505E+051" calcext:value-type="float">
            <text:p>5.505E+51</text:p>
          </table:table-cell>
          <table:table-cell office:value-type="float" office:value="0.09946" calcext:value-type="float">
            <text:p>9.946E-02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5" calcext:value-type="float">
            <text:p>12.150</text:p>
          </table:table-cell>
          <table:table-cell office:value-type="float" office:value="12.165" calcext:value-type="float">
            <text:p>12.165</text:p>
          </table:table-cell>
          <table:table-cell office:value-type="float" office:value="0.01518" calcext:value-type="float">
            <text:p>1.518E-02</text:p>
          </table:table-cell>
          <table:table-cell office:value-type="float" office:value="0.03219" calcext:value-type="float">
            <text:p>3.219E-02</text:p>
          </table:table-cell>
          <table:table-cell office:value-type="float" office:value="0.43" calcext:value-type="float">
            <text:p>0.430</text:p>
          </table:table-cell>
          <table:table-cell office:value-type="float" office:value="0.7413" calcext:value-type="float">
            <text:p>7.413E-01</text:p>
          </table:table-cell>
          <table:table-cell office:value-type="float" office:value="0.000002031" calcext:value-type="float">
            <text:p>2.031E-06</text:p>
          </table:table-cell>
          <table:table-cell office:value-type="float" office:value="0.04357" calcext:value-type="float">
            <text:p>4.357E-02</text:p>
          </table:table-cell>
          <table:table-cell office:value-type="float" office:value="0.00000165" calcext:value-type="float">
            <text:p>1.650E-06</text:p>
          </table:table-cell>
          <table:table-cell office:value-type="float" office:value="0.04362" calcext:value-type="float">
            <text:p>4.362E-02</text:p>
          </table:table-cell>
          <table:table-cell office:value-type="float" office:value="2.412E+051" calcext:value-type="float">
            <text:p>2.412E+51</text:p>
          </table:table-cell>
          <table:table-cell office:value-type="float" office:value="0.04357" calcext:value-type="float">
            <text:p>4.357E-02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12" calcext:value-type="float">
            <text:p>12.120</text:p>
          </table:table-cell>
          <table:table-cell office:value-type="float" office:value="12.15" calcext:value-type="float">
            <text:p>12.150</text:p>
          </table:table-cell>
          <table:table-cell office:value-type="float" office:value="0.02983" calcext:value-type="float">
            <text:p>2.983E-02</text:p>
          </table:table-cell>
          <table:table-cell office:value-type="float" office:value="0.06324" calcext:value-type="float">
            <text:p>6.324E-02</text:p>
          </table:table-cell>
          <table:table-cell office:value-type="float" office:value="0.466" calcext:value-type="float">
            <text:p>0.466</text:p>
          </table:table-cell>
          <table:table-cell office:value-type="float" office:value="0.8049" calcext:value-type="float">
            <text:p>8.049E-01</text:p>
          </table:table-cell>
          <table:table-cell office:value-type="float" office:value="0.000005215" calcext:value-type="float">
            <text:p>5.215E-06</text:p>
          </table:table-cell>
          <table:table-cell office:value-type="float" office:value="0.1119" calcext:value-type="float">
            <text:p>1.119E-01</text:p>
          </table:table-cell>
          <table:table-cell office:value-type="float" office:value="0.000004234" calcext:value-type="float">
            <text:p>4.234E-06</text:p>
          </table:table-cell>
          <table:table-cell office:value-type="float" office:value="0.1119" calcext:value-type="float">
            <text:p>1.119E-01</text:p>
          </table:table-cell>
          <table:table-cell office:value-type="float" office:value="6.191E+051" calcext:value-type="float">
            <text:p>6.191E+51</text:p>
          </table:table-cell>
          <table:table-cell office:value-type="float" office:value="0.1119" calcext:value-type="float">
            <text:p>1.119E-0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81" calcext:value-type="float">
            <text:p>12.081</text:p>
          </table:table-cell>
          <table:table-cell office:value-type="float" office:value="12.12" calcext:value-type="float">
            <text:p>12.120</text:p>
          </table:table-cell>
          <table:table-cell office:value-type="float" office:value="0.03837" calcext:value-type="float">
            <text:p>3.837E-02</text:p>
          </table:table-cell>
          <table:table-cell office:value-type="float" office:value="0.08133" calcext:value-type="float">
            <text:p>8.133E-02</text:p>
          </table:table-cell>
          <table:table-cell office:value-type="float" office:value="0.514" calcext:value-type="float">
            <text:p>0.514</text:p>
          </table:table-cell>
          <table:table-cell office:value-type="float" office:value="0.8868" calcext:value-type="float">
            <text:p>8.868E-01</text:p>
          </table:table-cell>
          <table:table-cell office:value-type="float" office:value="0.00000953" calcext:value-type="float">
            <text:p>9.530E-06</text:p>
          </table:table-cell>
          <table:table-cell office:value-type="float" office:value="0.2044" calcext:value-type="float">
            <text:p>2.044E-01</text:p>
          </table:table-cell>
          <table:table-cell office:value-type="float" office:value="0.000007732" calcext:value-type="float">
            <text:p>7.732E-06</text:p>
          </table:table-cell>
          <table:table-cell office:value-type="float" office:value="0.2044" calcext:value-type="float">
            <text:p>2.044E-01</text:p>
          </table:table-cell>
          <table:table-cell office:value-type="float" office:value="1.131E+052" calcext:value-type="float">
            <text:p>1.131E+52</text:p>
          </table:table-cell>
          <table:table-cell office:value-type="float" office:value="0.2044" calcext:value-type="float">
            <text:p>2.044E-0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54" calcext:value-type="float">
            <text:p>12.054</text:p>
          </table:table-cell>
          <table:table-cell office:value-type="float" office:value="12.081" calcext:value-type="float">
            <text:p>12.081</text:p>
          </table:table-cell>
          <table:table-cell office:value-type="float" office:value="0.02689" calcext:value-type="float">
            <text:p>2.689E-02</text:p>
          </table:table-cell>
          <table:table-cell office:value-type="float" office:value="0.057" calcext:value-type="float">
            <text:p>5.700E-02</text:p>
          </table:table-cell>
          <table:table-cell office:value-type="float" office:value="0.547" calcext:value-type="float">
            <text:p>0.547</text:p>
          </table:table-cell>
          <table:table-cell office:value-type="float" office:value="0.9443" calcext:value-type="float">
            <text:p>9.443E-01</text:p>
          </table:table-cell>
          <table:table-cell office:value-type="float" office:value="0.000009169" calcext:value-type="float">
            <text:p>9.169E-06</text:p>
          </table:table-cell>
          <table:table-cell office:value-type="float" office:value="0.1967" calcext:value-type="float">
            <text:p>1.967E-01</text:p>
          </table:table-cell>
          <table:table-cell office:value-type="float" office:value="0.000007434" calcext:value-type="float">
            <text:p>7.434E-06</text:p>
          </table:table-cell>
          <table:table-cell office:value-type="float" office:value="0.1965" calcext:value-type="float">
            <text:p>1.965E-01</text:p>
          </table:table-cell>
          <table:table-cell office:value-type="float" office:value="1.088E+052" calcext:value-type="float">
            <text:p>1.088E+52</text:p>
          </table:table-cell>
          <table:table-cell office:value-type="float" office:value="0.1967" calcext:value-type="float">
            <text:p>1.967E-01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33" calcext:value-type="float">
            <text:p>12.033</text:p>
          </table:table-cell>
          <table:table-cell office:value-type="float" office:value="12.054" calcext:value-type="float">
            <text:p>12.054</text:p>
          </table:table-cell>
          <table:table-cell office:value-type="float" office:value="0.02132" calcext:value-type="float">
            <text:p>2.132E-02</text:p>
          </table:table-cell>
          <table:table-cell office:value-type="float" office:value="0.0452" calcext:value-type="float">
            <text:p>4.520E-02</text:p>
          </table:table-cell>
          <table:table-cell office:value-type="float" office:value="0.574" calcext:value-type="float">
            <text:p>0.574</text:p>
          </table:table-cell>
          <table:table-cell office:value-type="float" office:value="0.99" calcext:value-type="float">
            <text:p>9.900E-01</text:p>
          </table:table-cell>
          <table:table-cell office:value-type="float" office:value="0.000009031" calcext:value-type="float">
            <text:p>9.031E-06</text:p>
          </table:table-cell>
          <table:table-cell office:value-type="float" office:value="0.1937" calcext:value-type="float">
            <text:p>1.937E-01</text:p>
          </table:table-cell>
          <table:table-cell office:value-type="float" office:value="0.000007318" calcext:value-type="float">
            <text:p>7.318E-06</text:p>
          </table:table-cell>
          <table:table-cell office:value-type="float" office:value="0.1934" calcext:value-type="float">
            <text:p>1.934E-01</text:p>
          </table:table-cell>
          <table:table-cell office:value-type="float" office:value="1.072E+052" calcext:value-type="float">
            <text:p>1.072E+52</text:p>
          </table:table-cell>
          <table:table-cell office:value-type="float" office:value="0.1937" calcext:value-type="float">
            <text:p>1.937E-01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028" calcext:value-type="float">
            <text:p>12.028</text:p>
          </table:table-cell>
          <table:table-cell office:value-type="float" office:value="12.033" calcext:value-type="float">
            <text:p>12.033</text:p>
          </table:table-cell>
          <table:table-cell office:value-type="float" office:value="0.004562" calcext:value-type="float">
            <text:p>4.562E-03</text:p>
          </table:table-cell>
          <table:table-cell office:value-type="float" office:value="0.009671" calcext:value-type="float">
            <text:p>9.671E-03</text:p>
          </table:table-cell>
          <table:table-cell office:value-type="float" office:value="0.579" calcext:value-type="float">
            <text:p>0.579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2215" calcext:value-type="float">
            <text:p>2.215E-06</text:p>
          </table:table-cell>
          <table:table-cell office:value-type="float" office:value="0.04751" calcext:value-type="float">
            <text:p>4.751E-02</text:p>
          </table:table-cell>
          <table:table-cell office:value-type="float" office:value="0.000001794" calcext:value-type="float">
            <text:p>1.794E-06</text:p>
          </table:table-cell>
          <table:table-cell office:value-type="float" office:value="0.04743" calcext:value-type="float">
            <text:p>4.743E-02</text:p>
          </table:table-cell>
          <table:table-cell office:value-type="float" office:value="2.629E+051" calcext:value-type="float">
            <text:p>2.629E+51</text:p>
          </table:table-cell>
          <table:table-cell office:value-type="float" office:value="0.04751" calcext:value-type="float">
            <text:p>4.751E-02</text:p>
          </table:table-cell>
          <table:table-cell table:number-columns-repeated="10"/>
        </table:table-row>
        <table:table-row table:style-name="ro1" table:number-rows-repeated="104855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UNEDF0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" calcext:value-type="float">
            <text:p>12.490</text:p>
          </table:table-cell>
          <table:table-cell office:value-type="float" office:value="12.5" calcext:value-type="float">
            <text:p>12.500</text:p>
          </table:table-cell>
          <table:table-cell office:value-type="float" office:value="0.01027" calcext:value-type="float">
            <text:p>1.027E-02</text:p>
          </table:table-cell>
          <table:table-cell office:value-type="float" office:value="0.02177" calcext:value-type="float">
            <text:p>2.177E-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67" calcext:value-type="float">
            <text:p>2.167E-02</text:p>
          </table:table-cell>
          <table:table-cell office:value-type="float" office:value="0.00000000003676" calcext:value-type="float">
            <text:p>3.676E-11</text:p>
          </table:table-cell>
          <table:table-cell office:value-type="float" office:value="0.0000007815" calcext:value-type="float">
            <text:p>7.815E-07</text:p>
          </table:table-cell>
          <table:table-cell office:value-type="float" office:value="0.00000000003006" calcext:value-type="float">
            <text:p>3.006E-11</text:p>
          </table:table-cell>
          <table:table-cell office:value-type="float" office:value="0.0000007875" calcext:value-type="float">
            <text:p>7.875E-07</text:p>
          </table:table-cell>
          <table:table-cell office:value-type="float" office:value="4.364E+046" calcext:value-type="float">
            <text:p>4.364E+46</text:p>
          </table:table-cell>
          <table:table-cell office:value-type="float" office:value="0.0000007815" calcext:value-type="float">
            <text:p>7.815E-07</text:p>
          </table:table-cell>
          <table:table-cell table:number-columns-repeated="2"/>
          <table:table-cell office:value-type="float" office:value="0.00003817" calcext:value-type="float">
            <text:p>3.817E-05</text:p>
          </table:table-cell>
          <table:table-cell office:value-type="float" office:value="0.00002726" calcext:value-type="float">
            <text:p>2.726E-05</text:p>
          </table:table-cell>
          <table:table-cell office:value-type="float" office:value="0.4717" calcext:value-type="float">
            <text:p>4.717E-01</text:p>
          </table:table-cell>
          <table:table-cell office:value-type="float" office:value="0.03774" calcext:value-type="float">
            <text:p>3.774E-02</text:p>
          </table:table-cell>
          <table:table-cell office:value-type="float" office:value="0.00004703" calcext:value-type="float">
            <text:p>4.703E-05</text:p>
          </table:table-cell>
          <table:table-cell office:value-type="float" office:value="0.2322" calcext:value-type="float">
            <text:p>2.322E-01</text:p>
          </table:table-cell>
          <table:table-cell office:value-type="float" office:value="0.5794" calcext:value-type="float">
            <text:p>5.794E-01</text:p>
          </table:table-cell>
          <table:table-cell office:value-type="float" office:value="5.583E+052" calcext:value-type="float">
            <text:p>5.583E+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52" calcext:value-type="float">
            <text:p>12.452</text:p>
          </table:table-cell>
          <table:table-cell office:value-type="float" office:value="12.49" calcext:value-type="float">
            <text:p>12.490</text:p>
          </table:table-cell>
          <table:table-cell office:value-type="float" office:value="0.03794" calcext:value-type="float">
            <text:p>3.794E-02</text:p>
          </table:table-cell>
          <table:table-cell office:value-type="float" office:value="0.08043" calcext:value-type="float">
            <text:p>8.043E-02</text:p>
          </table:table-cell>
          <table:table-cell office:value-type="float" office:value="0.059" calcext:value-type="float">
            <text:p>0.059</text:p>
          </table:table-cell>
          <table:table-cell office:value-type="float" office:value="0.1018" calcext:value-type="float">
            <text:p>1.018E-01</text:p>
          </table:table-cell>
          <table:table-cell office:value-type="float" office:value="0.000000004432" calcext:value-type="float">
            <text:p>4.432E-09</text:p>
          </table:table-cell>
          <table:table-cell office:value-type="float" office:value="0.00009424" calcext:value-type="float">
            <text:p>9.424E-05</text:p>
          </table:table-cell>
          <table:table-cell office:value-type="float" office:value="0.000000003623" calcext:value-type="float">
            <text:p>3.623E-09</text:p>
          </table:table-cell>
          <table:table-cell office:value-type="float" office:value="0.00009493" calcext:value-type="float">
            <text:p>9.493E-05</text:p>
          </table:table-cell>
          <table:table-cell office:value-type="float" office:value="5.262E+048" calcext:value-type="float">
            <text:p>5.262E+48</text:p>
          </table:table-cell>
          <table:table-cell office:value-type="float" office:value="0.00009424" calcext:value-type="float">
            <text:p>9.424E-0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51" calcext:value-type="float">
            <text:p>12.451</text:p>
          </table:table-cell>
          <table:table-cell office:value-type="float" office:value="12.452" calcext:value-type="float">
            <text:p>12.452</text:p>
          </table:table-cell>
          <table:table-cell office:value-type="float" office:value="0.0007507" calcext:value-type="float">
            <text:p>7.507E-04</text:p>
          </table:table-cell>
          <table:table-cell office:value-type="float" office:value="0.001591" calcext:value-type="float">
            <text:p>1.591E-03</text:p>
          </table:table-cell>
          <table:table-cell office:value-type="float" office:value="0.06" calcext:value-type="float">
            <text:p>0.060</text:p>
          </table:table-cell>
          <table:table-cell office:value-type="float" office:value="0.1034" calcext:value-type="float">
            <text:p>1.034E-01</text:p>
          </table:table-cell>
          <table:table-cell office:value-type="float" office:value="0.0000000002421" calcext:value-type="float">
            <text:p>2.421E-10</text:p>
          </table:table-cell>
          <table:table-cell office:value-type="float" office:value="0.000005149" calcext:value-type="float">
            <text:p>5.149E-06</text:p>
          </table:table-cell>
          <table:table-cell office:value-type="float" office:value="0.0000000001979" calcext:value-type="float">
            <text:p>1.979E-10</text:p>
          </table:table-cell>
          <table:table-cell office:value-type="float" office:value="0.000005185" calcext:value-type="float">
            <text:p>5.185E-06</text:p>
          </table:table-cell>
          <table:table-cell office:value-type="float" office:value="2.875E+047" calcext:value-type="float">
            <text:p>2.875E+47</text:p>
          </table:table-cell>
          <table:table-cell office:value-type="float" office:value="0.000005149" calcext:value-type="float">
            <text:p>5.149E-0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412" calcext:value-type="float">
            <text:p>12.412</text:p>
          </table:table-cell>
          <table:table-cell office:value-type="float" office:value="12.451" calcext:value-type="float">
            <text:p>12.451</text:p>
          </table:table-cell>
          <table:table-cell office:value-type="float" office:value="0.03854" calcext:value-type="float">
            <text:p>3.854E-02</text:p>
          </table:table-cell>
          <table:table-cell office:value-type="float" office:value="0.08171" calcext:value-type="float">
            <text:p>8.171E-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849" calcext:value-type="float">
            <text:p>1.849E-01</text:p>
          </table:table-cell>
          <table:table-cell office:value-type="float" office:value="0.00000003315" calcext:value-type="float">
            <text:p>3.315E-08</text:p>
          </table:table-cell>
          <table:table-cell office:value-type="float" office:value="0.0007049" calcext:value-type="float">
            <text:p>7.049E-04</text:p>
          </table:table-cell>
          <table:table-cell office:value-type="float" office:value="0.00000002708" calcext:value-type="float">
            <text:p>2.708E-08</text:p>
          </table:table-cell>
          <table:table-cell office:value-type="float" office:value="0.0007096" calcext:value-type="float">
            <text:p>7.096E-04</text:p>
          </table:table-cell>
          <table:table-cell office:value-type="float" office:value="3.936E+049" calcext:value-type="float">
            <text:p>3.936E+49</text:p>
          </table:table-cell>
          <table:table-cell office:value-type="float" office:value="0.0007049" calcext:value-type="float">
            <text:p>7.049E-0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409" calcext:value-type="float">
            <text:p>12.409</text:p>
          </table:table-cell>
          <table:table-cell office:value-type="float" office:value="12.412" calcext:value-type="float">
            <text:p>12.412</text:p>
          </table:table-cell>
          <table:table-cell office:value-type="float" office:value="0.003452" calcext:value-type="float">
            <text:p>3.452E-03</text:p>
          </table:table-cell>
          <table:table-cell office:value-type="float" office:value="0.007318" calcext:value-type="float">
            <text:p>7.318E-0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923" calcext:value-type="float">
            <text:p>1.923E-01</text:p>
          </table:table-cell>
          <table:table-cell office:value-type="float" office:value="0.000000005977" calcext:value-type="float">
            <text:p>5.977E-09</text:p>
          </table:table-cell>
          <table:table-cell office:value-type="float" office:value="0.0001271" calcext:value-type="float">
            <text:p>1.271E-04</text:p>
          </table:table-cell>
          <table:table-cell office:value-type="float" office:value="0.000000004881" calcext:value-type="float">
            <text:p>4.881E-09</text:p>
          </table:table-cell>
          <table:table-cell office:value-type="float" office:value="0.0001279" calcext:value-type="float">
            <text:p>1.279E-04</text:p>
          </table:table-cell>
          <table:table-cell office:value-type="float" office:value="7.096E+048" calcext:value-type="float">
            <text:p>7.096E+48</text:p>
          </table:table-cell>
          <table:table-cell office:value-type="float" office:value="0.0001271" calcext:value-type="float">
            <text:p>1.271E-0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385" calcext:value-type="float">
            <text:p>12.385</text:p>
          </table:table-cell>
          <table:table-cell office:value-type="float" office:value="12.409" calcext:value-type="float">
            <text:p>12.409</text:p>
          </table:table-cell>
          <table:table-cell office:value-type="float" office:value="0.02389" calcext:value-type="float">
            <text:p>2.389E-02</text:p>
          </table:table-cell>
          <table:table-cell office:value-type="float" office:value="0.05064" calcext:value-type="float">
            <text:p>5.064E-02</text:p>
          </table:table-cell>
          <table:table-cell office:value-type="float" office:value="0.141" calcext:value-type="float">
            <text:p>0.141</text:p>
          </table:table-cell>
          <table:table-cell office:value-type="float" office:value="0.2428" calcext:value-type="float">
            <text:p>2.428E-01</text:p>
          </table:table-cell>
          <table:table-cell office:value-type="float" office:value="0.00000006443" calcext:value-type="float">
            <text:p>6.443E-08</text:p>
          </table:table-cell>
          <table:table-cell office:value-type="float" office:value="0.00137" calcext:value-type="float">
            <text:p>1.370E-03</text:p>
          </table:table-cell>
          <table:table-cell office:value-type="float" office:value="0.0000000526" calcext:value-type="float">
            <text:p>5.260E-08</text:p>
          </table:table-cell>
          <table:table-cell office:value-type="float" office:value="0.001378" calcext:value-type="float">
            <text:p>1.378E-03</text:p>
          </table:table-cell>
          <table:table-cell office:value-type="float" office:value="7.649E+049" calcext:value-type="float">
            <text:p>7.649E+49</text:p>
          </table:table-cell>
          <table:table-cell office:value-type="float" office:value="0.00137" calcext:value-type="float">
            <text:p>1.370E-0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326" calcext:value-type="float">
            <text:p>12.326</text:p>
          </table:table-cell>
          <table:table-cell office:value-type="float" office:value="12.385" calcext:value-type="float">
            <text:p>12.385</text:p>
          </table:table-cell>
          <table:table-cell office:value-type="float" office:value="0.05945" calcext:value-type="float">
            <text:p>5.945E-02</text:p>
          </table:table-cell>
          <table:table-cell office:value-type="float" office:value="0.126" calcext:value-type="float">
            <text:p>1.260E-01</text:p>
          </table:table-cell>
          <table:table-cell office:value-type="float" office:value="0.214" calcext:value-type="float">
            <text:p>0.214</text:p>
          </table:table-cell>
          <table:table-cell office:value-type="float" office:value="0.3687" calcext:value-type="float">
            <text:p>3.687E-01</text:p>
          </table:table-cell>
          <table:table-cell office:value-type="float" office:value="0.0000004691" calcext:value-type="float">
            <text:p>4.691E-07</text:p>
          </table:table-cell>
          <table:table-cell office:value-type="float" office:value="0.009974" calcext:value-type="float">
            <text:p>9.974E-03</text:p>
          </table:table-cell>
          <table:table-cell office:value-type="float" office:value="0.0000003826" calcext:value-type="float">
            <text:p>3.826E-07</text:p>
          </table:table-cell>
          <table:table-cell office:value-type="float" office:value="0.01002" calcext:value-type="float">
            <text:p>1.002E-02</text:p>
          </table:table-cell>
          <table:table-cell office:value-type="float" office:value="5.569E+050" calcext:value-type="float">
            <text:p>5.569E+50</text:p>
          </table:table-cell>
          <table:table-cell office:value-type="float" office:value="0.009974" calcext:value-type="float">
            <text:p>9.974E-0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7" calcext:value-type="float">
            <text:p>12.270</text:p>
          </table:table-cell>
          <table:table-cell office:value-type="float" office:value="12.325" calcext:value-type="float">
            <text:p>12.325</text:p>
          </table:table-cell>
          <table:table-cell office:value-type="float" office:value="0.05507" calcext:value-type="float">
            <text:p>5.507E-02</text:p>
          </table:table-cell>
          <table:table-cell office:value-type="float" office:value="0.1168" calcext:value-type="float">
            <text:p>1.168E-01</text:p>
          </table:table-cell>
          <table:table-cell office:value-type="float" office:value="0.281" calcext:value-type="float">
            <text:p>0.281</text:p>
          </table:table-cell>
          <table:table-cell office:value-type="float" office:value="0.4855" calcext:value-type="float">
            <text:p>4.855E-01</text:p>
          </table:table-cell>
          <table:table-cell office:value-type="float" office:value="0.000001224" calcext:value-type="float">
            <text:p>1.224E-06</text:p>
          </table:table-cell>
          <table:table-cell office:value-type="float" office:value="0.02602" calcext:value-type="float">
            <text:p>2.602E-02</text:p>
          </table:table-cell>
          <table:table-cell office:value-type="float" office:value="0.000000997" calcext:value-type="float">
            <text:p>9.970E-07</text:p>
          </table:table-cell>
          <table:table-cell office:value-type="float" office:value="0.02612" calcext:value-type="float">
            <text:p>2.612E-02</text:p>
          </table:table-cell>
          <table:table-cell office:value-type="float" office:value="1.453E+051" calcext:value-type="float">
            <text:p>1.453E+51</text:p>
          </table:table-cell>
          <table:table-cell office:value-type="float" office:value="0.02602" calcext:value-type="float">
            <text:p>2.602E-0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238" calcext:value-type="float">
            <text:p>12.238</text:p>
          </table:table-cell>
          <table:table-cell office:value-type="float" office:value="12.27" calcext:value-type="float">
            <text:p>12.270</text:p>
          </table:table-cell>
          <table:table-cell office:value-type="float" office:value="0.03243" calcext:value-type="float">
            <text:p>3.243E-02</text:p>
          </table:table-cell>
          <table:table-cell office:value-type="float" office:value="0.06875" calcext:value-type="float">
            <text:p>6.875E-02</text:p>
          </table:table-cell>
          <table:table-cell office:value-type="float" office:value="0.321" calcext:value-type="float">
            <text:p>0.321</text:p>
          </table:table-cell>
          <table:table-cell office:value-type="float" office:value="0.5545" calcext:value-type="float">
            <text:p>5.545E-01</text:p>
          </table:table-cell>
          <table:table-cell office:value-type="float" office:value="0.000001371" calcext:value-type="float">
            <text:p>1.371E-06</text:p>
          </table:table-cell>
          <table:table-cell office:value-type="float" office:value="0.02915" calcext:value-type="float">
            <text:p>2.915E-02</text:p>
          </table:table-cell>
          <table:table-cell office:value-type="float" office:value="0.000001116" calcext:value-type="float">
            <text:p>1.116E-06</text:p>
          </table:table-cell>
          <table:table-cell office:value-type="float" office:value="0.02924" calcext:value-type="float">
            <text:p>2.924E-02</text:p>
          </table:table-cell>
          <table:table-cell office:value-type="float" office:value="1.628E+051" calcext:value-type="float">
            <text:p>1.628E+51</text:p>
          </table:table-cell>
          <table:table-cell office:value-type="float" office:value="0.02915" calcext:value-type="float">
            <text:p>2.915E-0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219" calcext:value-type="float">
            <text:p>12.219</text:p>
          </table:table-cell>
          <table:table-cell office:value-type="float" office:value="12.238" calcext:value-type="float">
            <text:p>12.238</text:p>
          </table:table-cell>
          <table:table-cell office:value-type="float" office:value="0.01898" calcext:value-type="float">
            <text:p>1.898E-02</text:p>
          </table:table-cell>
          <table:table-cell office:value-type="float" office:value="0.04025" calcext:value-type="float">
            <text:p>4.025E-02</text:p>
          </table:table-cell>
          <table:table-cell office:value-type="float" office:value="0.345" calcext:value-type="float">
            <text:p>0.345</text:p>
          </table:table-cell>
          <table:table-cell office:value-type="float" office:value="0.5949" calcext:value-type="float">
            <text:p>5.949E-01</text:p>
          </table:table-cell>
          <table:table-cell office:value-type="float" office:value="0.000001123" calcext:value-type="float">
            <text:p>1.123E-06</text:p>
          </table:table-cell>
          <table:table-cell office:value-type="float" office:value="0.02388" calcext:value-type="float">
            <text:p>2.388E-02</text:p>
          </table:table-cell>
          <table:table-cell office:value-type="float" office:value="0.0000009136" calcext:value-type="float">
            <text:p>9.136E-07</text:p>
          </table:table-cell>
          <table:table-cell office:value-type="float" office:value="0.02394" calcext:value-type="float">
            <text:p>2.394E-02</text:p>
          </table:table-cell>
          <table:table-cell office:value-type="float" office:value="1.333E+051" calcext:value-type="float">
            <text:p>1.333E+51</text:p>
          </table:table-cell>
          <table:table-cell office:value-type="float" office:value="0.02388" calcext:value-type="float">
            <text:p>2.388E-02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78" calcext:value-type="float">
            <text:p>12.178</text:p>
          </table:table-cell>
          <table:table-cell office:value-type="float" office:value="12.219" calcext:value-type="float">
            <text:p>12.219</text:p>
          </table:table-cell>
          <table:table-cell office:value-type="float" office:value="0.04087" calcext:value-type="float">
            <text:p>4.087E-02</text:p>
          </table:table-cell>
          <table:table-cell office:value-type="float" office:value="0.08665" calcext:value-type="float">
            <text:p>8.665E-02</text:p>
          </table:table-cell>
          <table:table-cell office:value-type="float" office:value="0.395" calcext:value-type="float">
            <text:p>0.395</text:p>
          </table:table-cell>
          <table:table-cell office:value-type="float" office:value="0.6819" calcext:value-type="float">
            <text:p>6.819E-01</text:p>
          </table:table-cell>
          <table:table-cell office:value-type="float" office:value="0.000003527" calcext:value-type="float">
            <text:p>3.527E-06</text:p>
          </table:table-cell>
          <table:table-cell office:value-type="float" office:value="0.075" calcext:value-type="float">
            <text:p>7.500E-02</text:p>
          </table:table-cell>
          <table:table-cell office:value-type="float" office:value="0.000002868" calcext:value-type="float">
            <text:p>2.868E-06</text:p>
          </table:table-cell>
          <table:table-cell office:value-type="float" office:value="0.07513" calcext:value-type="float">
            <text:p>7.513E-02</text:p>
          </table:table-cell>
          <table:table-cell office:value-type="float" office:value="4.187E+051" calcext:value-type="float">
            <text:p>4.187E+51</text:p>
          </table:table-cell>
          <table:table-cell office:value-type="float" office:value="0.075" calcext:value-type="float">
            <text:p>7.500E-02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157" calcext:value-type="float">
            <text:p>12.157</text:p>
          </table:table-cell>
          <table:table-cell office:value-type="float" office:value="12.178" calcext:value-type="float">
            <text:p>12.178</text:p>
          </table:table-cell>
          <table:table-cell office:value-type="float" office:value="0.02096" calcext:value-type="float">
            <text:p>2.096E-02</text:p>
          </table:table-cell>
          <table:table-cell office:value-type="float" office:value="0.04443" calcext:value-type="float">
            <text:p>4.443E-02</text:p>
          </table:table-cell>
          <table:table-cell office:value-type="float" office:value="0.421" calcext:value-type="float">
            <text:p>0.421</text:p>
          </table:table-cell>
          <table:table-cell office:value-type="float" office:value="0.7266" calcext:value-type="float">
            <text:p>7.266E-01</text:p>
          </table:table-cell>
          <table:table-cell office:value-type="float" office:value="0.000002563" calcext:value-type="float">
            <text:p>2.563E-06</text:p>
          </table:table-cell>
          <table:table-cell office:value-type="float" office:value="0.05449" calcext:value-type="float">
            <text:p>5.449E-02</text:p>
          </table:table-cell>
          <table:table-cell office:value-type="float" office:value="0.000002082" calcext:value-type="float">
            <text:p>2.082E-06</text:p>
          </table:table-cell>
          <table:table-cell office:value-type="float" office:value="0.05456" calcext:value-type="float">
            <text:p>5.456E-02</text:p>
          </table:table-cell>
          <table:table-cell office:value-type="float" office:value="3.042E+051" calcext:value-type="float">
            <text:p>3.042E+51</text:p>
          </table:table-cell>
          <table:table-cell office:value-type="float" office:value="0.05449" calcext:value-type="float">
            <text:p>5.449E-0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148" calcext:value-type="float">
            <text:p>12.148</text:p>
          </table:table-cell>
          <table:table-cell office:value-type="float" office:value="12.157" calcext:value-type="float">
            <text:p>12.157</text:p>
          </table:table-cell>
          <table:table-cell office:value-type="float" office:value="0.008927" calcext:value-type="float">
            <text:p>8.927E-03</text:p>
          </table:table-cell>
          <table:table-cell office:value-type="float" office:value="0.01892" calcext:value-type="float">
            <text:p>1.892E-02</text:p>
          </table:table-cell>
          <table:table-cell office:value-type="float" office:value="0.432" calcext:value-type="float">
            <text:p>0.432</text:p>
          </table:table-cell>
          <table:table-cell office:value-type="float" office:value="0.7458" calcext:value-type="float">
            <text:p>7.458E-01</text:p>
          </table:table-cell>
          <table:table-cell office:value-type="float" office:value="0.000001273" calcext:value-type="float">
            <text:p>1.273E-06</text:p>
          </table:table-cell>
          <table:table-cell office:value-type="float" office:value="0.02707" calcext:value-type="float">
            <text:p>2.707E-02</text:p>
          </table:table-cell>
          <table:table-cell office:value-type="float" office:value="0.000001034" calcext:value-type="float">
            <text:p>1.034E-06</text:p>
          </table:table-cell>
          <table:table-cell office:value-type="float" office:value="0.0271" calcext:value-type="float">
            <text:p>2.710E-02</text:p>
          </table:table-cell>
          <table:table-cell office:value-type="float" office:value="1.512E+051" calcext:value-type="float">
            <text:p>1.512E+51</text:p>
          </table:table-cell>
          <table:table-cell office:value-type="float" office:value="0.02707" calcext:value-type="float">
            <text:p>2.707E-02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137" calcext:value-type="float">
            <text:p>12.137</text:p>
          </table:table-cell>
          <table:table-cell office:value-type="float" office:value="12.148" calcext:value-type="float">
            <text:p>12.148</text:p>
          </table:table-cell>
          <table:table-cell office:value-type="float" office:value="0.01048" calcext:value-type="float">
            <text:p>1.048E-02</text:p>
          </table:table-cell>
          <table:table-cell office:value-type="float" office:value="0.02223" calcext:value-type="float">
            <text:p>2.223E-02</text:p>
          </table:table-cell>
          <table:table-cell office:value-type="float" office:value="0.445" calcext:value-type="float">
            <text:p>0.445</text:p>
          </table:table-cell>
          <table:table-cell office:value-type="float" office:value="0.7684" calcext:value-type="float">
            <text:p>7.684E-01</text:p>
          </table:table-cell>
          <table:table-cell office:value-type="float" office:value="0.000001678" calcext:value-type="float">
            <text:p>1.678E-06</text:p>
          </table:table-cell>
          <table:table-cell office:value-type="float" office:value="0.03569" calcext:value-type="float">
            <text:p>3.569E-02</text:p>
          </table:table-cell>
          <table:table-cell office:value-type="float" office:value="0.000001363" calcext:value-type="float">
            <text:p>1.363E-06</text:p>
          </table:table-cell>
          <table:table-cell office:value-type="float" office:value="0.03571" calcext:value-type="float">
            <text:p>3.571E-02</text:p>
          </table:table-cell>
          <table:table-cell office:value-type="float" office:value="1.992E+051" calcext:value-type="float">
            <text:p>1.992E+51</text:p>
          </table:table-cell>
          <table:table-cell office:value-type="float" office:value="0.03569" calcext:value-type="float">
            <text:p>3.569E-02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134" calcext:value-type="float">
            <text:p>12.134</text:p>
          </table:table-cell>
          <table:table-cell office:value-type="float" office:value="12.137" calcext:value-type="float">
            <text:p>12.137</text:p>
          </table:table-cell>
          <table:table-cell office:value-type="float" office:value="0.002751" calcext:value-type="float">
            <text:p>2.751E-03</text:p>
          </table:table-cell>
          <table:table-cell office:value-type="float" office:value="0.005832" calcext:value-type="float">
            <text:p>5.832E-03</text:p>
          </table:table-cell>
          <table:table-cell office:value-type="float" office:value="0.449" calcext:value-type="float">
            <text:p>0.449</text:p>
          </table:table-cell>
          <table:table-cell office:value-type="float" office:value="0.7745" calcext:value-type="float">
            <text:p>7.745E-01</text:p>
          </table:table-cell>
          <table:table-cell office:value-type="float" office:value="0.0000004711" calcext:value-type="float">
            <text:p>4.711E-07</text:p>
          </table:table-cell>
          <table:table-cell office:value-type="float" office:value="0.01002" calcext:value-type="float">
            <text:p>1.002E-02</text:p>
          </table:table-cell>
          <table:table-cell office:value-type="float" office:value="0.0000003825" calcext:value-type="float">
            <text:p>3.825E-07</text:p>
          </table:table-cell>
          <table:table-cell office:value-type="float" office:value="0.01002" calcext:value-type="float">
            <text:p>1.002E-02</text:p>
          </table:table-cell>
          <table:table-cell office:value-type="float" office:value="5.592E+050" calcext:value-type="float">
            <text:p>5.592E+50</text:p>
          </table:table-cell>
          <table:table-cell office:value-type="float" office:value="0.01002" calcext:value-type="float">
            <text:p>1.002E-0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113" calcext:value-type="float">
            <text:p>12.113</text:p>
          </table:table-cell>
          <table:table-cell office:value-type="float" office:value="12.134" calcext:value-type="float">
            <text:p>12.134</text:p>
          </table:table-cell>
          <table:table-cell office:value-type="float" office:value="0.02083" calcext:value-type="float">
            <text:p>2.083E-02</text:p>
          </table:table-cell>
          <table:table-cell office:value-type="float" office:value="0.04415" calcext:value-type="float">
            <text:p>4.415E-02</text:p>
          </table:table-cell>
          <table:table-cell office:value-type="float" office:value="0.475" calcext:value-type="float">
            <text:p>0.475</text:p>
          </table:table-cell>
          <table:table-cell office:value-type="float" office:value="0.819" calcext:value-type="float">
            <text:p>8.190E-01</text:p>
          </table:table-cell>
          <table:table-cell office:value-type="float" office:value="0.000004083" calcext:value-type="float">
            <text:p>4.083E-06</text:p>
          </table:table-cell>
          <table:table-cell office:value-type="float" office:value="0.08681" calcext:value-type="float">
            <text:p>8.681E-02</text:p>
          </table:table-cell>
          <table:table-cell office:value-type="float" office:value="0.000003314" calcext:value-type="float">
            <text:p>3.314E-06</text:p>
          </table:table-cell>
          <table:table-cell office:value-type="float" office:value="0.08684" calcext:value-type="float">
            <text:p>8.684E-02</text:p>
          </table:table-cell>
          <table:table-cell office:value-type="float" office:value="4.847E+051" calcext:value-type="float">
            <text:p>4.847E+51</text:p>
          </table:table-cell>
          <table:table-cell office:value-type="float" office:value="0.08681" calcext:value-type="float">
            <text:p>8.681E-02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092" calcext:value-type="float">
            <text:p>12.092</text:p>
          </table:table-cell>
          <table:table-cell office:value-type="float" office:value="12.113" calcext:value-type="float">
            <text:p>12.113</text:p>
          </table:table-cell>
          <table:table-cell office:value-type="float" office:value="0.02151" calcext:value-type="float">
            <text:p>2.151E-02</text:p>
          </table:table-cell>
          <table:table-cell office:value-type="float" office:value="0.04559" calcext:value-type="float">
            <text:p>4.559E-02</text:p>
          </table:table-cell>
          <table:table-cell office:value-type="float" office:value="0.501" calcext:value-type="float">
            <text:p>0.501</text:p>
          </table:table-cell>
          <table:table-cell office:value-type="float" office:value="0.865" calcext:value-type="float">
            <text:p>8.650E-01</text:p>
          </table:table-cell>
          <table:table-cell office:value-type="float" office:value="0.000005249" calcext:value-type="float">
            <text:p>5.249E-06</text:p>
          </table:table-cell>
          <table:table-cell office:value-type="float" office:value="0.1116" calcext:value-type="float">
            <text:p>1.116E-01</text:p>
          </table:table-cell>
          <table:table-cell office:value-type="float" office:value="0.000004259" calcext:value-type="float">
            <text:p>4.259E-06</text:p>
          </table:table-cell>
          <table:table-cell office:value-type="float" office:value="0.1116" calcext:value-type="float">
            <text:p>1.116E-01</text:p>
          </table:table-cell>
          <table:table-cell office:value-type="float" office:value="6.231E+051" calcext:value-type="float">
            <text:p>6.231E+51</text:p>
          </table:table-cell>
          <table:table-cell office:value-type="float" office:value="0.1116" calcext:value-type="float">
            <text:p>1.116E-0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066" calcext:value-type="float">
            <text:p>12.066</text:p>
          </table:table-cell>
          <table:table-cell office:value-type="float" office:value="12.092" calcext:value-type="float">
            <text:p>12.092</text:p>
          </table:table-cell>
          <table:table-cell office:value-type="float" office:value="0.02546" calcext:value-type="float">
            <text:p>2.546E-02</text:p>
          </table:table-cell>
          <table:table-cell office:value-type="float" office:value="0.05397" calcext:value-type="float">
            <text:p>5.397E-02</text:p>
          </table:table-cell>
          <table:table-cell office:value-type="float" office:value="0.533" calcext:value-type="float">
            <text:p>0.533</text:p>
          </table:table-cell>
          <table:table-cell office:value-type="float" office:value="0.9194" calcext:value-type="float">
            <text:p>9.194E-01</text:p>
          </table:table-cell>
          <table:table-cell office:value-type="float" office:value="0.000007832" calcext:value-type="float">
            <text:p>7.832E-06</text:p>
          </table:table-cell>
          <table:table-cell office:value-type="float" office:value="0.1665" calcext:value-type="float">
            <text:p>1.665E-01</text:p>
          </table:table-cell>
          <table:table-cell office:value-type="float" office:value="0.000006352" calcext:value-type="float">
            <text:p>6.352E-06</text:p>
          </table:table-cell>
          <table:table-cell office:value-type="float" office:value="0.1664" calcext:value-type="float">
            <text:p>1.664E-01</text:p>
          </table:table-cell>
          <table:table-cell office:value-type="float" office:value="9.299E+051" calcext:value-type="float">
            <text:p>9.299E+51</text:p>
          </table:table-cell>
          <table:table-cell office:value-type="float" office:value="0.1665" calcext:value-type="float">
            <text:p>1.665E-01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043" calcext:value-type="float">
            <text:p>12.043</text:p>
          </table:table-cell>
          <table:table-cell office:value-type="float" office:value="12.066" calcext:value-type="float">
            <text:p>12.066</text:p>
          </table:table-cell>
          <table:table-cell office:value-type="float" office:value="0.02326" calcext:value-type="float">
            <text:p>2.326E-02</text:p>
          </table:table-cell>
          <table:table-cell office:value-type="float" office:value="0.04932" calcext:value-type="float">
            <text:p>4.932E-02</text:p>
          </table:table-cell>
          <table:table-cell office:value-type="float" office:value="0.562" calcext:value-type="float">
            <text:p>0.562</text:p>
          </table:table-cell>
          <table:table-cell office:value-type="float" office:value="0.9692" calcext:value-type="float">
            <text:p>9.692E-01</text:p>
          </table:table-cell>
          <table:table-cell office:value-type="float" office:value="0.000009001" calcext:value-type="float">
            <text:p>9.001E-06</text:p>
          </table:table-cell>
          <table:table-cell office:value-type="float" office:value="0.1914" calcext:value-type="float">
            <text:p>1.914E-01</text:p>
          </table:table-cell>
          <table:table-cell office:value-type="float" office:value="0.000007296" calcext:value-type="float">
            <text:p>7.296E-06</text:p>
          </table:table-cell>
          <table:table-cell office:value-type="float" office:value="0.1912" calcext:value-type="float">
            <text:p>1.912E-01</text:p>
          </table:table-cell>
          <table:table-cell office:value-type="float" office:value="1.069E+052" calcext:value-type="float">
            <text:p>1.069E+52</text:p>
          </table:table-cell>
          <table:table-cell office:value-type="float" office:value="0.1914" calcext:value-type="float">
            <text:p>1.914E-01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038" calcext:value-type="float">
            <text:p>12.038</text:p>
          </table:table-cell>
          <table:table-cell office:value-type="float" office:value="12.043" calcext:value-type="float">
            <text:p>12.043</text:p>
          </table:table-cell>
          <table:table-cell office:value-type="float" office:value="0.005066" calcext:value-type="float">
            <text:p>5.066E-03</text:p>
          </table:table-cell>
          <table:table-cell office:value-type="float" office:value="0.01074" calcext:value-type="float">
            <text:p>1.074E-02</text:p>
          </table:table-cell>
          <table:table-cell office:value-type="float" office:value="0.568" calcext:value-type="float">
            <text:p>0.568</text:p>
          </table:table-cell>
          <table:table-cell office:value-type="float" office:value="0.9803" calcext:value-type="float">
            <text:p>9.803E-01</text:p>
          </table:table-cell>
          <table:table-cell office:value-type="float" office:value="0.000002249" calcext:value-type="float">
            <text:p>2.249E-06</text:p>
          </table:table-cell>
          <table:table-cell office:value-type="float" office:value="0.04783" calcext:value-type="float">
            <text:p>4.783E-02</text:p>
          </table:table-cell>
          <table:table-cell office:value-type="float" office:value="0.000001823" calcext:value-type="float">
            <text:p>1.823E-06</text:p>
          </table:table-cell>
          <table:table-cell office:value-type="float" office:value="0.04776" calcext:value-type="float">
            <text:p>4.776E-02</text:p>
          </table:table-cell>
          <table:table-cell office:value-type="float" office:value="2.67E+051" calcext:value-type="float">
            <text:p>2.670E+51</text:p>
          </table:table-cell>
          <table:table-cell office:value-type="float" office:value="0.04783" calcext:value-type="float">
            <text:p>4.783E-02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036" calcext:value-type="float">
            <text:p>12.036</text:p>
          </table:table-cell>
          <table:table-cell office:value-type="float" office:value="12.037" calcext:value-type="float">
            <text:p>12.037</text:p>
          </table:table-cell>
          <table:table-cell office:value-type="float" office:value="0.001306" calcext:value-type="float">
            <text:p>1.306E-03</text:p>
          </table:table-cell>
          <table:table-cell office:value-type="float" office:value="0.002769" calcext:value-type="float">
            <text:p>2.769E-03</text:p>
          </table:table-cell>
          <table:table-cell office:value-type="float" office:value="0.57" calcext:value-type="float">
            <text:p>0.570</text:p>
          </table:table-cell>
          <table:table-cell office:value-type="float" office:value="0.9834" calcext:value-type="float">
            <text:p>9.834E-01</text:p>
          </table:table-cell>
          <table:table-cell office:value-type="float" office:value="0.0000006129" calcext:value-type="float">
            <text:p>6.129E-07</text:p>
          </table:table-cell>
          <table:table-cell office:value-type="float" office:value="0.01303" calcext:value-type="float">
            <text:p>1.303E-02</text:p>
          </table:table-cell>
          <table:table-cell office:value-type="float" office:value="0.0000004966" calcext:value-type="float">
            <text:p>4.966E-07</text:p>
          </table:table-cell>
          <table:table-cell office:value-type="float" office:value="0.01301" calcext:value-type="float">
            <text:p>1.301E-02</text:p>
          </table:table-cell>
          <table:table-cell office:value-type="float" office:value="7.277E+050" calcext:value-type="float">
            <text:p>7.277E+50</text:p>
          </table:table-cell>
          <table:table-cell office:value-type="float" office:value="0.01303" calcext:value-type="float">
            <text:p>1.303E-02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029" calcext:value-type="float">
            <text:p>12.029</text:p>
          </table:table-cell>
          <table:table-cell office:value-type="float" office:value="12.036" calcext:value-type="float">
            <text:p>12.036</text:p>
          </table:table-cell>
          <table:table-cell office:value-type="float" office:value="0.006639" calcext:value-type="float">
            <text:p>6.639E-03</text:p>
          </table:table-cell>
          <table:table-cell office:value-type="float" office:value="0.01407" calcext:value-type="float">
            <text:p>1.407E-02</text:p>
          </table:table-cell>
          <table:table-cell office:value-type="float" office:value="0.578" calcext:value-type="float">
            <text:p>0.578</text:p>
          </table:table-cell>
          <table:table-cell office:value-type="float" office:value="0.9978" calcext:value-type="float">
            <text:p>9.978E-01</text:p>
          </table:table-cell>
          <table:table-cell office:value-type="float" office:value="0.000003273" calcext:value-type="float">
            <text:p>3.273E-06</text:p>
          </table:table-cell>
          <table:table-cell office:value-type="float" office:value="0.06959" calcext:value-type="float">
            <text:p>6.959E-02</text:p>
          </table:table-cell>
          <table:table-cell office:value-type="float" office:value="0.000002652" calcext:value-type="float">
            <text:p>2.652E-06</text:p>
          </table:table-cell>
          <table:table-cell office:value-type="float" office:value="0.06947" calcext:value-type="float">
            <text:p>6.947E-02</text:p>
          </table:table-cell>
          <table:table-cell office:value-type="float" office:value="3.885E+051" calcext:value-type="float">
            <text:p>3.885E+51</text:p>
          </table:table-cell>
          <table:table-cell office:value-type="float" office:value="0.06959" calcext:value-type="float">
            <text:p>6.959E-02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028" calcext:value-type="float">
            <text:p>12.028</text:p>
          </table:table-cell>
          <table:table-cell office:value-type="float" office:value="12.029" calcext:value-type="float">
            <text:p>12.029</text:p>
          </table:table-cell>
          <table:table-cell office:value-type="float" office:value="0.0008941" calcext:value-type="float">
            <text:p>8.941E-04</text:p>
          </table:table-cell>
          <table:table-cell office:value-type="float" office:value="0.001896" calcext:value-type="float">
            <text:p>1.896E-03</text:p>
          </table:table-cell>
          <table:table-cell office:value-type="float" office:value="0.579" calcext:value-type="float">
            <text:p>0.579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04693" calcext:value-type="float">
            <text:p>4.693E-07</text:p>
          </table:table-cell>
          <table:table-cell office:value-type="float" office:value="0.009978" calcext:value-type="float">
            <text:p>9.978E-03</text:p>
          </table:table-cell>
          <table:table-cell office:value-type="float" office:value="0.0000003802" calcext:value-type="float">
            <text:p>3.802E-07</text:p>
          </table:table-cell>
          <table:table-cell office:value-type="float" office:value="0.00996" calcext:value-type="float">
            <text:p>9.960E-03</text:p>
          </table:table-cell>
          <table:table-cell office:value-type="float" office:value="5.571E+050" calcext:value-type="float">
            <text:p>5.571E+50</text:p>
          </table:table-cell>
          <table:table-cell office:value-type="float" office:value="0.009978" calcext:value-type="float">
            <text:p>9.978E-03</text:p>
          </table:table-cell>
          <table:table-cell table:number-columns-repeated="10"/>
        </table:table-row>
        <table:table-row table:style-name="ro1" table:number-rows-repeated="1048551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1">
      <number:scientific-number number:decimal-places="4" number:min-decimal-places="4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02:22:17.181388363</meta:creation-date>
    <meta:generator>LibreOffice/7.3.7.2$Linux_X86_64 LibreOffice_project/30$Build-2</meta:generator>
    <dc:date>2023-10-24T22:04:36.364210294</dc:date>
    <meta:editing-duration>PT27M48S</meta:editing-duration>
    <meta:editing-cycles>5</meta:editing-cycles>
    <meta:document-statistic meta:table-count="9" meta:cell-count="2198" meta:object-count="0"/>
  </office:meta>
</office:document-meta>
</file>